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08cm" style:rel-column-width="9345*"/>
    </style:style>
    <style:style style:name="Table1.B" style:family="table-column">
      <style:table-column-properties style:column-width="3.905cm" style:rel-column-width="14550*"/>
    </style:style>
    <style:style style:name="Table1.C" style:family="table-column">
      <style:table-column-properties style:column-width="4.477cm" style:rel-column-width="16679*"/>
    </style:style>
    <style:style style:name="Table1.D" style:family="table-column">
      <style:table-column-properties style:column-width="6.699cm" style:rel-column-width="2496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395cm" style:rel-column-width="8924*"/>
    </style:style>
    <style:style style:name="Table2.B" style:family="table-column">
      <style:table-column-properties style:column-width="4.304cm" style:rel-column-width="16035*"/>
    </style:style>
    <style:style style:name="Table2.C" style:family="table-column">
      <style:table-column-properties style:column-width="3.791cm" style:rel-column-width="14123*"/>
    </style:style>
    <style:style style:name="Table2.D" style:family="table-column">
      <style:table-column-properties style:column-width="7.1cm" style:rel-column-width="26453*"/>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596cm" style:rel-column-width="5947*"/>
    </style:style>
    <style:style style:name="Table3.B" style:family="table-column">
      <style:table-column-properties style:column-width="2.993cm" style:rel-column-width="11152*"/>
    </style:style>
    <style:style style:name="Table3.C" style:family="table-column">
      <style:table-column-properties style:column-width="3.221cm" style:rel-column-width="12000*"/>
    </style:style>
    <style:style style:name="Table3.D" style:family="table-column">
      <style:table-column-properties style:column-width="3.08cm" style:rel-column-width="11474*"/>
    </style:style>
    <style:style style:name="Table3.E" style:family="table-column">
      <style:table-column-properties style:column-width="3.507cm" style:rel-column-width="13064*"/>
    </style:style>
    <style:style style:name="Table3.F" style:family="table-column">
      <style:table-column-properties style:column-width="3.193cm" style:rel-column-width="11898*"/>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2.508cm" style:rel-column-width="9345*"/>
    </style:style>
    <style:style style:name="Table5.B" style:family="table-column">
      <style:table-column-properties style:column-width="3.905cm" style:rel-column-width="14550*"/>
    </style:style>
    <style:style style:name="Table5.C" style:family="table-column">
      <style:table-column-properties style:column-width="4.477cm" style:rel-column-width="16679*"/>
    </style:style>
    <style:style style:name="Table5.D" style:family="table-column">
      <style:table-column-properties style:column-width="6.699cm" style:rel-column-width="24961*"/>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2.395cm" style:rel-column-width="8924*"/>
    </style:style>
    <style:style style:name="Table6.B" style:family="table-column">
      <style:table-column-properties style:column-width="4.304cm" style:rel-column-width="16035*"/>
    </style:style>
    <style:style style:name="Table6.C" style:family="table-column">
      <style:table-column-properties style:column-width="3.791cm" style:rel-column-width="14123*"/>
    </style:style>
    <style:style style:name="Table6.D" style:family="table-column">
      <style:table-column-properties style:column-width="7.1cm" style:rel-column-width="26453*"/>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1.595cm" style:rel-column-width="904*"/>
    </style:style>
    <style:style style:name="Table7.B" style:family="table-column">
      <style:table-column-properties style:column-width="5.703cm" style:rel-column-width="3233*"/>
    </style:style>
    <style:style style:name="Table7.C" style:family="table-column">
      <style:table-column-properties style:column-width="5.103cm" style:rel-column-width="2893*"/>
    </style:style>
    <style:style style:name="Table7.D" style:family="table-column">
      <style:table-column-properties style:column-width="5.189cm" style:rel-column-width="2942*"/>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3.517cm" style:rel-column-width="13106*"/>
    </style:style>
    <style:style style:name="Table8.B" style:family="table-column">
      <style:table-column-properties style:column-width="3.517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3.517cm" style:rel-column-width="13106*"/>
    </style:style>
    <style:style style:name="Table9.B" style:family="table-column">
      <style:table-column-properties style:column-width="3.517cm" style:rel-column-width="13107*"/>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106776" officeooo:paragraph-rsid="00106776" style:font-weight-asian="bold" style:font-weight-complex="bold"/>
    </style:style>
    <style:style style:name="P17" style:family="paragraph" style:parent-style-name="Preformatted_20_Text">
      <style:text-properties fo:font-weight="bold" officeooo:rsid="00106776" officeooo:paragraph-rsid="00184435" style:font-weight-asian="bold" style:font-weight-complex="bold"/>
    </style:style>
    <style:style style:name="P18" style:family="paragraph" style:parent-style-name="Preformatted_20_Text">
      <style:text-properties fo:font-weight="bold" officeooo:rsid="00106776" officeooo:paragraph-rsid="0019d87b" style:font-weight-asian="bold" style:font-weight-complex="bold"/>
    </style:style>
    <style:style style:name="P19" style:family="paragraph" style:parent-style-name="Preformatted_20_Text">
      <style:text-properties fo:font-weight="bold" officeooo:rsid="00106776" officeooo:paragraph-rsid="003aafe0" style:font-weight-asian="bold" style:font-weight-complex="bold"/>
    </style:style>
    <style:style style:name="P20" style:family="paragraph" style:parent-style-name="Preformatted_20_Text">
      <style:text-properties fo:font-weight="bold" officeooo:rsid="00106776" officeooo:paragraph-rsid="003d14bf" style:font-weight-asian="bold" style:font-weight-complex="bold"/>
    </style:style>
    <style:style style:name="P21" style:family="paragraph" style:parent-style-name="Preformatted_20_Text">
      <style:text-properties fo:font-weight="bold" officeooo:rsid="00106776" officeooo:paragraph-rsid="003dffa8" style:font-weight-asian="bold" style:font-weight-complex="bold"/>
    </style:style>
    <style:style style:name="P22" style:family="paragraph" style:parent-style-name="Preformatted_20_Text">
      <style:text-properties fo:font-weight="bold" officeooo:rsid="0011fa35" officeooo:paragraph-rsid="0011fa35" style:font-weight-asian="bold" style:font-weight-complex="bold"/>
    </style:style>
    <style:style style:name="P23" style:family="paragraph" style:parent-style-name="Preformatted_20_Text">
      <style:text-properties fo:font-weight="bold" officeooo:rsid="0011fa35" officeooo:paragraph-rsid="0013f7a7" style:font-weight-asian="bold" style:font-weight-complex="bold"/>
    </style:style>
    <style:style style:name="P24" style:family="paragraph" style:parent-style-name="Preformatted_20_Text">
      <style:text-properties fo:font-weight="bold" officeooo:rsid="0011fa35" officeooo:paragraph-rsid="003aafe0" style:font-weight-asian="bold" style:font-weight-complex="bold"/>
    </style:style>
    <style:style style:name="P25" style:family="paragraph" style:parent-style-name="Preformatted_20_Text">
      <style:text-properties fo:font-weight="bold" officeooo:rsid="0011fa35" officeooo:paragraph-rsid="003b2580" style:font-weight-asian="bold" style:font-weight-complex="bold"/>
    </style:style>
    <style:style style:name="P26" style:family="paragraph" style:parent-style-name="Preformatted_20_Text">
      <style:text-properties fo:font-weight="bold" officeooo:rsid="0011fa35" officeooo:paragraph-rsid="003d14bf" style:font-weight-asian="bold" style:font-weight-complex="bold"/>
    </style:style>
    <style:style style:name="P27" style:family="paragraph" style:parent-style-name="Preformatted_20_Text">
      <style:text-properties fo:font-weight="bold" officeooo:rsid="0018c696" officeooo:paragraph-rsid="0018c696" style:font-weight-asian="bold" style:font-weight-complex="bold"/>
    </style:style>
    <style:style style:name="P28" style:family="paragraph" style:parent-style-name="Preformatted_20_Text">
      <style:text-properties fo:font-weight="bold" officeooo:rsid="0018c696" officeooo:paragraph-rsid="00493a61" style:font-weight-asian="bold" style:font-weight-complex="bold"/>
    </style:style>
    <style:style style:name="P29" style:family="paragraph" style:parent-style-name="Preformatted_20_Text">
      <style:text-properties fo:font-weight="bold" officeooo:rsid="0019d87b" officeooo:paragraph-rsid="0019d87b" style:font-weight-asian="bold" style:font-weight-complex="bold"/>
    </style:style>
    <style:style style:name="P30" style:family="paragraph" style:parent-style-name="Preformatted_20_Text">
      <style:text-properties fo:font-weight="bold" officeooo:rsid="0019d87b" officeooo:paragraph-rsid="00493a61" style:font-weight-asian="bold" style:font-weight-complex="bold"/>
    </style:style>
    <style:style style:name="P31" style:family="paragraph" style:parent-style-name="Preformatted_20_Text">
      <style:text-properties fo:font-weight="bold" officeooo:rsid="0014a816" officeooo:paragraph-rsid="0014a816" style:font-weight-asian="bold" style:font-weight-complex="bold"/>
    </style:style>
    <style:style style:name="P32" style:family="paragraph" style:parent-style-name="Preformatted_20_Text">
      <style:text-properties fo:font-weight="bold" officeooo:rsid="0014a816" officeooo:paragraph-rsid="003aafe0" style:font-weight-asian="bold" style:font-weight-complex="bold"/>
    </style:style>
    <style:style style:name="P33" style:family="paragraph" style:parent-style-name="Preformatted_20_Text">
      <style:text-properties fo:font-weight="bold" officeooo:rsid="0032c3fc" officeooo:paragraph-rsid="0032c3fc" style:font-weight-asian="bold" style:font-weight-complex="bold"/>
    </style:style>
    <style:style style:name="P34" style:family="paragraph" style:parent-style-name="Preformatted_20_Text">
      <style:text-properties fo:font-weight="bold" officeooo:rsid="0032de8f" officeooo:paragraph-rsid="0032de8f" style:font-weight-asian="bold" style:font-weight-complex="bold"/>
    </style:style>
    <style:style style:name="P35" style:family="paragraph" style:parent-style-name="Preformatted_20_Text">
      <style:text-properties fo:font-weight="bold" officeooo:rsid="0032de8f" officeooo:paragraph-rsid="00731dca" style:font-weight-asian="bold" style:font-weight-complex="bold"/>
    </style:style>
    <style:style style:name="P36" style:family="paragraph" style:parent-style-name="Preformatted_20_Text">
      <style:text-properties fo:font-weight="bold" officeooo:rsid="00368135" officeooo:paragraph-rsid="00368135" style:font-weight-asian="bold" style:font-weight-complex="bold"/>
    </style:style>
    <style:style style:name="P37" style:family="paragraph" style:parent-style-name="Preformatted_20_Text">
      <style:text-properties fo:font-weight="bold" officeooo:rsid="00368135" officeooo:paragraph-rsid="00746c73" style:font-weight-asian="bold" style:font-weight-complex="bold"/>
    </style:style>
    <style:style style:name="P38" style:family="paragraph" style:parent-style-name="Preformatted_20_Text">
      <style:text-properties fo:font-weight="bold" officeooo:rsid="00368135" officeooo:paragraph-rsid="00752d48" style:font-weight-asian="bold" style:font-weight-complex="bold"/>
    </style:style>
    <style:style style:name="P39" style:family="paragraph" style:parent-style-name="Preformatted_20_Text">
      <style:text-properties fo:font-weight="bold" officeooo:rsid="00493a61" officeooo:paragraph-rsid="00493a61" style:font-weight-asian="bold" style:font-weight-complex="bold"/>
    </style:style>
    <style:style style:name="P40" style:family="paragraph" style:parent-style-name="Preformatted_20_Text">
      <style:text-properties fo:font-weight="bold" officeooo:rsid="00746c73" officeooo:paragraph-rsid="00746c73" style:font-weight-asian="bold" style:font-weight-complex="bold"/>
    </style:style>
    <style:style style:name="P41" style:family="paragraph" style:parent-style-name="Preformatted_20_Text">
      <style:text-properties fo:font-weight="bold" officeooo:rsid="00746c73" officeooo:paragraph-rsid="00752d48" style:font-weight-asian="bold" style:font-weight-complex="bold"/>
    </style:style>
    <style:style style:name="P42" style:family="paragraph" style:parent-style-name="Preformatted_20_Text">
      <style:text-properties fo:font-weight="normal" officeooo:rsid="000f0da5" officeooo:paragraph-rsid="000f0da5" style:font-weight-asian="normal" style:font-weight-complex="normal"/>
    </style:style>
    <style:style style:name="P43" style:family="paragraph" style:parent-style-name="Preformatted_20_Text">
      <style:text-properties fo:font-weight="normal" officeooo:rsid="0011fa35" officeooo:paragraph-rsid="0013f7a7" style:font-weight-asian="normal" style:font-weight-complex="normal"/>
    </style:style>
    <style:style style:name="P44" style:family="paragraph" style:parent-style-name="Preformatted_20_Text">
      <style:text-properties fo:font-weight="normal" officeooo:rsid="0011fa35" officeooo:paragraph-rsid="0011fa35" style:font-weight-asian="normal" style:font-weight-complex="normal"/>
    </style:style>
    <style:style style:name="P45" style:family="paragraph" style:parent-style-name="Preformatted_20_Text">
      <style:text-properties fo:font-weight="normal" officeooo:rsid="0011fa35" officeooo:paragraph-rsid="0019d87b" style:font-weight-asian="normal" style:font-weight-complex="normal"/>
    </style:style>
    <style:style style:name="P46" style:family="paragraph" style:parent-style-name="Preformatted_20_Text">
      <style:text-properties fo:font-weight="normal" officeooo:rsid="0011fa35" officeooo:paragraph-rsid="003aafe0" style:font-weight-asian="normal" style:font-weight-complex="normal"/>
    </style:style>
    <style:style style:name="P47" style:family="paragraph" style:parent-style-name="Preformatted_20_Text">
      <style:text-properties fo:font-weight="normal" officeooo:rsid="0011fa35" officeooo:paragraph-rsid="003d14bf" style:font-weight-asian="normal" style:font-weight-complex="normal"/>
    </style:style>
    <style:style style:name="P48" style:family="paragraph" style:parent-style-name="Preformatted_20_Text">
      <style:text-properties fo:font-weight="normal" officeooo:rsid="0011fa35" officeooo:paragraph-rsid="00493a61" style:font-weight-asian="normal" style:font-weight-complex="normal"/>
    </style:style>
    <style:style style:name="P49" style:family="paragraph" style:parent-style-name="Preformatted_20_Text">
      <style:text-properties fo:font-weight="normal" officeooo:rsid="0014a816" officeooo:paragraph-rsid="0014a816" style:font-weight-asian="normal" style:font-weight-complex="normal"/>
    </style:style>
    <style:style style:name="P50" style:family="paragraph" style:parent-style-name="Preformatted_20_Text">
      <style:text-properties fo:font-weight="normal" officeooo:rsid="0014a816" officeooo:paragraph-rsid="003aafe0" style:font-weight-asian="normal" style:font-weight-complex="normal"/>
    </style:style>
    <style:style style:name="P51" style:family="paragraph" style:parent-style-name="Preformatted_20_Text">
      <style:text-properties fo:font-weight="normal" officeooo:rsid="00106776" officeooo:paragraph-rsid="000f0da5" style:font-weight-asian="normal" style:font-weight-complex="normal"/>
    </style:style>
    <style:style style:name="P52" style:family="paragraph" style:parent-style-name="Preformatted_20_Text">
      <style:text-properties fo:font-weight="normal" officeooo:rsid="00106776" officeooo:paragraph-rsid="0018c696" style:font-weight-asian="normal" style:font-weight-complex="normal"/>
    </style:style>
    <style:style style:name="P53" style:family="paragraph" style:parent-style-name="Preformatted_20_Text">
      <style:text-properties fo:font-weight="normal" officeooo:rsid="00106776" officeooo:paragraph-rsid="00106776" style:font-weight-asian="normal" style:font-weight-complex="normal"/>
    </style:style>
    <style:style style:name="P54" style:family="paragraph" style:parent-style-name="Preformatted_20_Text">
      <style:text-properties fo:font-weight="normal" officeooo:rsid="00106776" officeooo:paragraph-rsid="003aafe0" style:font-weight-asian="normal" style:font-weight-complex="normal"/>
    </style:style>
    <style:style style:name="P55" style:family="paragraph" style:parent-style-name="Preformatted_20_Text">
      <style:text-properties fo:font-weight="normal" officeooo:rsid="00106776" officeooo:paragraph-rsid="003d14bf" style:font-weight-asian="normal" style:font-weight-complex="normal"/>
    </style:style>
    <style:style style:name="P56" style:family="paragraph" style:parent-style-name="Preformatted_20_Text">
      <style:text-properties fo:font-weight="normal" officeooo:rsid="00106776" officeooo:paragraph-rsid="00493a61" style:font-weight-asian="normal" style:font-weight-complex="normal"/>
    </style:style>
    <style:style style:name="P57" style:family="paragraph" style:parent-style-name="Preformatted_20_Text">
      <style:text-properties fo:font-weight="normal" officeooo:rsid="003aafe0" officeooo:paragraph-rsid="003aafe0" style:font-weight-asian="normal" style:font-weight-complex="normal"/>
    </style:style>
    <style:style style:name="P58" style:family="paragraph" style:parent-style-name="Preformatted_20_Text">
      <style:text-properties fo:font-weight="normal" officeooo:rsid="003b2580" officeooo:paragraph-rsid="003b2580" style:font-weight-asian="normal" style:font-weight-complex="normal"/>
    </style:style>
    <style:style style:name="P59" style:family="paragraph" style:parent-style-name="Preformatted_20_Text">
      <style:text-properties fo:font-weight="normal" officeooo:rsid="003dffa8" officeooo:paragraph-rsid="003dffa8" style:font-weight-asian="normal" style:font-weight-complex="normal"/>
    </style:style>
    <style:style style:name="P60" style:family="paragraph" style:parent-style-name="Preformatted_20_Text">
      <style:text-properties fo:font-weight="normal" officeooo:rsid="004de213" officeooo:paragraph-rsid="004de213" style:font-weight-asian="normal" style:font-weight-complex="normal"/>
    </style:style>
    <style:style style:name="P61" style:family="paragraph" style:parent-style-name="Preformatted_20_Text">
      <style:text-properties fo:font-weight="normal" officeooo:rsid="0032c3fc" officeooo:paragraph-rsid="0032c3fc" style:font-weight-asian="normal" style:font-weight-complex="normal"/>
    </style:style>
    <style:style style:name="P62" style:family="paragraph" style:parent-style-name="Preformatted_20_Text">
      <style:text-properties fo:font-weight="normal" officeooo:rsid="0032de8f" officeooo:paragraph-rsid="0032de8f" style:font-weight-asian="normal" style:font-weight-complex="normal"/>
    </style:style>
    <style:style style:name="P63" style:family="paragraph" style:parent-style-name="Preformatted_20_Text">
      <style:text-properties fo:font-weight="normal" officeooo:rsid="0032de8f" officeooo:paragraph-rsid="00731dca" style:font-weight-asian="normal" style:font-weight-complex="normal"/>
    </style:style>
    <style:style style:name="P64" style:family="paragraph" style:parent-style-name="Preformatted_20_Text">
      <style:text-properties fo:font-weight="normal" officeooo:rsid="00368135" officeooo:paragraph-rsid="0052315d" style:font-weight-asian="normal" style:font-weight-complex="normal"/>
    </style:style>
    <style:style style:name="P65" style:family="paragraph" style:parent-style-name="Preformatted_20_Text">
      <style:text-properties fo:font-weight="normal" officeooo:rsid="00752d48" officeooo:paragraph-rsid="00752d48" style:font-weight-asian="normal" style:font-weight-complex="normal"/>
    </style:style>
    <style:style style:name="P66" style:family="paragraph" style:parent-style-name="Preformatted_20_Text">
      <style:text-properties officeooo:rsid="0011fa35" officeooo:paragraph-rsid="0011fa35"/>
    </style:style>
    <style:style style:name="P67" style:family="paragraph" style:parent-style-name="Preformatted_20_Text">
      <style:text-properties officeooo:rsid="0011fa35" officeooo:paragraph-rsid="003aafe0"/>
    </style:style>
    <style:style style:name="P68" style:family="paragraph" style:parent-style-name="Preformatted_20_Text">
      <style:text-properties officeooo:rsid="0011fa35" officeooo:paragraph-rsid="003d14bf"/>
    </style:style>
    <style:style style:name="P69" style:family="paragraph" style:parent-style-name="Preformatted_20_Text">
      <style:text-properties officeooo:rsid="0011fa35" officeooo:paragraph-rsid="003dffa8"/>
    </style:style>
    <style:style style:name="P70" style:family="paragraph" style:parent-style-name="Preformatted_20_Text">
      <style:text-properties officeooo:paragraph-rsid="0011fa35"/>
    </style:style>
    <style:style style:name="P71" style:family="paragraph" style:parent-style-name="Preformatted_20_Text">
      <style:text-properties officeooo:paragraph-rsid="0014a816"/>
    </style:style>
    <style:style style:name="P72"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3"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74"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75"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76"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77"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78"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0" style:family="paragraph" style:parent-style-name="Preformatted_20_Text">
      <style:text-properties fo:font-style="italic" officeooo:paragraph-rsid="00106776" style:font-style-asian="italic" style:font-style-complex="italic"/>
    </style:style>
    <style:style style:name="P91" style:family="paragraph" style:parent-style-name="Preformatted_20_Text">
      <style:text-properties officeooo:paragraph-rsid="0018c696"/>
    </style:style>
    <style:style style:name="P92" style:family="paragraph" style:parent-style-name="Preformatted_20_Text">
      <style:text-properties fo:font-size="8pt" fo:font-style="italic" style:font-size-asian="8pt" style:font-style-asian="italic" style:font-size-complex="8pt" style:font-style-complex="italic"/>
    </style:style>
    <style:style style:name="P93" style:family="paragraph" style:parent-style-name="Preformatted_20_Text">
      <style:text-properties officeooo:paragraph-rsid="0019d87b"/>
    </style:style>
    <style:style style:name="P94" style:family="paragraph" style:parent-style-name="Preformatted_20_Text">
      <style:text-properties officeooo:rsid="0019d87b" officeooo:paragraph-rsid="0019d87b"/>
    </style:style>
    <style:style style:name="P95" style:family="paragraph" style:parent-style-name="Preformatted_20_Text">
      <style:text-properties officeooo:rsid="0019d87b" officeooo:paragraph-rsid="00493a61"/>
    </style:style>
    <style:style style:name="P96" style:family="paragraph" style:parent-style-name="Preformatted_20_Text">
      <style:text-properties officeooo:paragraph-rsid="001bcc68"/>
    </style:style>
    <style:style style:name="P97" style:family="paragraph" style:parent-style-name="Preformatted_20_Text">
      <style:text-properties style:text-position="0% 100%" officeooo:rsid="002ae646"/>
    </style:style>
    <style:style style:name="P98" style:family="paragraph" style:parent-style-name="Preformatted_20_Text">
      <style:text-properties style:text-position="0% 100%" officeooo:rsid="002ae646" officeooo:paragraph-rsid="00509763"/>
    </style:style>
    <style:style style:name="P99"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00"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01"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02"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03"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04" style:family="paragraph" style:parent-style-name="Preformatted_20_Text">
      <style:text-properties style:text-position="0% 100%" style:font-name="DejaVu Serif1" fo:font-size="10pt" fo:font-weight="normal" officeooo:rsid="00752d48" officeooo:paragraph-rsid="00752d48" style:font-name-asian="DejaVu Sans Mono" style:font-size-asian="10pt" style:font-weight-asian="normal" style:font-name-complex="DejaVu Sans Mono" style:font-size-complex="10pt" style:font-weight-complex="normal"/>
    </style:style>
    <style:style style:name="P105"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06" style:family="paragraph" style:parent-style-name="Preformatted_20_Text">
      <style:text-properties officeooo:paragraph-rsid="0032c3fc"/>
    </style:style>
    <style:style style:name="P107" style:family="paragraph" style:parent-style-name="Preformatted_20_Text">
      <style:text-properties officeooo:paragraph-rsid="003861a7"/>
    </style:style>
    <style:style style:name="P108"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09" style:family="paragraph" style:parent-style-name="Preformatted_20_Text">
      <style:text-properties officeooo:paragraph-rsid="0039d326"/>
    </style:style>
    <style:style style:name="P110" style:family="paragraph" style:parent-style-name="Preformatted_20_Text">
      <style:text-properties officeooo:paragraph-rsid="003aafe0"/>
    </style:style>
    <style:style style:name="P111" style:family="paragraph" style:parent-style-name="Preformatted_20_Text">
      <style:text-properties officeooo:paragraph-rsid="000e7238"/>
    </style:style>
    <style:style style:name="P112" style:family="paragraph" style:parent-style-name="Preformatted_20_Text">
      <style:text-properties officeooo:paragraph-rsid="003b2580"/>
    </style:style>
    <style:style style:name="P113" style:family="paragraph" style:parent-style-name="Preformatted_20_Text">
      <style:text-properties officeooo:paragraph-rsid="003af33b"/>
    </style:style>
    <style:style style:name="P114" style:family="paragraph" style:parent-style-name="Preformatted_20_Text">
      <style:text-properties officeooo:paragraph-rsid="003d14bf"/>
    </style:style>
    <style:style style:name="P115" style:family="paragraph" style:parent-style-name="Preformatted_20_Text">
      <style:text-properties officeooo:paragraph-rsid="003dffa8"/>
    </style:style>
    <style:style style:name="P116" style:family="paragraph" style:parent-style-name="Preformatted_20_Text">
      <style:text-properties officeooo:paragraph-rsid="003f5cfc"/>
    </style:style>
    <style:style style:name="P117" style:family="paragraph" style:parent-style-name="Preformatted_20_Text">
      <style:text-properties officeooo:rsid="003fb988" officeooo:paragraph-rsid="004048c5"/>
    </style:style>
    <style:style style:name="P118" style:family="paragraph" style:parent-style-name="Preformatted_20_Text">
      <style:text-properties officeooo:paragraph-rsid="004216de"/>
    </style:style>
    <style:style style:name="P119" style:family="paragraph" style:parent-style-name="Preformatted_20_Text">
      <style:text-properties officeooo:paragraph-rsid="0044f51b"/>
    </style:style>
    <style:style style:name="P120" style:family="paragraph" style:parent-style-name="Preformatted_20_Text">
      <style:text-properties officeooo:rsid="0044f51b" officeooo:paragraph-rsid="0044f51b"/>
    </style:style>
    <style:style style:name="P121" style:family="paragraph" style:parent-style-name="Preformatted_20_Text">
      <style:text-properties officeooo:paragraph-rsid="00488693"/>
    </style:style>
    <style:style style:name="P122" style:family="paragraph" style:parent-style-name="Preformatted_20_Text">
      <style:text-properties style:text-position="super 58%" fo:font-weight="normal" officeooo:rsid="003aafe0" officeooo:paragraph-rsid="003aafe0" style:font-weight-asian="normal" style:font-weight-complex="normal"/>
    </style:style>
    <style:style style:name="P123"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24" style:family="paragraph" style:parent-style-name="Preformatted_20_Text">
      <style:text-properties officeooo:paragraph-rsid="00493a61"/>
    </style:style>
    <style:style style:name="P125" style:family="paragraph" style:parent-style-name="Preformatted_20_Text">
      <style:text-properties officeooo:paragraph-rsid="004a5ef8"/>
    </style:style>
    <style:style style:name="P126" style:family="paragraph" style:parent-style-name="Preformatted_20_Text">
      <style:text-properties officeooo:rsid="004bf6c0" officeooo:paragraph-rsid="004bf6c0"/>
    </style:style>
    <style:style style:name="P127" style:family="paragraph" style:parent-style-name="Preformatted_20_Text">
      <style:text-properties officeooo:rsid="004bf6c0" officeooo:paragraph-rsid="004de213"/>
    </style:style>
    <style:style style:name="P128" style:family="paragraph" style:parent-style-name="Preformatted_20_Text">
      <style:text-properties officeooo:paragraph-rsid="004bf6c0"/>
    </style:style>
    <style:style style:name="P129" style:family="paragraph" style:parent-style-name="Preformatted_20_Text">
      <style:text-properties officeooo:rsid="00488693" officeooo:paragraph-rsid="00488693"/>
    </style:style>
    <style:style style:name="P130"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31" style:family="paragraph" style:parent-style-name="Preformatted_20_Text">
      <style:text-properties officeooo:paragraph-rsid="0040955c"/>
    </style:style>
    <style:style style:name="P132" style:family="paragraph" style:parent-style-name="Preformatted_20_Text">
      <style:text-properties officeooo:paragraph-rsid="00746c73"/>
    </style:style>
    <style:style style:name="P133" style:family="paragraph" style:parent-style-name="Preformatted_20_Text">
      <style:text-properties officeooo:paragraph-rsid="00752d48"/>
    </style:style>
    <style:style style:name="P134" style:family="paragraph" style:parent-style-name="Text_20_body">
      <style:text-properties officeooo:rsid="00201ead" officeooo:paragraph-rsid="00201ead"/>
    </style:style>
    <style:style style:name="P135" style:family="paragraph" style:parent-style-name="Text_20_body">
      <style:text-properties officeooo:paragraph-rsid="00201ead"/>
    </style:style>
    <style:style style:name="P136" style:family="paragraph" style:parent-style-name="Text_20_body">
      <style:text-properties officeooo:paragraph-rsid="0021dbb1"/>
    </style:style>
    <style:style style:name="P137" style:family="paragraph" style:parent-style-name="Text_20_body">
      <style:text-properties officeooo:rsid="0021dbb1" officeooo:paragraph-rsid="0021dbb1"/>
    </style:style>
    <style:style style:name="P138" style:family="paragraph" style:parent-style-name="Text_20_body">
      <style:text-properties officeooo:rsid="0021dbb1" officeooo:paragraph-rsid="002396c9"/>
    </style:style>
    <style:style style:name="P139" style:family="paragraph" style:parent-style-name="Text_20_body">
      <style:text-properties officeooo:rsid="0021dbb1" officeooo:paragraph-rsid="002537ee"/>
    </style:style>
    <style:style style:name="P140" style:family="paragraph" style:parent-style-name="Text_20_body">
      <style:text-properties officeooo:paragraph-rsid="002537ee"/>
    </style:style>
    <style:style style:name="P141" style:family="paragraph" style:parent-style-name="Text_20_body">
      <style:text-properties officeooo:rsid="002537ee" officeooo:paragraph-rsid="002537ee"/>
    </style:style>
    <style:style style:name="P142" style:family="paragraph" style:parent-style-name="Text_20_body">
      <style:text-properties officeooo:rsid="0025425d" officeooo:paragraph-rsid="0025425d"/>
    </style:style>
    <style:style style:name="P143" style:family="paragraph" style:parent-style-name="Text_20_body">
      <style:text-properties officeooo:rsid="00263a9f" officeooo:paragraph-rsid="00263a9f"/>
    </style:style>
    <style:style style:name="P144" style:family="paragraph" style:parent-style-name="Text_20_body">
      <style:text-properties officeooo:rsid="00263a9f" officeooo:paragraph-rsid="00283125"/>
    </style:style>
    <style:style style:name="P145" style:family="paragraph" style:parent-style-name="Text_20_body">
      <style:text-properties officeooo:rsid="00283125" officeooo:paragraph-rsid="00283125"/>
    </style:style>
    <style:style style:name="P146" style:family="paragraph" style:parent-style-name="Text_20_body">
      <style:text-properties officeooo:paragraph-rsid="00283125"/>
    </style:style>
    <style:style style:name="P147" style:family="paragraph" style:parent-style-name="Text_20_body">
      <style:text-properties officeooo:rsid="002a7b59" officeooo:paragraph-rsid="002a7b59"/>
    </style:style>
    <style:style style:name="P148" style:family="paragraph" style:parent-style-name="Text_20_body">
      <style:text-properties officeooo:rsid="001e30c6" officeooo:paragraph-rsid="001e30c6"/>
    </style:style>
    <style:style style:name="P149" style:family="paragraph" style:parent-style-name="Text_20_body">
      <style:text-properties officeooo:rsid="002396c9" officeooo:paragraph-rsid="002396c9"/>
    </style:style>
    <style:style style:name="P150" style:family="paragraph" style:parent-style-name="Text_20_body">
      <style:text-properties style:text-position="0% 100%" officeooo:rsid="002537ee" officeooo:paragraph-rsid="002537ee"/>
    </style:style>
    <style:style style:name="P151" style:family="paragraph" style:parent-style-name="Text_20_body">
      <style:text-properties style:text-position="0% 100%" officeooo:rsid="002537ee" officeooo:paragraph-rsid="00263a9f"/>
    </style:style>
    <style:style style:name="P152" style:family="paragraph" style:parent-style-name="Text_20_body">
      <style:text-properties style:text-position="0% 100%" officeooo:rsid="00263a9f" officeooo:paragraph-rsid="00263a9f"/>
    </style:style>
    <style:style style:name="P153" style:family="paragraph" style:parent-style-name="Text_20_body">
      <style:text-properties style:text-position="0% 100%" officeooo:rsid="002ae646" officeooo:paragraph-rsid="002ae646"/>
    </style:style>
    <style:style style:name="P154" style:family="paragraph" style:parent-style-name="Text_20_body">
      <style:text-properties style:text-position="0% 100%" officeooo:rsid="0032c3fc" officeooo:paragraph-rsid="0032c3fc"/>
    </style:style>
    <style:style style:name="P155" style:family="paragraph" style:parent-style-name="Text_20_body">
      <style:text-properties style:text-position="0% 100%" officeooo:rsid="003861a7" officeooo:paragraph-rsid="003861a7"/>
    </style:style>
    <style:style style:name="P156" style:family="paragraph" style:parent-style-name="Text_20_body">
      <style:text-properties style:text-position="0% 100%" officeooo:rsid="00283125" officeooo:paragraph-rsid="00283125"/>
    </style:style>
    <style:style style:name="P157" style:family="paragraph" style:parent-style-name="Text_20_body">
      <style:text-properties style:text-position="0% 100%" officeooo:rsid="002ae646" officeooo:paragraph-rsid="002ae646" fo:background-color="#ffff00"/>
    </style:style>
    <style:style style:name="P158" style:family="paragraph" style:parent-style-name="Text_20_body">
      <style:text-properties style:text-position="0% 100%" officeooo:rsid="006c8536" officeooo:paragraph-rsid="006c8536"/>
    </style:style>
    <style:style style:name="P159" style:family="paragraph" style:parent-style-name="Text_20_body">
      <style:text-properties style:text-position="0% 100%" officeooo:rsid="002f7fac" officeooo:paragraph-rsid="00708413"/>
    </style:style>
    <style:style style:name="P160" style:family="paragraph" style:parent-style-name="Text_20_body">
      <style:text-properties style:text-position="0% 100%" officeooo:rsid="00313ac4" officeooo:paragraph-rsid="0076745c"/>
    </style:style>
    <style:style style:name="P161" style:family="paragraph" style:parent-style-name="Text_20_body">
      <style:text-properties style:text-position="0% 100%" style:font-name="DejaVu Serif1" fo:font-size="10pt" fo:font-weight="normal" officeooo:rsid="00540525" officeooo:paragraph-rsid="00752d48" style:font-name-asian="DejaVu Sans Mono" style:font-size-asian="10pt" style:font-weight-asian="normal" style:font-name-complex="DejaVu Sans Mono" style:font-size-complex="10pt" style:font-weight-complex="normal"/>
    </style:style>
    <style:style style:name="P162" style:family="paragraph" style:parent-style-name="Text_20_body">
      <style:text-properties fo:font-size="10pt" style:font-size-asian="10pt" style:font-size-complex="10pt"/>
    </style:style>
    <style:style style:name="P163" style:family="paragraph" style:parent-style-name="Text_20_body">
      <style:text-properties fo:font-size="10pt" officeooo:rsid="00571736" officeooo:paragraph-rsid="00571736" style:font-size-asian="10pt" style:font-size-complex="10pt"/>
    </style:style>
    <style:style style:name="P164" style:family="paragraph" style:parent-style-name="Text_20_body">
      <style:text-properties fo:font-size="10pt" officeooo:rsid="00752d48" officeooo:paragraph-rsid="00752d48" style:font-size-asian="10pt" style:font-size-complex="10pt"/>
    </style:style>
    <style:style style:name="P165" style:family="paragraph" style:parent-style-name="Text_20_body">
      <style:text-properties fo:font-size="10pt" officeooo:paragraph-rsid="00752d48" style:font-size-asian="10pt" style:font-size-complex="10pt"/>
    </style:style>
    <style:style style:name="P166" style:family="paragraph" style:parent-style-name="Text_20_body">
      <style:text-properties fo:font-size="10pt" officeooo:rsid="00540525" officeooo:paragraph-rsid="00540525" style:font-size-asian="8.75pt" style:font-size-complex="10pt"/>
    </style:style>
    <style:style style:name="P167" style:family="paragraph" style:parent-style-name="Text_20_body">
      <style:text-properties officeooo:paragraph-rsid="002ae646"/>
    </style:style>
    <style:style style:name="P168" style:family="paragraph" style:parent-style-name="Text_20_body">
      <style:text-properties officeooo:rsid="00313c53" officeooo:paragraph-rsid="00313c53"/>
    </style:style>
    <style:style style:name="P169" style:family="paragraph" style:parent-style-name="Text_20_body">
      <style:text-properties officeooo:rsid="0052315d" officeooo:paragraph-rsid="0052315d"/>
    </style:style>
    <style:style style:name="P170" style:family="paragraph" style:parent-style-name="Text_20_body">
      <style:text-properties officeooo:rsid="00540525" officeooo:paragraph-rsid="00540525"/>
    </style:style>
    <style:style style:name="P171" style:family="paragraph" style:parent-style-name="Text_20_body">
      <style:text-properties officeooo:paragraph-rsid="00540525"/>
    </style:style>
    <style:style style:name="P172" style:family="paragraph" style:parent-style-name="Text_20_body">
      <style:text-properties officeooo:rsid="005892b1" officeooo:paragraph-rsid="005892b1"/>
    </style:style>
    <style:style style:name="P173" style:family="paragraph" style:parent-style-name="Text_20_body">
      <style:text-properties officeooo:rsid="005892b1" officeooo:paragraph-rsid="00600d71"/>
    </style:style>
    <style:style style:name="P174" style:family="paragraph" style:parent-style-name="Text_20_body">
      <style:text-properties officeooo:rsid="005892b1" officeooo:paragraph-rsid="007856ed"/>
    </style:style>
    <style:style style:name="P175" style:family="paragraph" style:parent-style-name="Text_20_body">
      <style:text-properties officeooo:rsid="00600d71" officeooo:paragraph-rsid="00600d71"/>
    </style:style>
    <style:style style:name="P176" style:family="paragraph" style:parent-style-name="Text_20_body">
      <style:text-properties officeooo:paragraph-rsid="00600d71"/>
    </style:style>
    <style:style style:name="P177" style:family="paragraph" style:parent-style-name="Text_20_body">
      <style:text-properties officeooo:rsid="0059317d" officeooo:paragraph-rsid="00600d71"/>
    </style:style>
    <style:style style:name="P178" style:family="paragraph" style:parent-style-name="Text_20_body">
      <style:text-properties officeooo:rsid="0061e420" officeooo:paragraph-rsid="0061e420"/>
    </style:style>
    <style:style style:name="P179" style:family="paragraph" style:parent-style-name="Text_20_body">
      <style:text-properties officeooo:rsid="00681667" officeooo:paragraph-rsid="00681667"/>
    </style:style>
    <style:style style:name="P180" style:family="paragraph" style:parent-style-name="Text_20_body">
      <style:text-properties officeooo:rsid="006c7467" officeooo:paragraph-rsid="006c7467"/>
    </style:style>
    <style:style style:name="P181" style:family="paragraph" style:parent-style-name="Text_20_body">
      <style:text-properties officeooo:rsid="006c8536" officeooo:paragraph-rsid="006c8536"/>
    </style:style>
    <style:style style:name="P182" style:family="paragraph" style:parent-style-name="Text_20_body">
      <style:text-properties officeooo:paragraph-rsid="006ceabf"/>
    </style:style>
    <style:style style:name="P183" style:family="paragraph" style:parent-style-name="Text_20_body">
      <style:text-properties officeooo:rsid="006ceabf" officeooo:paragraph-rsid="006ceabf"/>
    </style:style>
    <style:style style:name="P184" style:family="paragraph" style:parent-style-name="Text_20_body">
      <style:text-properties officeooo:rsid="00708413" officeooo:paragraph-rsid="00708413"/>
    </style:style>
    <style:style style:name="P185" style:family="paragraph" style:parent-style-name="Text_20_body">
      <style:text-properties officeooo:rsid="0071c1be" officeooo:paragraph-rsid="0071c1be"/>
    </style:style>
    <style:style style:name="P186" style:family="paragraph" style:parent-style-name="Text_20_body">
      <style:text-properties officeooo:rsid="0071c1be" officeooo:paragraph-rsid="0072e07f"/>
    </style:style>
    <style:style style:name="P187" style:family="paragraph" style:parent-style-name="Text_20_body">
      <style:text-properties officeooo:rsid="0072e07f" officeooo:paragraph-rsid="0072e07f"/>
    </style:style>
    <style:style style:name="P188" style:family="paragraph" style:parent-style-name="Text_20_body">
      <style:text-properties officeooo:paragraph-rsid="0072e07f"/>
    </style:style>
    <style:style style:name="P189" style:family="paragraph" style:parent-style-name="Text_20_body">
      <style:text-properties officeooo:rsid="007856ed" officeooo:paragraph-rsid="007856ed"/>
    </style:style>
    <style:style style:name="P190" style:family="paragraph" style:parent-style-name="Text_20_body">
      <style:text-properties officeooo:rsid="007ae9e6" officeooo:paragraph-rsid="007ae9e6"/>
    </style:style>
    <style:style style:name="P191"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192" style:family="paragraph" style:parent-style-name="Table_20_Contents">
      <style:text-properties officeooo:rsid="005892b1" officeooo:paragraph-rsid="005892b1"/>
    </style:style>
    <style:style style:name="P193" style:family="paragraph" style:parent-style-name="Table_20_Contents">
      <style:paragraph-properties fo:text-align="end" style:justify-single-word="false"/>
      <style:text-properties officeooo:rsid="005892b1" officeooo:paragraph-rsid="005892b1"/>
    </style:style>
    <style:style style:name="P194" style:family="paragraph" style:parent-style-name="Table_20_Contents">
      <style:paragraph-properties fo:text-align="end" style:justify-single-word="false"/>
      <style:text-properties officeooo:paragraph-rsid="0059d0d5"/>
    </style:style>
    <style:style style:name="P195" style:family="paragraph" style:parent-style-name="Table_20_Contents">
      <style:paragraph-properties fo:text-align="end" style:justify-single-word="false"/>
      <style:text-properties officeooo:paragraph-rsid="005e1bc9"/>
    </style:style>
    <style:style style:name="P196" style:family="paragraph" style:parent-style-name="Table_20_Contents">
      <style:paragraph-properties fo:text-align="end" style:justify-single-word="false"/>
      <style:text-properties officeooo:paragraph-rsid="00681667"/>
    </style:style>
    <style:style style:name="P197" style:family="paragraph" style:parent-style-name="Table_20_Contents">
      <style:paragraph-properties fo:text-align="end" style:justify-single-word="false"/>
      <style:text-properties officeooo:rsid="005e1bc9"/>
    </style:style>
    <style:style style:name="P198" style:family="paragraph" style:parent-style-name="Table_20_Contents">
      <style:paragraph-properties fo:text-align="end" style:justify-single-word="false"/>
      <style:text-properties officeooo:rsid="005e1bc9" officeooo:paragraph-rsid="005e1bc9"/>
    </style:style>
    <style:style style:name="P199" style:family="paragraph" style:parent-style-name="Table_20_Contents">
      <style:text-properties officeooo:rsid="005fac30" officeooo:paragraph-rsid="005fac30"/>
    </style:style>
    <style:style style:name="P200" style:family="paragraph" style:parent-style-name="Table_20_Contents">
      <style:paragraph-properties fo:text-align="end" style:justify-single-word="false"/>
      <style:text-properties officeooo:rsid="005fac30" officeooo:paragraph-rsid="005fac30"/>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d9a5" officeooo:paragraph-rsid="0061d9a5"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61e42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856ed" officeooo:paragraph-rsid="00792d3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92d38" officeooo:paragraph-rsid="00792d3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text-properties officeooo:rsid="0061e420" officeooo:paragraph-rsid="0061e420"/>
    </style:style>
    <style:style style:name="P212" style:family="paragraph" style:parent-style-name="Table_20_Contents">
      <style:paragraph-properties fo:text-align="end" style:justify-single-word="false"/>
      <style:text-properties officeooo:rsid="0061e420" officeooo:paragraph-rsid="0061e420"/>
    </style:style>
    <style:style style:name="P213" style:family="paragraph" style:parent-style-name="Table_20_Contents">
      <style:paragraph-properties fo:text-align="end" style:justify-single-word="false"/>
      <style:text-properties officeooo:rsid="0061e420" officeooo:paragraph-rsid="007ae9e6"/>
    </style:style>
    <style:style style:name="P214" style:family="paragraph" style:parent-style-name="Table_20_Contents">
      <style:paragraph-properties fo:text-align="end" style:justify-single-word="false"/>
      <style:text-properties officeooo:rsid="006278a0" officeooo:paragraph-rsid="006278a0"/>
    </style:style>
    <style:style style:name="P215" style:family="paragraph" style:parent-style-name="Table_20_Contents">
      <style:paragraph-properties fo:text-align="end" style:justify-single-word="false"/>
      <style:text-properties officeooo:rsid="00635f05" officeooo:paragraph-rsid="00635f05"/>
    </style:style>
    <style:style style:name="P216" style:family="paragraph" style:parent-style-name="Table_20_Contents">
      <style:paragraph-properties fo:text-align="end" style:justify-single-word="false"/>
      <style:text-properties officeooo:rsid="006539d7" officeooo:paragraph-rsid="006539d7"/>
    </style:style>
    <style:style style:name="P217" style:family="paragraph" style:parent-style-name="Table_20_Contents">
      <style:paragraph-properties fo:text-align="end" style:justify-single-word="false"/>
      <style:text-properties officeooo:rsid="0066a171" officeooo:paragraph-rsid="0066a171"/>
    </style:style>
    <style:style style:name="P218" style:family="paragraph" style:parent-style-name="Table_20_Contents">
      <style:paragraph-properties fo:text-align="end" style:justify-single-word="false"/>
      <style:text-properties officeooo:rsid="0059d0d5"/>
    </style:style>
    <style:style style:name="P219" style:family="paragraph" style:parent-style-name="Table_20_Contents">
      <style:paragraph-properties fo:text-align="end" style:justify-single-word="false"/>
      <style:text-properties officeooo:rsid="0059d0d5" officeooo:paragraph-rsid="0059d0d5"/>
    </style:style>
    <style:style style:name="P220" style:family="paragraph" style:parent-style-name="Table_20_Contents">
      <style:paragraph-properties fo:text-align="end" style:justify-single-word="false"/>
      <style:text-properties officeooo:rsid="007856ed" officeooo:paragraph-rsid="007856ed"/>
    </style:style>
    <style:style style:name="P221" style:family="paragraph" style:parent-style-name="Heading_20_1">
      <style:text-properties officeooo:rsid="000e7238" officeooo:paragraph-rsid="000e7238"/>
    </style:style>
    <style:style style:name="P222" style:family="paragraph" style:parent-style-name="Heading_20_1" style:list-style-name="">
      <style:text-properties officeooo:rsid="004f4850" officeooo:paragraph-rsid="004f4850"/>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rsid="001d3af7" officeooo:paragraph-rsid="001d3af7"/>
    </style:style>
    <style:style style:name="P225" style:family="paragraph" style:parent-style-name="Heading_20_1">
      <style:paragraph-properties fo:break-before="page"/>
      <style:text-properties officeooo:rsid="005892b1" officeooo:paragraph-rsid="005892b1"/>
    </style:style>
    <style:style style:name="P226" style:family="paragraph" style:parent-style-name="Heading_20_1">
      <style:paragraph-properties fo:break-before="page"/>
      <style:text-properties officeooo:rsid="004f4850" officeooo:paragraph-rsid="004f4850"/>
    </style:style>
    <style:style style:name="P227" style:family="paragraph" style:parent-style-name="Heading_20_2">
      <style:text-properties officeooo:rsid="000e7238" officeooo:paragraph-rsid="000e7238"/>
    </style:style>
    <style:style style:name="P228" style:family="paragraph" style:parent-style-name="Heading_20_2">
      <style:text-properties officeooo:rsid="0039d326" officeooo:paragraph-rsid="0039d326"/>
    </style:style>
    <style:style style:name="P229" style:family="paragraph" style:parent-style-name="Heading_20_2">
      <style:text-properties officeooo:rsid="003aafe0" officeooo:paragraph-rsid="003aafe0"/>
    </style:style>
    <style:style style:name="P230" style:family="paragraph" style:parent-style-name="Heading_20_2">
      <style:text-properties officeooo:rsid="005892b1" officeooo:paragraph-rsid="005892b1"/>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01e30c6" officeooo:paragraph-rsid="001e30c6"/>
    </style:style>
    <style:style style:name="P233" style:family="paragraph" style:parent-style-name="Heading_20_2">
      <style:paragraph-properties fo:break-before="page"/>
      <style:text-properties officeooo:rsid="00681667" officeooo:paragraph-rsid="00681667"/>
    </style:style>
    <style:style style:name="P234" style:family="paragraph" style:parent-style-name="Heading_20_3">
      <style:text-properties officeooo:rsid="001e30c6" officeooo:paragraph-rsid="001e30c6"/>
    </style:style>
    <style:style style:name="P235" style:family="paragraph" style:parent-style-name="Heading_20_3">
      <style:text-properties officeooo:rsid="00201ead" officeooo:paragraph-rsid="00201ead"/>
    </style:style>
    <style:style style:name="P236" style:family="paragraph" style:parent-style-name="Heading_20_3">
      <style:text-properties officeooo:rsid="00283125" officeooo:paragraph-rsid="00283125"/>
    </style:style>
    <style:style style:name="P237" style:family="paragraph" style:parent-style-name="Heading_20_3">
      <style:text-properties officeooo:paragraph-rsid="008dbdb9" fo:background-color="transparent"/>
    </style:style>
    <style:style style:name="P238" style:family="paragraph" style:parent-style-name="Heading_20_7">
      <style:text-properties officeooo:rsid="0072e07f" officeooo:paragraph-rsid="0072e07f"/>
    </style:style>
    <style:style style:name="P239" style:family="paragraph" style:parent-style-name="Heading_20_7">
      <style:text-properties style:text-position="0% 100%" officeooo:rsid="0052315d"/>
    </style:style>
    <style:style style:name="P240" style:family="paragraph" style:parent-style-name="Heading_20_7">
      <style:text-properties officeooo:paragraph-rsid="00871378"/>
    </style:style>
    <style:style style:name="P241" style:family="paragraph" style:parent-style-name="Heading_20_7">
      <style:text-properties officeooo:paragraph-rsid="0090af96"/>
    </style:style>
    <style:style style:name="P242" style:family="paragraph" style:parent-style-name="Heading_20_7">
      <style:paragraph-properties fo:break-before="page"/>
      <style:text-properties officeooo:paragraph-rsid="0090af96"/>
    </style:style>
    <style:style style:name="P243" style:family="paragraph" style:parent-style-name="Preformatted_20_Text">
      <style:text-properties fo:font-weight="normal" officeooo:rsid="0032c3fc" officeooo:paragraph-rsid="0032c3fc" style:font-weight-asian="normal" style:font-weight-complex="normal"/>
    </style:style>
    <style:style style:name="P244" style:family="paragraph" style:parent-style-name="Preformatted_20_Text">
      <style:text-properties fo:font-weight="normal" officeooo:rsid="00368135" officeooo:paragraph-rsid="00368135" style:font-weight-asian="normal" style:font-weight-complex="normal"/>
    </style:style>
    <style:style style:name="P245" style:family="paragraph" style:parent-style-name="Preformatted_20_Text">
      <style:text-properties fo:font-weight="normal" officeooo:rsid="00368135" officeooo:paragraph-rsid="00752d48" style:font-weight-asian="normal" style:font-weight-complex="normal"/>
    </style:style>
    <style:style style:name="P246" style:family="paragraph" style:parent-style-name="Preformatted_20_Text">
      <style:text-properties fo:font-weight="normal" officeooo:rsid="003d14bf" officeooo:paragraph-rsid="00890bd4" style:font-weight-asian="normal" style:font-weight-complex="normal"/>
    </style:style>
    <style:style style:name="P247" style:family="paragraph" style:parent-style-name="Preformatted_20_Text">
      <style:text-properties fo:font-weight="normal" officeooo:rsid="004216de" officeooo:paragraph-rsid="00433a71" style:font-weight-asian="normal" style:font-weight-complex="normal"/>
    </style:style>
    <style:style style:name="P248" style:family="paragraph" style:parent-style-name="Preformatted_20_Text">
      <style:text-properties fo:font-weight="normal" officeooo:rsid="004216de" officeooo:paragraph-rsid="008bcbec" style:font-weight-asian="normal" style:font-weight-complex="normal"/>
    </style:style>
    <style:style style:name="P249" style:family="paragraph" style:parent-style-name="Preformatted_20_Text">
      <style:text-properties fo:font-weight="normal" officeooo:rsid="00184435" officeooo:paragraph-rsid="00184435" style:font-weight-asian="normal" style:font-weight-complex="normal"/>
    </style:style>
    <style:style style:name="P250" style:family="paragraph" style:parent-style-name="Preformatted_20_Text">
      <style:text-properties fo:font-weight="normal" officeooo:rsid="00184435" officeooo:paragraph-rsid="003aafe0" fo:background-color="transparent" style:font-weight-asian="normal" style:font-weight-complex="normal"/>
    </style:style>
    <style:style style:name="P251" style:family="paragraph" style:parent-style-name="Preformatted_20_Text">
      <style:text-properties fo:font-weight="bold" officeooo:rsid="00731dca" officeooo:paragraph-rsid="00731dca" style:font-weight-asian="bold" style:font-weight-complex="bold"/>
    </style:style>
    <style:style style:name="P252" style:family="paragraph" style:parent-style-name="Preformatted_20_Text">
      <style:text-properties fo:font-weight="bold" officeooo:rsid="00106776" officeooo:paragraph-rsid="00184435" style:font-weight-asian="bold" style:font-weight-complex="bold"/>
    </style:style>
    <style:style style:name="P253" style:family="paragraph" style:parent-style-name="Preformatted_20_Text">
      <style:text-properties fo:font-weight="bold" officeooo:rsid="00106776" officeooo:paragraph-rsid="003d14bf" style:font-weight-asian="bold" style:font-weight-complex="bold"/>
    </style:style>
    <style:style style:name="P254" style:family="paragraph" style:parent-style-name="Preformatted_20_Text">
      <style:text-properties fo:font-weight="bold" officeooo:rsid="00106776" officeooo:paragraph-rsid="00106776" style:font-weight-asian="bold" style:font-weight-complex="bold"/>
    </style:style>
    <style:style style:name="P255" style:family="paragraph" style:parent-style-name="Preformatted_20_Text">
      <style:text-properties fo:font-weight="bold" officeooo:rsid="00106776" officeooo:paragraph-rsid="008bcbec" style:font-weight-asian="bold" style:font-weight-complex="bold"/>
    </style:style>
    <style:style style:name="P256" style:family="paragraph" style:parent-style-name="Preformatted_20_Text">
      <style:text-properties fo:font-weight="bold" officeooo:rsid="00106776" officeooo:paragraph-rsid="003aafe0" style:font-weight-asian="bold" style:font-weight-complex="bold"/>
    </style:style>
    <style:style style:name="P257" style:family="paragraph" style:parent-style-name="Preformatted_20_Text">
      <style:text-properties fo:font-weight="bold" officeooo:rsid="000f0da5" officeooo:paragraph-rsid="0039d326" style:font-weight-asian="bold" style:font-weight-complex="bold"/>
    </style:style>
    <style:style style:name="P258" style:family="paragraph" style:parent-style-name="Preformatted_20_Text">
      <style:text-properties fo:font-weight="bold" officeooo:rsid="00106776" officeooo:paragraph-rsid="003aafe0" fo:background-color="transparent" style:font-weight-asian="bold" style:font-weight-complex="bold"/>
    </style:style>
    <style:style style:name="P259" style:family="paragraph" style:parent-style-name="Preformatted_20_Text">
      <style:text-properties style:text-position="0% 100%" fo:font-weight="normal" officeooo:rsid="00752d48" officeooo:paragraph-rsid="00752d48" style:font-weight-asian="normal" style:font-weight-complex="normal"/>
    </style:style>
    <style:style style:name="P260" style:family="paragraph" style:parent-style-name="Preformatted_20_Text">
      <style:text-properties style:text-position="0% 100%" fo:font-weight="normal" officeooo:rsid="00871378" officeooo:paragraph-rsid="00871378" style:font-weight-asian="normal" style:font-weight-complex="normal"/>
    </style:style>
    <style:style style:name="P261" style:family="paragraph" style:parent-style-name="Preformatted_20_Text">
      <style:text-properties style:text-position="0% 100%" fo:font-weight="normal" officeooo:rsid="00890bd4" officeooo:paragraph-rsid="00890bd4" style:font-weight-asian="normal" style:font-weight-complex="normal"/>
    </style:style>
    <style:style style:name="P262" style:family="paragraph" style:parent-style-name="Preformatted_20_Text">
      <style:text-properties style:text-position="0% 100%" fo:font-size="10pt" officeooo:rsid="007d8af9" officeooo:paragraph-rsid="007d8af9" style:font-size-asian="10pt" style:font-size-complex="10pt"/>
    </style:style>
    <style:style style:name="P263" style:family="paragraph" style:parent-style-name="Preformatted_20_Text">
      <style:text-properties style:text-position="0% 100%" officeooo:rsid="008cb7e3" officeooo:paragraph-rsid="008cb7e3"/>
    </style:style>
    <style:style style:name="P264"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265"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266" style:family="paragraph" style:parent-style-name="Preformatted_20_Text">
      <style:text-properties officeooo:paragraph-rsid="0011fa35"/>
    </style:style>
    <style:style style:name="P267" style:family="paragraph" style:parent-style-name="Preformatted_20_Text">
      <style:text-properties officeooo:paragraph-rsid="00853850"/>
    </style:style>
    <style:style style:name="P268" style:family="paragraph" style:parent-style-name="Preformatted_20_Text">
      <style:text-properties officeooo:paragraph-rsid="003aafe0"/>
    </style:style>
    <style:style style:name="P269" style:family="paragraph" style:parent-style-name="Preformatted_20_Text">
      <style:text-properties officeooo:paragraph-rsid="00871378"/>
    </style:style>
    <style:style style:name="P270" style:family="paragraph" style:parent-style-name="Preformatted_20_Text">
      <style:text-properties officeooo:rsid="0046962f" officeooo:paragraph-rsid="0046962f"/>
    </style:style>
    <style:style style:name="P271" style:family="paragraph" style:parent-style-name="Preformatted_20_Text">
      <style:text-properties officeooo:rsid="0048c221" officeooo:paragraph-rsid="0044f51b" fo:background-color="#ffff00"/>
    </style:style>
    <style:style style:name="P272" style:family="paragraph" style:parent-style-name="Preformatted_20_Text">
      <style:text-properties officeooo:rsid="008bcbec" officeooo:paragraph-rsid="008bcbec"/>
    </style:style>
    <style:style style:name="P273" style:family="paragraph" style:parent-style-name="Preformatted_20_Text">
      <style:text-properties officeooo:rsid="008bcbec" officeooo:paragraph-rsid="008cb7e3"/>
    </style:style>
    <style:style style:name="P274" style:family="paragraph" style:parent-style-name="Preformatted_20_Text">
      <style:text-properties officeooo:paragraph-rsid="008bcbec"/>
    </style:style>
    <style:style style:name="P275" style:family="paragraph" style:parent-style-name="Preformatted_20_Text">
      <style:text-properties officeooo:paragraph-rsid="008d53f8"/>
    </style:style>
    <style:style style:name="P276" style:family="paragraph" style:parent-style-name="Preformatted_20_Text">
      <style:text-properties officeooo:rsid="004bf6c0" officeooo:paragraph-rsid="004bf6c0"/>
    </style:style>
    <style:style style:name="P277" style:family="paragraph" style:parent-style-name="Subtitle">
      <style:text-properties officeooo:rsid="007b9ddc" officeooo:paragraph-rsid="007b9ddc"/>
    </style:style>
    <style:style style:name="P27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61e42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e420"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856ed"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792d38"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1d9a5" officeooo:paragraph-rsid="008dbdb9"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9c3c6c"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end" style:justify-single-word="false"/>
      <style:text-properties officeooo:rsid="007ae9e6" officeooo:paragraph-rsid="007ae9e6"/>
    </style:style>
    <style:style style:name="P287" style:family="paragraph" style:parent-style-name="Table_20_Contents">
      <style:paragraph-properties fo:text-align="end" style:justify-single-word="false"/>
      <style:text-properties officeooo:rsid="005892b1" officeooo:paragraph-rsid="008dbdb9"/>
    </style:style>
    <style:style style:name="P288" style:family="paragraph" style:parent-style-name="Table_20_Contents">
      <style:text-properties officeooo:rsid="005892b1" officeooo:paragraph-rsid="008dbdb9"/>
    </style:style>
    <style:style style:name="P289" style:family="paragraph" style:parent-style-name="Table_20_Contents">
      <style:paragraph-properties fo:text-align="end" style:justify-single-word="false"/>
      <style:text-properties officeooo:rsid="007856ed" officeooo:paragraph-rsid="008dbdb9"/>
    </style:style>
    <style:style style:name="P290" style:family="paragraph" style:parent-style-name="Table_20_Contents">
      <style:paragraph-properties fo:text-align="end" style:justify-single-word="false"/>
      <style:text-properties officeooo:rsid="005fac30" officeooo:paragraph-rsid="008dbdb9"/>
    </style:style>
    <style:style style:name="P291" style:family="paragraph" style:parent-style-name="Table_20_Contents">
      <style:text-properties officeooo:rsid="005fac30" officeooo:paragraph-rsid="008dbdb9"/>
    </style:style>
    <style:style style:name="P292" style:family="paragraph" style:parent-style-name="Table_20_Contents">
      <style:paragraph-properties fo:text-align="end" style:justify-single-word="false"/>
      <style:text-properties officeooo:paragraph-rsid="008dbdb9"/>
    </style:style>
    <style:style style:name="P293" style:family="paragraph" style:parent-style-name="Table_20_Contents">
      <style:paragraph-properties fo:text-align="end" style:justify-single-word="false"/>
      <style:text-properties officeooo:paragraph-rsid="009853eb"/>
    </style:style>
    <style:style style:name="P294" style:family="paragraph" style:parent-style-name="Table_20_Contents">
      <style:paragraph-properties fo:text-align="end" style:justify-single-word="false"/>
      <style:text-properties officeooo:paragraph-rsid="0099e82c"/>
    </style:style>
    <style:style style:name="P295" style:family="paragraph" style:parent-style-name="Table_20_Contents">
      <style:paragraph-properties fo:text-align="end" style:justify-single-word="false"/>
      <style:text-properties officeooo:rsid="0059d0d5" officeooo:paragraph-rsid="008dbdb9"/>
    </style:style>
    <style:style style:name="P296" style:family="paragraph" style:parent-style-name="Table_20_Contents">
      <style:paragraph-properties fo:text-align="end" style:justify-single-word="false"/>
      <style:text-properties officeooo:rsid="005e1bc9" officeooo:paragraph-rsid="008dbdb9"/>
    </style:style>
    <style:style style:name="P297" style:family="paragraph" style:parent-style-name="Table_20_Contents">
      <style:paragraph-properties fo:text-align="end" style:justify-single-word="false"/>
      <style:text-properties officeooo:rsid="0061e420" officeooo:paragraph-rsid="008ecfc7"/>
    </style:style>
    <style:style style:name="P298" style:family="paragraph" style:parent-style-name="Table_20_Contents">
      <style:text-properties officeooo:rsid="0061e420" officeooo:paragraph-rsid="008ecfc7"/>
    </style:style>
    <style:style style:name="P299" style:family="paragraph" style:parent-style-name="Table_20_Contents">
      <style:paragraph-properties fo:text-align="end" style:justify-single-word="false"/>
      <style:text-properties officeooo:rsid="006278a0" officeooo:paragraph-rsid="008ecfc7"/>
    </style:style>
    <style:style style:name="P300" style:family="paragraph" style:parent-style-name="Table_20_Contents">
      <style:paragraph-properties fo:text-align="end" style:justify-single-word="false"/>
      <style:text-properties officeooo:rsid="00635f05" officeooo:paragraph-rsid="008ecfc7"/>
    </style:style>
    <style:style style:name="P301" style:family="paragraph" style:parent-style-name="Table_20_Contents">
      <style:paragraph-properties fo:text-align="end" style:justify-single-word="false"/>
      <style:text-properties officeooo:rsid="006539d7" officeooo:paragraph-rsid="008ecfc7"/>
    </style:style>
    <style:style style:name="P302" style:family="paragraph" style:parent-style-name="Table_20_Contents">
      <style:paragraph-properties fo:text-align="end" style:justify-single-word="false"/>
      <style:text-properties officeooo:rsid="0066a171" officeooo:paragraph-rsid="008ecfc7"/>
    </style:style>
    <style:style style:name="P303" style:family="paragraph" style:parent-style-name="Table_20_Contents">
      <style:text-properties officeooo:rsid="009186eb" officeooo:paragraph-rsid="009186eb"/>
    </style:style>
    <style:style style:name="P304" style:family="paragraph" style:parent-style-name="Table_20_Contents">
      <style:paragraph-properties fo:text-align="end" style:justify-single-word="false"/>
      <style:text-properties officeooo:rsid="009186eb" officeooo:paragraph-rsid="009186eb"/>
    </style:style>
    <style:style style:name="P305" style:family="paragraph" style:parent-style-name="Table_20_Contents">
      <style:paragraph-properties fo:text-align="end" style:justify-single-word="false"/>
      <style:text-properties officeooo:rsid="009186eb" officeooo:paragraph-rsid="009853eb"/>
    </style:style>
    <style:style style:name="P306" style:family="paragraph" style:parent-style-name="Table_20_Contents">
      <style:text-properties officeooo:rsid="009186eb" officeooo:paragraph-rsid="009853eb"/>
    </style:style>
    <style:style style:name="P307" style:family="paragraph" style:parent-style-name="Table_20_Contents">
      <style:paragraph-properties fo:text-align="end" style:justify-single-word="false"/>
      <style:text-properties officeooo:rsid="009c3c6c" officeooo:paragraph-rsid="009c3c6c"/>
    </style:style>
    <style:style style:name="P308" style:family="paragraph" style:parent-style-name="Table_20_Contents">
      <style:paragraph-properties fo:text-align="end" style:justify-single-word="false"/>
      <style:text-properties officeooo:rsid="009c8937" officeooo:paragraph-rsid="009c8937"/>
    </style:style>
    <style:style style:name="P309" style:family="paragraph" style:parent-style-name="Table_20_Contents">
      <style:paragraph-properties fo:text-align="end" style:justify-single-word="false"/>
      <style:text-properties officeooo:rsid="009e8723" officeooo:paragraph-rsid="009e8723"/>
    </style:style>
    <style:style style:name="P310" style:family="paragraph" style:parent-style-name="Table_20_Contents">
      <style:paragraph-properties fo:text-align="end" style:justify-single-word="false"/>
      <style:text-properties officeooo:rsid="009efc50" officeooo:paragraph-rsid="009efc50"/>
    </style:style>
    <style:style style:name="P311" style:family="paragraph" style:parent-style-name="Text_20_body">
      <style:text-properties style:text-position="0% 100%" officeooo:rsid="002396c9" officeooo:paragraph-rsid="0076745c"/>
    </style:style>
    <style:style style:name="P312" style:family="paragraph" style:parent-style-name="Text_20_body">
      <style:text-properties style:text-position="0% 100%" fo:font-size="10pt" officeooo:rsid="0056b206" style:font-size-asian="10pt" style:font-size-complex="10pt"/>
    </style:style>
    <style:style style:name="P313" style:family="paragraph" style:parent-style-name="Text_20_body">
      <style:text-properties style:text-position="0% 100%" fo:font-size="10pt" officeooo:rsid="00571736" officeooo:paragraph-rsid="00571736" style:font-size-asian="10pt" style:font-size-complex="10pt"/>
    </style:style>
    <style:style style:name="P314"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315" style:family="paragraph" style:parent-style-name="Text_20_body">
      <style:text-properties style:text-position="0% 100%" officeooo:rsid="006f2ffc" officeooo:paragraph-rsid="0082417b"/>
    </style:style>
    <style:style style:name="P316" style:family="paragraph" style:parent-style-name="Text_20_body">
      <style:text-properties style:text-position="0% 100%" officeooo:rsid="002537ee" officeooo:paragraph-rsid="008d8a4a"/>
    </style:style>
    <style:style style:name="P317" style:family="paragraph" style:parent-style-name="Text_20_body">
      <style:text-properties fo:font-size="12pt" officeooo:rsid="007856ed" officeooo:paragraph-rsid="007856ed" style:font-size-asian="12pt" style:font-size-complex="12pt"/>
    </style:style>
    <style:style style:name="P318" style:family="paragraph" style:parent-style-name="Text_20_body">
      <style:text-properties fo:font-size="12pt" officeooo:rsid="004f4850" officeooo:paragraph-rsid="004f4850" fo:background-color="#ffff00" style:font-size-asian="12pt" style:font-size-complex="12pt"/>
    </style:style>
    <style:style style:name="P319" style:family="paragraph" style:parent-style-name="Text_20_body">
      <style:text-properties officeooo:rsid="007b9ddc" officeooo:paragraph-rsid="007b9ddc"/>
    </style:style>
    <style:style style:name="P320" style:family="paragraph" style:parent-style-name="Text_20_body">
      <style:text-properties officeooo:paragraph-rsid="007f657f"/>
    </style:style>
    <style:style style:name="P321" style:family="paragraph" style:parent-style-name="Text_20_body">
      <style:text-properties officeooo:paragraph-rsid="0021b771"/>
    </style:style>
    <style:style style:name="P322" style:family="paragraph" style:parent-style-name="Text_20_body">
      <style:text-properties officeooo:rsid="0025425d" officeooo:paragraph-rsid="0082417b"/>
    </style:style>
    <style:style style:name="P323" style:family="paragraph" style:parent-style-name="Text_20_body">
      <style:text-properties officeooo:paragraph-rsid="0025425d"/>
    </style:style>
    <style:style style:name="P324" style:family="paragraph" style:parent-style-name="Text_20_body">
      <style:text-properties officeooo:paragraph-rsid="0082417b"/>
    </style:style>
    <style:style style:name="P325" style:family="paragraph" style:parent-style-name="Text_20_body">
      <style:text-properties officeooo:paragraph-rsid="00871378"/>
    </style:style>
    <style:style style:name="P326" style:family="paragraph" style:parent-style-name="Text_20_body">
      <style:text-properties officeooo:rsid="00871378" officeooo:paragraph-rsid="00871378"/>
    </style:style>
    <style:style style:name="P327" style:family="paragraph" style:parent-style-name="Text_20_body">
      <style:text-properties officeooo:rsid="008bcbec" officeooo:paragraph-rsid="008bcbec"/>
    </style:style>
    <style:style style:name="P328" style:family="paragraph" style:parent-style-name="Text_20_body">
      <style:text-properties officeooo:paragraph-rsid="008bcbec"/>
    </style:style>
    <style:style style:name="P329" style:family="paragraph" style:parent-style-name="Text_20_body">
      <style:text-properties officeooo:paragraph-rsid="008d53f8"/>
    </style:style>
    <style:style style:name="P330" style:family="paragraph" style:parent-style-name="Text_20_body">
      <style:text-properties officeooo:paragraph-rsid="008dbdb9"/>
    </style:style>
    <style:style style:name="P331" style:family="paragraph" style:parent-style-name="Text_20_body">
      <style:text-properties officeooo:rsid="008dbdb9" officeooo:paragraph-rsid="008dbdb9"/>
    </style:style>
    <style:style style:name="P332" style:family="paragraph" style:parent-style-name="Text_20_body">
      <style:text-properties officeooo:rsid="005892b1" officeooo:paragraph-rsid="008dbdb9"/>
    </style:style>
    <style:style style:name="P333" style:family="paragraph" style:parent-style-name="Text_20_body">
      <style:text-properties officeooo:rsid="0059317d" officeooo:paragraph-rsid="008dbdb9"/>
    </style:style>
    <style:style style:name="P334" style:family="paragraph" style:parent-style-name="Text_20_body">
      <style:text-properties officeooo:rsid="0061e420" officeooo:paragraph-rsid="0061e420"/>
    </style:style>
    <style:style style:name="P335" style:family="paragraph" style:parent-style-name="Text_20_body">
      <style:text-properties officeooo:rsid="0061e420" officeooo:paragraph-rsid="008ecfc7"/>
    </style:style>
    <style:style style:name="P336" style:family="paragraph" style:parent-style-name="Text_20_body">
      <style:text-properties officeooo:rsid="008ecfc7" officeooo:paragraph-rsid="008ecfc7"/>
    </style:style>
    <style:style style:name="P337" style:family="paragraph" style:parent-style-name="Text_20_body">
      <style:text-properties officeooo:rsid="009853eb" officeooo:paragraph-rsid="0061e420"/>
    </style:style>
    <style:style style:name="P338" style:family="paragraph" style:parent-style-name="Text_20_body">
      <style:text-properties officeooo:rsid="009853eb" officeooo:paragraph-rsid="009853eb"/>
    </style:style>
    <style:style style:name="P339" style:family="paragraph" style:parent-style-name="Text_20_body">
      <style:paragraph-properties fo:break-before="page"/>
      <style:text-properties officeooo:rsid="009186eb" officeooo:paragraph-rsid="009186eb"/>
    </style:style>
    <style:style style:name="P340" style:family="paragraph" style:parent-style-name="Text_20_body">
      <style:paragraph-properties fo:break-before="page"/>
      <style:text-properties officeooo:rsid="009186eb" officeooo:paragraph-rsid="009853eb"/>
    </style:style>
    <style:style style:name="P341" style:family="paragraph" style:parent-style-name="Title">
      <style:text-properties officeooo:rsid="007b9ddc" officeooo:paragraph-rsid="007b9ddc"/>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14a816" fo:background-color="transparent"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06776" style:font-weight-asian="normal" style:font-weight-complex="normal"/>
    </style:style>
    <style:style style:name="T19" style:family="text">
      <style:text-properties fo:font-weight="normal" officeooo:rsid="0011fa35" style:font-weight-asian="normal" style:font-weight-complex="normal"/>
    </style:style>
    <style:style style:name="T20" style:family="text">
      <style:text-properties fo:font-weight="normal" officeooo:rsid="0013f7a7" style:font-weight-asian="normal" style:font-weight-complex="normal"/>
    </style:style>
    <style:style style:name="T21" style:family="text">
      <style:text-properties fo:font-weight="normal" officeooo:rsid="0014a816" style:font-weight-asian="normal" style:font-weight-complex="normal"/>
    </style:style>
    <style:style style:name="T22" style:family="text">
      <style:text-properties fo:font-weight="normal" officeooo:rsid="00184435" style:font-weight-asian="normal" style:font-weight-complex="normal"/>
    </style:style>
    <style:style style:name="T23" style:family="text">
      <style:text-properties fo:font-weight="normal" officeooo:rsid="000f0da5" style:font-weight-asian="normal" style:font-weight-complex="normal"/>
    </style:style>
    <style:style style:name="T24" style:family="text">
      <style:text-properties fo:font-weight="normal" officeooo:rsid="0018c696" style:font-weight-asian="normal" style:font-weight-complex="normal"/>
    </style:style>
    <style:style style:name="T25" style:family="text">
      <style:text-properties fo:font-weight="normal" officeooo:rsid="0019d87b" style:font-weight-asian="normal" style:font-weight-complex="normal"/>
    </style:style>
    <style:style style:name="T26" style:family="text">
      <style:text-properties fo:font-weight="normal" officeooo:rsid="0021dbb1" style:font-weight-asian="normal" style:font-weight-complex="normal"/>
    </style:style>
    <style:style style:name="T27" style:family="text">
      <style:text-properties fo:font-weight="normal" officeooo:rsid="0021b771" style:font-weight-asian="normal" style:font-weight-complex="normal"/>
    </style:style>
    <style:style style:name="T28" style:family="text">
      <style:text-properties fo:font-weight="normal" officeooo:rsid="0032c3fc" style:font-weight-asian="normal" style:font-weight-complex="normal"/>
    </style:style>
    <style:style style:name="T29" style:family="text">
      <style:text-properties fo:font-weight="normal" officeooo:rsid="00368135" style:font-weight-asian="normal" style:font-weight-complex="normal"/>
    </style:style>
    <style:style style:name="T30" style:family="text">
      <style:text-properties fo:font-weight="normal" officeooo:rsid="0036d200" style:font-weight-asian="normal" style:font-weight-complex="normal"/>
    </style:style>
    <style:style style:name="T31" style:family="text">
      <style:text-properties fo:font-weight="normal" officeooo:rsid="0039d326" style:font-weight-asian="normal" style:font-weight-complex="normal"/>
    </style:style>
    <style:style style:name="T32" style:family="text">
      <style:text-properties fo:font-weight="normal" officeooo:rsid="003aafe0" style:font-weight-asian="normal" style:font-weight-complex="normal"/>
    </style:style>
    <style:style style:name="T33" style:family="text">
      <style:text-properties fo:font-weight="normal" officeooo:rsid="003af33b" style:font-weight-asian="normal" style:font-weight-complex="normal"/>
    </style:style>
    <style:style style:name="T34" style:family="text">
      <style:text-properties fo:font-weight="normal" officeooo:rsid="003b2580" style:font-weight-asian="normal" style:font-weight-complex="normal"/>
    </style:style>
    <style:style style:name="T35" style:family="text">
      <style:text-properties fo:font-weight="normal" officeooo:rsid="003d14bf" style:font-weight-asian="normal" style:font-weight-complex="normal"/>
    </style:style>
    <style:style style:name="T36" style:family="text">
      <style:text-properties fo:font-weight="normal" officeooo:rsid="003dffa8" style:font-weight-asian="normal" style:font-weight-complex="normal"/>
    </style:style>
    <style:style style:name="T37" style:family="text">
      <style:text-properties fo:font-weight="normal" officeooo:rsid="003f5cfc" style:font-weight-asian="normal" style:font-weight-complex="normal"/>
    </style:style>
    <style:style style:name="T38" style:family="text">
      <style:text-properties fo:font-weight="normal" officeooo:rsid="004048c5" style:font-weight-asian="normal" style:font-weight-complex="normal"/>
    </style:style>
    <style:style style:name="T39" style:family="text">
      <style:text-properties fo:font-weight="normal" officeooo:rsid="0041ae66" style:font-weight-asian="normal" style:font-weight-complex="normal"/>
    </style:style>
    <style:style style:name="T40" style:family="text">
      <style:text-properties fo:font-weight="normal" officeooo:rsid="004216de" style:font-weight-asian="normal" style:font-weight-complex="normal"/>
    </style:style>
    <style:style style:name="T41" style:family="text">
      <style:text-properties fo:font-weight="normal" officeooo:rsid="004a5ef8" style:font-weight-asian="normal" style:font-weight-complex="normal"/>
    </style:style>
    <style:style style:name="T42" style:family="text">
      <style:text-properties fo:font-weight="normal" officeooo:rsid="00731dca" style:font-weight-asian="normal" style:font-weight-complex="normal"/>
    </style:style>
    <style:style style:name="T43" style:family="text">
      <style:text-properties fo:font-weight="normal" officeooo:rsid="00746c73" style:font-weight-asian="normal" style:font-weight-complex="normal"/>
    </style:style>
    <style:style style:name="T44" style:family="text">
      <style:text-properties fo:font-weight="normal" officeooo:rsid="00752d48" style:font-weight-asian="normal" style:font-weight-complex="normal"/>
    </style:style>
    <style:style style:name="T45" style:family="text">
      <style:text-properties fo:font-weight="normal" officeooo:rsid="007dc38b" style:font-weight-asian="normal" style:font-weight-complex="normal"/>
    </style:style>
    <style:style style:name="T46" style:family="text">
      <style:text-properties fo:font-weight="normal" officeooo:rsid="007f657f" style:font-weight-asian="normal" style:font-weight-complex="normal"/>
    </style:style>
    <style:style style:name="T47" style:family="text">
      <style:text-properties fo:font-weight="normal" officeooo:rsid="00853850" style:font-weight-asian="normal" style:font-weight-complex="normal"/>
    </style:style>
    <style:style style:name="T48" style:family="text">
      <style:text-properties fo:font-weight="normal" officeooo:rsid="00894b4e" style:font-weight-asian="normal" style:font-weight-complex="normal"/>
    </style:style>
    <style:style style:name="T49" style:family="text">
      <style:text-properties fo:font-weight="normal" officeooo:rsid="008bcbec" style:font-weight-asian="normal" style:font-weight-complex="normal"/>
    </style:style>
    <style:style style:name="T50" style:family="text">
      <style:text-properties fo:font-weight="normal" officeooo:rsid="003d14bf" fo:background-color="transparent" loext:char-shading-value="0" style:font-weight-asian="normal" style:font-weight-complex="normal"/>
    </style:style>
    <style:style style:name="T51" style:family="text">
      <style:text-properties fo:font-weight="normal" officeooo:rsid="0014a816" fo:background-color="transparent" loext:char-shading-value="0" style:font-weight-asian="normal" style:font-weight-complex="normal"/>
    </style:style>
    <style:style style:name="T52" style:family="text">
      <style:text-properties fo:font-weight="normal" officeooo:rsid="004216de" fo:background-color="transparent" loext:char-shading-value="0" style:font-weight-asian="normal" style:font-weight-complex="normal"/>
    </style:style>
    <style:style style:name="T53" style:family="text">
      <style:text-properties fo:font-weight="normal" officeooo:rsid="00894b4e" fo:background-color="transparent" loext:char-shading-value="0" style:font-weight-asian="normal" style:font-weight-complex="normal"/>
    </style:style>
    <style:style style:name="T54" style:family="text">
      <style:text-properties officeooo:rsid="00106776"/>
    </style:style>
    <style:style style:name="T55" style:family="text">
      <style:text-properties officeooo:rsid="0013f7a7"/>
    </style:style>
    <style:style style:name="T56"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69"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70"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71"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72"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73"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74" style:family="text">
      <style:text-properties style:font-name="DejaVu Sans Mono" fo:font-size="10pt" style:font-name-asian="DejaVu Sans Mono" style:font-size-asian="10pt" style:font-name-complex="DejaVu Sans Mono" style:font-size-complex="10pt"/>
    </style:style>
    <style:style style:name="T75" style:family="text">
      <style:text-properties style:font-name="DejaVu Sans Mono" fo:font-size="10pt" officeooo:rsid="000e7238" style:font-name-asian="DejaVu Sans Mono" style:font-size-asian="10pt" style:font-name-complex="DejaVu Sans Mono" style:font-size-complex="10pt"/>
    </style:style>
    <style:style style:name="T76" style:family="text">
      <style:text-properties style:font-name="DejaVu Sans Mono" fo:font-size="10pt" officeooo:rsid="000f0da5" style:font-name-asian="DejaVu Sans Mono" style:font-size-asian="10pt" style:font-name-complex="DejaVu Sans Mono" style:font-size-complex="10pt"/>
    </style:style>
    <style:style style:name="T77" style:family="text">
      <style:text-properties style:font-name="DejaVu Sans Mono" fo:font-size="10pt" officeooo:rsid="00164cbf" style:font-name-asian="DejaVu Sans Mono" style:font-size-asian="10pt" style:font-name-complex="DejaVu Sans Mono" style:font-size-complex="10pt"/>
    </style:style>
    <style:style style:name="T78" style:family="text">
      <style:text-properties style:font-name="DejaVu Sans Mono" fo:font-size="10pt" officeooo:rsid="0011fa35" style:font-name-asian="DejaVu Sans Mono" style:font-size-asian="10pt" style:font-name-complex="DejaVu Sans Mono" style:font-size-complex="10pt"/>
    </style:style>
    <style:style style:name="T79" style:family="text">
      <style:text-properties style:font-name="DejaVu Sans Mono" fo:font-size="10pt" officeooo:rsid="0044f51b" style:font-name-asian="DejaVu Sans Mono" style:font-size-asian="10pt" style:font-name-complex="DejaVu Sans Mono" style:font-size-complex="10pt"/>
    </style:style>
    <style:style style:name="T80" style:family="text">
      <style:text-properties style:font-name="DejaVu Sans Mono" fo:font-size="10pt" officeooo:rsid="003aafe0" style:font-name-asian="DejaVu Sans Mono" style:font-size-asian="10pt" style:font-name-complex="DejaVu Sans Mono" style:font-size-complex="10pt"/>
    </style:style>
    <style:style style:name="T81" style:family="text">
      <style:text-properties style:font-name="DejaVu Sans Mono" fo:font-size="10pt" officeooo:rsid="00894b4e" style:font-name-asian="DejaVu Sans Mono" style:font-size-asian="10pt" style:font-name-complex="DejaVu Sans Mono" style:font-size-complex="10pt"/>
    </style:style>
    <style:style style:name="T82" style:family="text">
      <style:text-properties officeooo:rsid="0014a816"/>
    </style:style>
    <style:style style:name="T83" style:family="text">
      <style:text-properties fo:font-style="italic" style:font-style-asian="italic" style:font-style-complex="italic"/>
    </style:style>
    <style:style style:name="T84" style:family="text">
      <style:text-properties fo:font-style="italic" officeooo:rsid="0014a816" style:font-style-asian="italic" style:font-style-complex="italic"/>
    </style:style>
    <style:style style:name="T85" style:family="text">
      <style:text-properties fo:font-style="italic" officeooo:rsid="0034a96a" style:font-style-asian="italic" style:font-style-complex="italic"/>
    </style:style>
    <style:style style:name="T86" style:family="text">
      <style:text-properties fo:font-style="italic" officeooo:rsid="008bcbec"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164cbf" style:font-style-asian="italic" style:font-weight-asian="normal" style:font-style-complex="italic" style:font-weight-complex="normal"/>
    </style:style>
    <style:style style:name="T89" style:family="text">
      <style:text-properties fo:font-style="italic" fo:font-weight="normal" officeooo:rsid="000e7238" style:font-style-asian="italic" style:font-weight-asian="normal" style:font-style-complex="italic" style:font-weight-complex="normal"/>
    </style:style>
    <style:style style:name="T90" style:family="text">
      <style:text-properties fo:font-style="italic" fo:font-weight="normal" officeooo:rsid="00184435" style:font-style-asian="italic" style:font-weight-asian="normal" style:font-style-complex="italic" style:font-weight-complex="normal"/>
    </style:style>
    <style:style style:name="T91" style:family="text">
      <style:text-properties fo:font-style="italic" fo:font-weight="normal" officeooo:rsid="0019d87b" style:font-style-asian="italic" style:font-weight-asian="normal" style:font-style-complex="italic" style:font-weight-complex="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164cbf"/>
    </style:style>
    <style:style style:name="T94" style:family="text">
      <style:text-properties officeooo:rsid="00184435"/>
    </style:style>
    <style:style style:name="T95" style:family="text">
      <style:text-properties style:text-position="super 58%"/>
    </style:style>
    <style:style style:name="T96" style:family="text">
      <style:text-properties style:text-position="super 58%" fo:font-weight="normal" officeooo:rsid="00184435" style:font-weight-asian="normal" style:font-weight-complex="normal"/>
    </style:style>
    <style:style style:name="T97" style:family="text">
      <style:text-properties style:text-position="super 58%" fo:font-weight="normal" officeooo:rsid="003aafe0" style:font-weight-asian="normal" style:font-weight-complex="normal"/>
    </style:style>
    <style:style style:name="T98" style:family="text">
      <style:text-properties style:text-position="super 58%" fo:font-weight="normal" officeooo:rsid="007dc38b" style:font-weight-asian="normal" style:font-weight-complex="normal"/>
    </style:style>
    <style:style style:name="T99" style:family="text">
      <style:text-properties style:text-position="super 58%" officeooo:rsid="002396c9"/>
    </style:style>
    <style:style style:name="T100" style:family="text">
      <style:text-properties style:text-position="super 58%" officeooo:rsid="002537ee"/>
    </style:style>
    <style:style style:name="T101" style:family="text">
      <style:text-properties style:text-position="super 58%" officeooo:rsid="00283125"/>
    </style:style>
    <style:style style:name="T102"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03"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04"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05"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06" style:family="text">
      <style:text-properties style:text-position="super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07"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08" style:family="text">
      <style:text-properties style:text-position="super 58%" fo:font-size="10pt" style:font-size-asian="8.75pt" style:font-size-complex="10pt"/>
    </style:style>
    <style:style style:name="T109" style:family="text">
      <style:text-properties style:text-position="super 58%" fo:font-size="10pt" officeooo:rsid="00540525" style:font-size-asian="8.75pt" style:font-size-complex="10pt"/>
    </style:style>
    <style:style style:name="T110" style:family="text">
      <style:text-properties style:text-position="super 58%" officeooo:rsid="006c8536"/>
    </style:style>
    <style:style style:name="T111" style:family="text">
      <style:text-properties style:text-position="super 58%" officeooo:rsid="006ceabf"/>
    </style:style>
    <style:style style:name="T112" style:family="text">
      <style:text-properties style:text-position="super 58%" officeooo:rsid="00731dca"/>
    </style:style>
    <style:style style:name="T113" style:family="text">
      <style:text-properties style:text-position="super 58%" officeooo:rsid="00752d48"/>
    </style:style>
    <style:style style:name="T114" style:family="text">
      <style:text-properties style:text-position="super 58%" officeooo:rsid="007ae9e6"/>
    </style:style>
    <style:style style:name="T115" style:family="text">
      <style:text-properties style:text-position="super 58%" officeooo:rsid="0082417b"/>
    </style:style>
    <style:style style:name="T116" style:family="text">
      <style:text-properties style:text-position="super 58%" fo:font-size="12pt" officeooo:rsid="004f4850" style:font-size-asian="12pt" style:font-size-complex="12pt"/>
    </style:style>
    <style:style style:name="T117" style:family="text">
      <style:text-properties style:text-position="super 58%" fo:font-size="12pt" officeooo:rsid="008dbdb9" style:font-size-asian="12pt" style:font-size-complex="12pt"/>
    </style:style>
    <style:style style:name="T118" style:family="text">
      <style:text-properties officeooo:rsid="0018c696"/>
    </style:style>
    <style:style style:name="T119"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20" style:family="text">
      <style:text-properties fo:font-size="8pt" fo:font-style="italic" style:font-size-asian="8pt" style:font-style-asian="italic" style:font-size-complex="8pt" style:font-style-complex="italic"/>
    </style:style>
    <style:style style:name="T121" style:family="text">
      <style:text-properties fo:font-size="8pt" fo:font-style="italic" officeooo:rsid="0018c696" style:font-size-asian="8pt" style:font-style-asian="italic" style:font-size-complex="8pt" style:font-style-complex="italic"/>
    </style:style>
    <style:style style:name="T122"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23" style:family="text">
      <style:text-properties officeooo:rsid="001e30c6"/>
    </style:style>
    <style:style style:name="T124" style:family="text">
      <style:text-properties officeooo:rsid="00201ead"/>
    </style:style>
    <style:style style:name="T125" style:family="text">
      <style:text-properties officeooo:rsid="0021b771"/>
    </style:style>
    <style:style style:name="T126" style:family="text">
      <style:text-properties officeooo:rsid="002396c9"/>
    </style:style>
    <style:style style:name="T127" style:family="text">
      <style:text-properties officeooo:rsid="002537ee"/>
    </style:style>
    <style:style style:name="T128" style:family="text">
      <style:text-properties style:text-position="sub 58%"/>
    </style:style>
    <style:style style:name="T129" style:family="text">
      <style:text-properties style:text-position="sub 58%" officeooo:rsid="002537ee"/>
    </style:style>
    <style:style style:name="T130" style:family="text">
      <style:text-properties style:text-position="sub 58%" fo:font-weight="normal" officeooo:rsid="0039d326" style:font-weight-asian="normal" style:font-weight-complex="normal"/>
    </style:style>
    <style:style style:name="T131" style:family="text">
      <style:text-properties style:text-position="sub 58%" fo:font-weight="normal" officeooo:rsid="003aafe0" style:font-weight-asian="normal" style:font-weight-complex="normal"/>
    </style:style>
    <style:style style:name="T132" style:family="text">
      <style:text-properties style:text-position="sub 58%" fo:font-weight="normal" officeooo:rsid="003b2580" style:font-weight-asian="normal" style:font-weight-complex="normal"/>
    </style:style>
    <style:style style:name="T133" style:family="text">
      <style:text-properties style:text-position="sub 58%" fo:font-weight="normal" officeooo:rsid="003d14bf" style:font-weight-asian="normal" style:font-weight-complex="normal"/>
    </style:style>
    <style:style style:name="T134" style:family="text">
      <style:text-properties style:text-position="sub 58%" fo:font-weight="normal" officeooo:rsid="003dffa8" style:font-weight-asian="normal" style:font-weight-complex="normal"/>
    </style:style>
    <style:style style:name="T135" style:family="text">
      <style:text-properties style:text-position="sub 58%" fo:font-weight="normal" officeooo:rsid="004048c5" style:font-weight-asian="normal" style:font-weight-complex="normal"/>
    </style:style>
    <style:style style:name="T136" style:family="text">
      <style:text-properties style:text-position="sub 58%" fo:font-weight="normal" officeooo:rsid="0040cf08" style:font-weight-asian="normal" style:font-weight-complex="normal"/>
    </style:style>
    <style:style style:name="T137" style:family="text">
      <style:text-properties style:text-position="sub 58%" fo:font-weight="normal" officeooo:rsid="004a5ef8" style:font-weight-asian="normal" style:font-weight-complex="normal"/>
    </style:style>
    <style:style style:name="T138" style:family="text">
      <style:text-properties style:text-position="sub 58%" fo:font-weight="normal" officeooo:rsid="00752d48" style:font-weight-asian="normal" style:font-weight-complex="normal"/>
    </style:style>
    <style:style style:name="T139" style:family="text">
      <style:text-properties style:text-position="sub 58%" fo:font-weight="normal" officeooo:rsid="00853850" style:font-weight-asian="normal" style:font-weight-complex="normal"/>
    </style:style>
    <style:style style:name="T140" style:family="text">
      <style:text-properties style:text-position="sub 58%" fo:font-weight="normal" officeooo:rsid="004216de" style:font-weight-asian="normal" style:font-weight-complex="normal"/>
    </style:style>
    <style:style style:name="T141" style:family="text">
      <style:text-properties style:text-position="sub 58%" fo:font-weight="normal" officeooo:rsid="003d14bf" fo:background-color="transparent" loext:char-shading-value="0" style:font-weight-asian="normal" style:font-weight-complex="normal"/>
    </style:style>
    <style:style style:name="T142" style:family="text">
      <style:text-properties style:text-position="sub 58%" fo:font-weight="normal" officeooo:rsid="004216de" fo:background-color="transparent" loext:char-shading-value="0" style:font-weight-asian="normal" style:font-weight-complex="normal"/>
    </style:style>
    <style:style style:name="T143" style:family="text">
      <style:text-properties style:text-position="sub 58%" fo:font-weight="normal" officeooo:rsid="008bcbec" fo:background-color="transparent" loext:char-shading-value="0" style:font-weight-asian="normal" style:font-weight-complex="normal"/>
    </style:style>
    <style:style style:name="T144"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45"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46"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47"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48"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49"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50"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51"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52"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53"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54"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55"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56" style:family="text">
      <style:text-properties style:text-position="sub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57" style:family="text">
      <style:text-properties style:text-position="sub 58%"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158"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59"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60"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61"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62"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63"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64"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65"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66"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67"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68"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69" style:family="text">
      <style:text-properties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70" style:family="text">
      <style:text-properties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171" style:family="text">
      <style:text-properties style:text-position="sub 58%" style:font-name="DejaVu Sans Mono" fo:font-size="10pt" style:font-name-asian="DejaVu Sans Mono" style:font-size-asian="10pt" style:font-name-complex="DejaVu Sans Mono" style:font-size-complex="10pt"/>
    </style:style>
    <style:style style:name="T172"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73"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74"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75"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76"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77" style:family="text">
      <style:text-properties style:text-position="sub 58%" officeooo:rsid="000f0da5"/>
    </style:style>
    <style:style style:name="T178" style:family="text">
      <style:text-properties style:text-position="sub 58%" officeooo:rsid="003b2580"/>
    </style:style>
    <style:style style:name="T179" style:family="text">
      <style:text-properties style:text-position="sub 58%" officeooo:rsid="003d14bf"/>
    </style:style>
    <style:style style:name="T180" style:family="text">
      <style:text-properties style:text-position="sub 58%" officeooo:rsid="003dffa8"/>
    </style:style>
    <style:style style:name="T181" style:family="text">
      <style:text-properties style:text-position="sub 58%" officeooo:rsid="00540525"/>
    </style:style>
    <style:style style:name="T182" style:family="text">
      <style:text-properties style:text-position="sub 58%" fo:font-size="10pt" style:font-size-asian="8.75pt" style:font-size-complex="10pt"/>
    </style:style>
    <style:style style:name="T183" style:family="text">
      <style:text-properties style:text-position="sub 58%" fo:font-size="10pt" officeooo:rsid="00540525" style:font-size-asian="8.75pt" style:font-size-complex="10pt"/>
    </style:style>
    <style:style style:name="T184" style:family="text">
      <style:text-properties style:text-position="sub 58%" fo:font-size="10pt" fo:font-weight="normal" style:font-size-asian="8.75pt" style:font-weight-asian="normal" style:font-size-complex="10pt" style:font-weight-complex="normal"/>
    </style:style>
    <style:style style:name="T185" style:family="text">
      <style:text-properties style:text-position="sub 58%" officeooo:rsid="00752d48"/>
    </style:style>
    <style:style style:name="T186" style:family="text">
      <style:text-properties style:text-position="sub 58%" officeooo:rsid="0013f7a7" fo:background-color="transparent" loext:char-shading-value="0"/>
    </style:style>
    <style:style style:name="T187" style:family="text">
      <style:text-properties style:text-position="sub 58%" fo:background-color="transparent" loext:char-shading-value="0"/>
    </style:style>
    <style:style style:name="T188" style:family="text">
      <style:text-properties style:text-position="sub 58%" officeooo:rsid="0087c394"/>
    </style:style>
    <style:style style:name="T189" style:family="text">
      <style:text-properties style:text-position="sub 58%" officeooo:rsid="004216de"/>
    </style:style>
    <style:style style:name="T190" style:family="text">
      <style:text-properties style:text-position="0% 100%"/>
    </style:style>
    <style:style style:name="T191" style:family="text">
      <style:text-properties style:text-position="0% 100%" officeooo:rsid="002537ee"/>
    </style:style>
    <style:style style:name="T192" style:family="text">
      <style:text-properties style:text-position="0% 100%" officeooo:rsid="002396c9"/>
    </style:style>
    <style:style style:name="T193" style:family="text">
      <style:text-properties style:text-position="0% 100%" officeooo:rsid="00201ead"/>
    </style:style>
    <style:style style:name="T194" style:family="text">
      <style:text-properties style:text-position="0% 100%" officeooo:rsid="00263a9f"/>
    </style:style>
    <style:style style:name="T195" style:family="text">
      <style:text-properties style:text-position="0% 100%" officeooo:rsid="00283125"/>
    </style:style>
    <style:style style:name="T196" style:family="text">
      <style:text-properties style:text-position="0% 100%" officeooo:rsid="0025425d"/>
    </style:style>
    <style:style style:name="T197" style:family="text">
      <style:text-properties style:text-position="0% 100%" officeooo:rsid="002ae646"/>
    </style:style>
    <style:style style:name="T198"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99"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200" style:family="text">
      <style:text-properties style:text-position="0% 100%" style:font-name="DejaVu Sans Mono" fo:font-size="10pt" style:font-name-asian="DejaVu Sans Mono" style:font-size-asian="10pt" style:font-name-complex="DejaVu Sans Mono" style:font-size-complex="10pt"/>
    </style:style>
    <style:style style:name="T201" style:family="text">
      <style:text-properties style:text-position="0% 100%" style:font-name="DejaVu Sans Mono" fo:font-size="10pt" officeooo:rsid="003d14bf" style:font-name-asian="DejaVu Sans Mono" style:font-size-asian="10pt" style:font-name-complex="DejaVu Sans Mono" style:font-size-complex="10pt"/>
    </style:style>
    <style:style style:name="T202" style:family="text">
      <style:text-properties style:text-position="0% 100%" style:font-name="DejaVu Sans Mono" fo:font-size="10pt" officeooo:rsid="003fb988" style:font-name-asian="DejaVu Sans Mono" style:font-size-asian="10pt" style:font-name-complex="DejaVu Sans Mono" style:font-size-complex="10pt"/>
    </style:style>
    <style:style style:name="T203" style:family="text">
      <style:text-properties style:text-position="0% 100%" style:font-name="DejaVu Sans Mono" fo:font-size="10pt" officeooo:rsid="004048c5" style:font-name-asian="DejaVu Sans Mono" style:font-size-asian="10pt" style:font-name-complex="DejaVu Sans Mono" style:font-size-complex="10pt"/>
    </style:style>
    <style:style style:name="T204" style:family="text">
      <style:text-properties style:text-position="0% 100%" style:font-name="DejaVu Sans Mono" fo:font-size="10pt" officeooo:rsid="0040cf08" style:font-name-asian="DejaVu Sans Mono" style:font-size-asian="10pt" style:font-name-complex="DejaVu Sans Mono" style:font-size-complex="10pt"/>
    </style:style>
    <style:style style:name="T205" style:family="text">
      <style:text-properties style:text-position="0% 100%" style:font-name="DejaVu Sans Mono" fo:font-size="10pt" officeooo:rsid="0044f51b" style:font-name-asian="DejaVu Sans Mono" style:font-size-asian="10pt" style:font-name-complex="DejaVu Sans Mono" style:font-size-complex="10pt"/>
    </style:style>
    <style:style style:name="T206" style:family="text">
      <style:text-properties style:text-position="0% 100%" style:font-name="DejaVu Sans Mono" fo:font-size="10pt" officeooo:rsid="0046962f" style:font-name-asian="DejaVu Sans Mono" style:font-size-asian="10pt" style:font-name-complex="DejaVu Sans Mono" style:font-size-complex="10pt"/>
    </style:style>
    <style:style style:name="T207" style:family="text">
      <style:text-properties style:text-position="0% 100%" style:font-name="DejaVu Sans Mono" fo:font-size="10pt" officeooo:rsid="00488693" style:font-name-asian="DejaVu Sans Mono" style:font-size-asian="10pt" style:font-name-complex="DejaVu Sans Mono" style:font-size-complex="10pt"/>
    </style:style>
    <style:style style:name="T208" style:family="text">
      <style:text-properties style:text-position="0% 100%" style:font-name="DejaVu Sans Mono" fo:font-size="10pt" officeooo:rsid="004bf6c0" style:font-name-asian="DejaVu Sans Mono" style:font-size-asian="10pt" style:font-name-complex="DejaVu Sans Mono" style:font-size-complex="10pt"/>
    </style:style>
    <style:style style:name="T209" style:family="text">
      <style:text-properties style:text-position="0% 100%" style:font-name="DejaVu Sans Mono" fo:font-size="10pt" officeooo:rsid="00894b4e" style:font-name-asian="DejaVu Sans Mono" style:font-size-asian="10pt" style:font-name-complex="DejaVu Sans Mono" style:font-size-complex="10pt"/>
    </style:style>
    <style:style style:name="T210" style:family="text">
      <style:text-properties style:text-position="0% 100%" style:font-name="DejaVu Sans Mono" fo:font-size="10pt" officeooo:rsid="008d53f8" style:font-name-asian="DejaVu Sans Mono" style:font-size-asian="10pt" style:font-name-complex="DejaVu Sans Mono" style:font-size-complex="10pt"/>
    </style:style>
    <style:style style:name="T211"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212"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13"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14"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15"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16"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17"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18"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19"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20"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221"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222"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23"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224" style:family="text">
      <style:text-properties style:text-position="0% 100%"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225"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26"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27"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28"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29" style:family="text">
      <style:text-properties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230"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31"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32"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33"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34"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35"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36"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37"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38"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39"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40"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1" style:family="text">
      <style:text-properties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42"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3"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44"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45" style:family="text">
      <style:text-properties style:text-position="0% 100%" fo:font-weight="normal" style:font-weight-asian="normal" style:font-weight-complex="normal"/>
    </style:style>
    <style:style style:name="T246" style:family="text">
      <style:text-properties style:text-position="0% 100%" fo:font-weight="normal" officeooo:rsid="003aafe0" style:font-weight-asian="normal" style:font-weight-complex="normal"/>
    </style:style>
    <style:style style:name="T247" style:family="text">
      <style:text-properties style:text-position="0% 100%" fo:font-weight="normal" officeooo:rsid="0040955c" style:font-weight-asian="normal" style:font-weight-complex="normal"/>
    </style:style>
    <style:style style:name="T248" style:family="text">
      <style:text-properties style:text-position="0% 100%" fo:font-weight="normal" officeooo:rsid="0040cf08" style:font-weight-asian="normal" style:font-weight-complex="normal"/>
    </style:style>
    <style:style style:name="T249" style:family="text">
      <style:text-properties style:text-position="0% 100%" fo:font-weight="normal" officeooo:rsid="00853850" style:font-weight-asian="normal" style:font-weight-complex="normal"/>
    </style:style>
    <style:style style:name="T250" style:family="text">
      <style:text-properties style:text-position="0% 100%" fo:font-weight="normal" officeooo:rsid="0039d326" style:font-weight-asian="normal" style:font-weight-complex="normal"/>
    </style:style>
    <style:style style:name="T251" style:family="text">
      <style:text-properties style:text-position="0% 100%" fo:font-weight="normal" officeooo:rsid="0040cf08" fo:background-color="transparent" loext:char-shading-value="0" style:font-weight-asian="normal" style:font-weight-complex="normal"/>
    </style:style>
    <style:style style:name="T252" style:family="text">
      <style:text-properties style:text-position="0% 100%" fo:font-weight="normal" officeooo:rsid="00894b4e" fo:background-color="transparent" loext:char-shading-value="0" style:font-weight-asian="normal" style:font-weight-complex="normal"/>
    </style:style>
    <style:style style:name="T253" style:family="text">
      <style:text-properties style:text-position="0% 100%" fo:font-weight="bold" style:font-weight-asian="bold" style:font-weight-complex="bold"/>
    </style:style>
    <style:style style:name="T254" style:family="text">
      <style:text-properties style:text-position="0% 100%" fo:font-weight="bold" officeooo:rsid="00853850" style:font-weight-asian="bold" style:font-weight-complex="bold"/>
    </style:style>
    <style:style style:name="T255" style:family="text">
      <style:text-properties style:text-position="0% 100%" fo:font-size="10pt" officeooo:rsid="0056b206" style:font-size-asian="10pt" style:font-size-complex="10pt"/>
    </style:style>
    <style:style style:name="T256" style:family="text">
      <style:text-properties style:text-position="0% 100%" officeooo:rsid="004f5df5"/>
    </style:style>
    <style:style style:name="T257"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58" style:family="text">
      <style:text-properties style:text-position="0% 100%" officeooo:rsid="002e10bd"/>
    </style:style>
    <style:style style:name="T259" style:family="text">
      <style:text-properties style:text-position="0% 100%" officeooo:rsid="00509763"/>
    </style:style>
    <style:style style:name="T260" style:family="text">
      <style:text-properties style:text-position="0% 100%" fo:font-style="italic" officeooo:rsid="002ae646" style:font-style-asian="italic" style:font-style-complex="italic"/>
    </style:style>
    <style:style style:name="T261" style:family="text">
      <style:text-properties style:text-position="0% 100%" fo:font-style="italic" officeooo:rsid="002396c9" style:font-style-asian="italic" style:font-style-complex="italic"/>
    </style:style>
    <style:style style:name="T262" style:family="text">
      <style:text-properties style:text-position="0% 100%" officeooo:rsid="0054aa5f"/>
    </style:style>
    <style:style style:name="T263" style:family="text">
      <style:text-properties style:text-position="0% 100%" officeooo:rsid="006c8536"/>
    </style:style>
    <style:style style:name="T264" style:family="text">
      <style:text-properties style:text-position="0% 100%" officeooo:rsid="006ceabf"/>
    </style:style>
    <style:style style:name="T265" style:family="text">
      <style:text-properties style:text-position="0% 100%" officeooo:rsid="0072e07f"/>
    </style:style>
    <style:style style:name="T266" style:family="text">
      <style:text-properties style:text-position="0% 100%" officeooo:rsid="002f7fac"/>
    </style:style>
    <style:style style:name="T267" style:family="text">
      <style:text-properties style:text-position="0% 100%" officeooo:rsid="00540525"/>
    </style:style>
    <style:style style:name="T268" style:family="text">
      <style:text-properties style:text-position="0% 100%" officeooo:rsid="00752d48"/>
    </style:style>
    <style:style style:name="T269" style:family="text">
      <style:text-properties style:text-position="0% 100%" officeooo:rsid="0076745c"/>
    </style:style>
    <style:style style:name="T270" style:family="text">
      <style:text-properties style:text-position="0% 100%" officeooo:rsid="007ae9e6"/>
    </style:style>
    <style:style style:name="T271" style:family="text">
      <style:text-properties style:text-position="0% 100%" officeooo:rsid="0082417b"/>
    </style:style>
    <style:style style:name="T272" style:family="text">
      <style:text-properties style:text-position="0% 100%" officeooo:rsid="006f2ffc"/>
    </style:style>
    <style:style style:name="T273" style:family="text">
      <style:text-properties style:text-position="0% 100%" officeooo:rsid="0021b771"/>
    </style:style>
    <style:style style:name="T274"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275" style:family="text">
      <style:text-properties style:text-position="0% 100%" officeooo:rsid="0087c394" fo:background-color="transparent" loext:char-shading-value="0"/>
    </style:style>
    <style:style style:name="T276" style:family="text">
      <style:text-properties style:text-position="0% 100%" officeooo:rsid="0013f7a7" fo:background-color="transparent" loext:char-shading-value="0"/>
    </style:style>
    <style:style style:name="T277" style:family="text">
      <style:text-properties style:text-position="0% 100%" officeooo:rsid="00890bd4" fo:background-color="transparent" loext:char-shading-value="0"/>
    </style:style>
    <style:style style:name="T278" style:family="text">
      <style:text-properties style:text-position="0% 100%" fo:background-color="transparent" loext:char-shading-value="0"/>
    </style:style>
    <style:style style:name="T279" style:family="text">
      <style:text-properties style:text-position="0% 100%" officeooo:rsid="0087c394"/>
    </style:style>
    <style:style style:name="T280" style:family="text">
      <style:text-properties style:text-position="0% 100%" officeooo:rsid="008d53f8"/>
    </style:style>
    <style:style style:name="T281" style:family="text">
      <style:text-properties style:text-position="0% 100%" officeooo:rsid="008d8a4a"/>
    </style:style>
    <style:style style:name="T282" style:family="text">
      <style:text-properties style:text-position="0% 100%" fo:font-size="12pt" style:font-size-asian="12pt" style:font-size-complex="12pt"/>
    </style:style>
    <style:style style:name="T283" style:family="text">
      <style:text-properties style:text-position="0% 100%" fo:font-size="12pt" officeooo:rsid="004f4850" style:font-size-asian="12pt" style:font-size-complex="12pt"/>
    </style:style>
    <style:style style:name="T284" style:family="text">
      <style:text-properties style:text-position="0% 100%" fo:font-size="12pt" officeooo:rsid="008dbdb9" style:font-size-asian="12pt" style:font-size-complex="12pt"/>
    </style:style>
    <style:style style:name="T285" style:family="text">
      <style:text-properties officeooo:rsid="002e10bd"/>
    </style:style>
    <style:style style:name="T286" style:family="text">
      <style:text-properties officeooo:rsid="002f7fac"/>
    </style:style>
    <style:style style:name="T287" style:family="text">
      <style:text-properties style:font-name="Source Code Pro"/>
    </style:style>
    <style:style style:name="T288" style:family="text">
      <style:text-properties officeooo:rsid="0034a96a"/>
    </style:style>
    <style:style style:name="T289" style:family="text">
      <style:text-properties officeooo:rsid="0036d200"/>
    </style:style>
    <style:style style:name="T290" style:family="text">
      <style:text-properties officeooo:rsid="003737db"/>
    </style:style>
    <style:style style:name="T291"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92"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93"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94"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295" style:family="text">
      <style:text-properties style:font-name="DejaVu Sans" fo:font-size="12pt" fo:font-weight="bold" officeooo:rsid="00600d71" style:font-name-asian="DejaVu Sans1" style:font-size-asian="12pt" style:font-weight-asian="bold" style:font-name-complex="Noto Sans Devanagari" style:font-size-complex="12pt" style:font-weight-complex="bold"/>
    </style:style>
    <style:style style:name="T296" style:family="text">
      <style:text-properties officeooo:rsid="000e7238"/>
    </style:style>
    <style:style style:name="T297" style:family="text">
      <style:text-properties officeooo:rsid="003b2580"/>
    </style:style>
    <style:style style:name="T298" style:family="text">
      <style:text-properties officeooo:rsid="003d14bf"/>
    </style:style>
    <style:style style:name="T299" style:family="text">
      <style:text-properties officeooo:rsid="003dffa8"/>
    </style:style>
    <style:style style:name="T300" style:family="text">
      <style:text-properties officeooo:rsid="004048c5"/>
    </style:style>
    <style:style style:name="T301" style:family="text">
      <style:text-properties officeooo:rsid="0041ae66"/>
    </style:style>
    <style:style style:name="T302"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03"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04"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05"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306"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07"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08"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09"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310"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11"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12" style:family="text">
      <style:text-properties officeooo:rsid="0044f51b"/>
    </style:style>
    <style:style style:name="T313"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14"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15"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316"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17" style:family="text">
      <style:text-properties fo:color="#000000" style:text-outline="false" style:text-line-through-style="none" style:text-line-through-type="none" style:font-name="DejaVu Serif" fo:font-size="12pt" fo:font-style="normal" fo:text-shadow="none" style:text-underline-style="none" fo:font-weight="normal" officeooo:rsid="009b2fdb" style:font-size-asian="12pt" style:font-style-asian="normal" style:font-weight-asian="normal" style:font-size-complex="12pt" style:font-style-complex="normal" style:font-weight-complex="normal" style:text-overline-style="none" style:text-overline-color="font-color"/>
    </style:style>
    <style:style style:name="T318" style:family="text">
      <style:text-properties fo:color="#000000" style:text-outline="false" style:text-line-through-style="none" style:text-line-through-type="none" style:font-name="DejaVu Serif" fo:font-size="12pt" fo:font-style="normal" fo:text-shadow="none" style:text-underline-style="none" fo:font-weight="normal" officeooo:rsid="0099e82c" style:font-size-asian="12pt" style:font-style-asian="normal" style:font-weight-asian="normal" style:font-size-complex="12pt" style:font-style-complex="normal" style:font-weight-complex="normal" style:text-overline-style="none" style:text-overline-color="font-color"/>
    </style:style>
    <style:style style:name="T319" style:family="text">
      <style:text-properties fo:color="#000000" style:text-outline="false" style:text-line-through-style="none" style:text-line-through-type="none" style:font-name="DejaVu Serif" fo:font-size="12pt" fo:font-style="normal" fo:text-shadow="none" style:text-underline-style="none" fo:font-weight="normal" officeooo:rsid="009bc503" style:font-size-asian="12pt" style:font-style-asian="normal" style:font-weight-asian="normal" style:font-size-complex="12pt" style:font-style-complex="normal" style:font-weight-complex="normal" style:text-overline-style="none" style:text-overline-color="font-color"/>
    </style:style>
    <style:style style:name="T320" style:family="text">
      <style:text-properties fo:color="#000000" style:text-outline="false" style:text-line-through-style="none" style:text-line-through-type="none" style:font-name="DejaVu Serif" fo:font-size="12pt" fo:font-style="normal" fo:text-shadow="none" style:text-underline-style="none" fo:font-weight="normal" officeooo:rsid="009c3c6c" style:font-size-asian="12pt" style:font-style-asian="normal" style:font-weight-asian="normal" style:font-size-complex="12pt" style:font-style-complex="normal" style:font-weight-complex="normal" style:text-overline-style="none" style:text-overline-color="font-color"/>
    </style:style>
    <style:style style:name="T321"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22" style:family="text">
      <style:text-properties officeooo:rsid="004bf6c0"/>
    </style:style>
    <style:style style:name="T323" style:family="text">
      <style:text-properties style:font-name="DejaVu Serif1"/>
    </style:style>
    <style:style style:name="T324" style:family="text">
      <style:text-properties style:font-name="DejaVu Serif1" style:font-name-asian="DejaVu Sans Mono" style:font-name-complex="DejaVu Sans Mono"/>
    </style:style>
    <style:style style:name="T325" style:family="text">
      <style:text-properties style:font-name="DejaVu Serif1" officeooo:rsid="0059d0d5"/>
    </style:style>
    <style:style style:name="T326" style:family="text">
      <style:text-properties style:font-name="DejaVu Serif1" style:font-name-asian="DejaVu Serif1" style:font-name-complex="DejaVu Serif1"/>
    </style:style>
    <style:style style:name="T327" style:family="text">
      <style:text-properties style:font-name="DejaVu Serif Condensed"/>
    </style:style>
    <style:style style:name="T328" style:family="text">
      <style:text-properties fo:font-size="10pt" style:font-size-asian="8.75pt" style:font-size-complex="10pt"/>
    </style:style>
    <style:style style:name="T329" style:family="text">
      <style:text-properties fo:font-size="10pt" officeooo:rsid="00540525" style:font-size-asian="8.75pt" style:font-size-complex="10pt"/>
    </style:style>
    <style:style style:name="T330" style:family="text">
      <style:text-properties officeooo:rsid="004f5df5"/>
    </style:style>
    <style:style style:name="T331" style:family="text">
      <style:text-properties officeooo:rsid="00540525"/>
    </style:style>
    <style:style style:name="T332" style:family="text">
      <style:text-properties officeooo:rsid="0059d0d5"/>
    </style:style>
    <style:style style:name="T333" style:family="text">
      <style:text-properties style:font-name="DejaVu Serif" officeooo:rsid="0059d0d5"/>
    </style:style>
    <style:style style:name="T334" style:family="text">
      <style:text-properties officeooo:rsid="00600d71"/>
    </style:style>
    <style:style style:name="T335" style:family="text">
      <style:text-properties officeooo:rsid="006f2ffc"/>
    </style:style>
    <style:style style:name="T336" style:family="text">
      <style:text-properties officeooo:rsid="0071c1be"/>
    </style:style>
    <style:style style:name="T337" style:family="text">
      <style:text-properties officeooo:rsid="0072e07f"/>
    </style:style>
    <style:style style:name="T338" style:family="text">
      <style:text-properties officeooo:rsid="00731dca"/>
    </style:style>
    <style:style style:name="T339" style:family="text">
      <style:text-properties officeooo:rsid="00752d48"/>
    </style:style>
    <style:style style:name="T340" style:family="text">
      <style:text-properties officeooo:rsid="007856ed"/>
    </style:style>
    <style:style style:name="T341" style:family="text">
      <style:text-properties fo:font-size="12pt" style:font-size-asian="12pt" style:font-size-complex="12pt"/>
    </style:style>
    <style:style style:name="T342" style:family="text">
      <style:text-properties fo:font-size="12pt" officeooo:rsid="004f4850" style:font-size-asian="12pt" style:font-size-complex="12pt"/>
    </style:style>
    <style:style style:name="T343" style:family="text">
      <style:text-properties fo:font-size="12pt" officeooo:rsid="008dbdb9" style:font-size-asian="12pt" style:font-size-complex="12pt"/>
    </style:style>
    <style:style style:name="T344" style:family="text">
      <style:text-properties fo:font-size="12pt" officeooo:rsid="007856ed" style:font-size-asian="12pt" style:font-size-complex="12pt"/>
    </style:style>
    <style:style style:name="T345" style:family="text">
      <style:text-properties fo:font-size="12pt" officeooo:rsid="00600d71" style:font-size-asian="12pt" style:font-size-complex="12pt"/>
    </style:style>
    <style:style style:name="T346" style:family="text">
      <style:text-properties fo:font-size="12pt" fo:background-color="#ffff00" loext:char-shading-value="0" style:font-size-asian="12pt" style:font-size-complex="12pt"/>
    </style:style>
    <style:style style:name="T347" style:family="text">
      <style:text-properties fo:font-size="12pt" officeooo:rsid="00600d71" fo:background-color="transparent" loext:char-shading-value="0" style:font-size-asian="12pt" style:font-size-complex="12pt"/>
    </style:style>
    <style:style style:name="T348" style:family="text">
      <style:text-properties fo:font-size="12pt" fo:background-color="transparent" loext:char-shading-value="0" style:font-size-asian="12pt" style:font-size-complex="12pt"/>
    </style:style>
    <style:style style:name="T349" style:family="text">
      <style:text-properties officeooo:rsid="00792d38"/>
    </style:style>
    <style:style style:name="T350" style:family="text">
      <style:text-properties officeooo:rsid="007ae9e6"/>
    </style:style>
    <style:style style:name="T351" style:family="text">
      <style:text-properties officeooo:rsid="007dc38b"/>
    </style:style>
    <style:style style:name="T352" style:family="text">
      <style:text-properties officeooo:rsid="0082417b"/>
    </style:style>
    <style:style style:name="T353" style:family="text">
      <style:text-properties officeooo:rsid="0025425d"/>
    </style:style>
    <style:style style:name="T354" style:family="text">
      <style:text-properties officeooo:rsid="003aafe0"/>
    </style:style>
    <style:style style:name="T355" style:family="text">
      <style:text-properties officeooo:rsid="00871378"/>
    </style:style>
    <style:style style:name="T356" style:family="text">
      <style:text-properties officeooo:rsid="0087c394"/>
    </style:style>
    <style:style style:name="T357" style:family="text">
      <style:text-properties officeooo:rsid="0013f7a7" fo:background-color="transparent" loext:char-shading-value="0"/>
    </style:style>
    <style:style style:name="T358" style:family="text">
      <style:text-properties officeooo:rsid="00890bd4"/>
    </style:style>
    <style:style style:name="T359" style:family="text">
      <style:text-properties officeooo:rsid="00894b4e"/>
    </style:style>
    <style:style style:name="T360" style:family="text">
      <style:text-properties officeooo:rsid="008ab07b"/>
    </style:style>
    <style:style style:name="T361" style:family="text">
      <style:text-properties officeooo:rsid="008bcbec"/>
    </style:style>
    <style:style style:name="T362" style:family="text">
      <style:text-properties officeooo:rsid="008dbdb9"/>
    </style:style>
    <style:style style:name="T363" style:family="text">
      <style:text-properties officeooo:rsid="005892b1"/>
    </style:style>
    <style:style style:name="T364" style:family="text">
      <style:text-properties officeooo:rsid="0061e420"/>
    </style:style>
    <style:style style:name="T365" style:family="text">
      <style:text-properties officeooo:rsid="0092bccb"/>
    </style:style>
    <style:style style:name="T366" style:family="text">
      <style:text-properties officeooo:rsid="0094a23f"/>
    </style:style>
    <style:style style:name="T367" style:family="text">
      <style:text-properties officeooo:rsid="009853eb"/>
    </style:style>
    <style:style style:name="T368" style:family="text">
      <style:text-properties officeooo:rsid="0099e82c"/>
    </style:style>
    <style:style style:name="T369" style:family="text">
      <style:text-properties officeooo:rsid="009b2fdb"/>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Course of Algorithms and Data Structures II</text:p>
      <text:p text:style-name="P277">Bsc Computer Science - University of London</text:p>
      <text:p text:style-name="P319"/>
      <text:p text:style-name="P341">Mid-Term assignment</text:p>
      <text:p text:style-name="P277">by David Della Rossa</text:p>
      <text:h text:style-name="P221" text:outline-level="1"/>
      <text:h text:style-name="P221" text:outline-level="1">Part 1</text:h>
      <text:h text:style-name="P227" text:outline-level="2">a)</text:h>
      <text:p text:style-name="P107"><text:span text:style-name="T198">** T</text:span><text:span text:style-name="T199">his is a comment</text:span><text:span text:style-name="T198"> *</text:span></text:p>
      <text:h text:style-name="Heading_20_3" text:outline-level="3">Proposal 1:</text:h>
      <text:p text:style-name="P111"><text:span text:style-name="T89">** <text:tab/></text:span><text:span text:style-name="T88">Apply the Proposal 1 algorithm to the square matrix M of size </text:span><text:span text:style-name="T69">N</text:span><text:span text:style-name="T88">;</text:span></text:p>
      <text:p text:style-name="P80"><text:tab/><text:span text:style-name="T93">M is the matrix, represented with an array of length </text:span><text:span text:style-name="T77">N</text:span><text:span text:style-name="T93"> x </text:span><text:span text:style-name="T77">N</text:span><text:span text:style-name="T93">;</text:span></text:p>
      <text:p text:style-name="P80"><text:tab/><text:span text:style-name="T93">The (i,j) element is accessed by (i* </text:span><text:span text:style-name="T77">N</text:span><text:span text:style-name="T93"> + j);</text:span></text:p>
      <text:p text:style-name="P78"><text:tab/><text:span text:style-name="T93">g is the value to find; *</text:span></text:p>
      <text:p text:style-name="P3"><text:span text:style-name="T3">f</text:span><text:span text:style-name="T2">unction</text:span> FIND_GOLDIE(M, <text:span text:style-name="T69">N</text:span>, g)</text:p>
      <text:p text:style-name="P3"><text:tab/><text:span text:style-name="T3">for</text:span><text:span text:style-name="T1"> 0 &lt;= i &lt; </text:span><text:span text:style-name="T69">N</text:span><text:span text:style-name="T1"> </text:span><text:span text:style-name="T3">do</text:span></text:p>
      <text:p text:style-name="P3"><text:tab/><text:tab/><text:span text:style-name="T3">for</text:span><text:span text:style-name="T1"> 0 &lt;= j &lt; </text:span><text:span text:style-name="T69">N</text:span><text:span text:style-name="T1"> </text:span><text:span text:style-name="T3">do</text:span></text:p>
      <text:p text:style-name="P3"><text:tab/><text:tab/><text:tab/><text:span text:style-name="T3">if</text:span><text:span text:style-name="T1"> (M[i* </text:span><text:span text:style-name="T69">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34" text:outline-level="3">Proposal 2</text:h>
      <text:p text:style-name="P73">** <text:tab/><text:span text:style-name="T82">Calculate the power pow of ten ;</text:span></text:p>
      <text:p text:style-name="P75"><text:s text:c="3"/><text:tab/>pow is a non-negative integer;</text:p>
      <text:p text:style-name="P75"><text:tab/>returns an integer; *</text:p>
      <text:p text:style-name="P22">function <text:span text:style-name="T17">powOfTen(pow)</text:span></text:p>
      <text:p text:style-name="P70"><text:span text:style-name="T19"><text:tab/></text:span><text:span text:style-name="T5">if</text:span><text:span text:style-name="T19"> pow </text:span><text:span text:style-name="T57">&gt;</text:span><text:span text:style-name="T19"> 0 </text:span><text:span text:style-name="T5">then</text:span></text:p>
      <text:p text:style-name="P23"><text:tab/><text:tab/>return<text:span text:style-name="T17"> 10 * powOfTen(pow - </text:span><text:span text:style-name="T20">1</text:span><text:span text:style-name="T17">)</text:span></text:p>
      <text:p text:style-name="P22"><text:tab/>end if</text:p>
      <text:p text:style-name="P23"><text:tab/>return <text:span text:style-name="T17">1</text:span></text:p>
      <text:p text:style-name="P22"><text:soft-page-break/>end function</text:p>
      <text:p text:style-name="P12"/>
      <text:p text:style-name="P42">*<text:span text:style-name="T83">* <text:tab/></text:span><text:span text:style-name="T84">Apply the counting sort algoritm to the array M’s portion</text:span></text:p>
      <text:p text:style-name="P75"><text:tab/>starting from position s and of length n;</text:p>
      <text:p text:style-name="P75"><text:tab/>This algorithm sorts the elements based on the values of the m-rightmost <text:tab/>digit, <text:span text:style-name="T351">preserving the order: it is a stable sorting algorithm</text:span>;</text:p>
      <text:p text:style-name="P77"><text:tab/><text:span text:style-name="T93">M is the matrix, represented with an array of length </text:span><text:span text:style-name="T78">N</text:span><text:span text:style-name="T93"> * </text:span><text:span text:style-name="T78">N</text:span><text:span text:style-name="T93">;</text:span></text:p>
      <text:p text:style-name="P75"><text:tab/>s is the starting position where to start sorting from; </text:p>
      <text:p text:style-name="P77"><text:tab/><text:span text:style-name="T78">N</text:span> is the length of the <text:span text:style-name="T93">array</text:span> portion to sort;</text:p>
      <text:p text:style-name="P75"><text:tab/>m is the digit to sort by; *</text:p>
      <text:p text:style-name="P70"><text:span text:style-name="T5">function </text:span><text:span text:style-name="T19">counting_sort_by_digit(M, s, </text:span><text:span text:style-name="T57">N</text:span><text:span text:style-name="T19">, m)</text:span></text:p>
      <text:p text:style-name="P44"><text:tab/>C ← new array(10) of zeros</text:p>
      <text:p text:style-name="P22"><text:span text:style-name="T17"><text:tab/>div ← </text:span><text:span text:style-name="T20">powOfTen(m)</text:span></text:p>
      <text:p text:style-name="P26"><text:span text:style-name="T20"><text:tab/></text:span><text:span text:style-name="T55">for</text:span><text:span text:style-name="T20"> 0 &lt;= i &lt; </text:span><text:span text:style-name="T56">N</text:span><text:span text:style-name="T20"> </text:span><text:span text:style-name="T55">do</text:span></text:p>
      <text:p text:style-name="P43"><text:tab/><text:tab/><text:span text:style-name="T55">idx </text:span>← <text:span text:style-name="T55">(M[s+i] / div) % 10</text:span></text:p>
      <text:p text:style-name="P43"><text:tab/><text:tab/><text:span text:style-name="T55">C[idx] </text:span>← <text:span text:style-name="T55">C[idx] + 1</text:span></text:p>
      <text:p text:style-name="P22"><text:tab/><text:span text:style-name="T55">end for</text:span></text:p>
      <text:p text:style-name="P22"/>
      <text:p text:style-name="P22"><text:tab/><text:span text:style-name="T55">for </text:span><text:span text:style-name="T20">1 &lt;= i &lt; 10 </text:span><text:span text:style-name="T55">do</text:span></text:p>
      <text:p text:style-name="P22"><text:tab/><text:tab/><text:span text:style-name="T20">C[i] = C[i-1]</text:span></text:p>
      <text:p text:style-name="P22"><text:tab/><text:span text:style-name="T55">end for</text:span></text:p>
      <text:p text:style-name="P22"/>
      <text:p text:style-name="P71"><text:span text:style-name="T5"><text:tab/></text:span><text:span text:style-name="T21">B</text:span><text:span text:style-name="T19"> ← new array(</text:span><text:span text:style-name="T57">n</text:span><text:span text:style-name="T19">) of zeros</text:span></text:p>
      <text:p text:style-name="P114"><text:span text:style-name="T19"><text:tab/></text:span><text:span text:style-name="T6">for</text:span><text:span text:style-name="T21"> </text:span><text:span text:style-name="T57">N</text:span><text:span text:style-name="T21">-1 &lt; i &lt;= 0 </text:span><text:span text:style-name="T6"><text:s/>do</text:span></text:p>
      <text:p text:style-name="P71"><text:span text:style-name="T6"><text:tab/><text:tab/></text:span><text:span text:style-name="T21">val = (M[s+i] / div) % 10</text:span></text:p>
      <text:p text:style-name="P49"><text:tab/><text:tab/>B[C[val]-1] = M[s+i]</text:p>
      <text:p text:style-name="P71"><text:span text:style-name="T21"><text:tab/><text:tab/>C[val] </text:span><text:span text:style-name="T19">← </text:span><text:span text:style-name="T21">C[val] - 1</text:span><text:span text:style-name="T19"> </text:span></text:p>
      <text:p text:style-name="P31"><text:tab/>end for</text:p>
      <text:p text:style-name="P31"><text:tab/></text:p>
      <text:p text:style-name="P114"><text:span text:style-name="T6"><text:tab/>for </text:span><text:span text:style-name="T21">0 &lt;= i &lt; </text:span><text:span text:style-name="T57">N</text:span><text:span text:style-name="T21"> </text:span><text:span text:style-name="T6">do</text:span></text:p>
      <text:p text:style-name="P71"><text:span text:style-name="T6"><text:tab/><text:tab/></text:span><text:span text:style-name="T21">A[s+i] </text:span><text:span text:style-name="T19">← </text:span><text:span text:style-name="T21">B[i]</text:span></text:p>
      <text:p text:style-name="P31"><text:tab/>end for</text:p>
      <text:p text:style-name="P49"/>
      <text:p text:style-name="P22">end function</text:p>
      <text:p text:style-name="P12"/>
      <text:p text:style-name="P74">**<text:tab/><text:span text:style-name="T93">Apply the radix sort algorithm to the portion of the array M, starting at <text:tab/>position s and of length </text:span><text:span text:style-name="T78">N</text:span><text:span text:style-name="T93">;</text:span></text:p>
      <text:p text:style-name="P84"><text:tab/>M is the matrix, represented with an array of length <text:span text:style-name="T78">N</text:span> * <text:span text:style-name="T78">N</text:span>;</text:p>
      <text:p text:style-name="P82"><text:tab/>s is the starting position where to start sorting from;</text:p>
      <text:p text:style-name="P84"><text:tab/><text:span text:style-name="T78">N</text:span> is the length of the array portion to sort;</text:p>
      <text:p text:style-name="P82"><text:tab/>m is the max length of the elements contained in M; *</text:p>
      <text:p text:style-name="P68"><text:span text:style-name="T2">function </text:span><text:span text:style-name="T17">radix_sort(M, s, </text:span><text:span text:style-name="T56">N</text:span><text:span text:style-name="T17">, m)</text:span></text:p>
      <text:p text:style-name="P44"><text:tab/>m ← m-1</text:p>
      <text:p text:style-name="P66"><text:span text:style-name="T17"><text:tab/></text:span><text:span text:style-name="T2">if </text:span><text:span text:style-name="T17">m &gt; 0 </text:span><text:span text:style-name="T2">then</text:span></text:p>
      <text:p text:style-name="P68"><text:span text:style-name="T2"><text:tab/><text:tab/></text:span><text:span text:style-name="T17">radix_sort(M, s, </text:span><text:span text:style-name="T56">N</text:span><text:span text:style-name="T17">, m)</text:span></text:p>
      <text:p text:style-name="P66"><text:span text:style-name="T17"><text:tab/></text:span><text:span text:style-name="T2">end if</text:span></text:p>
      <text:p text:style-name="P47"><text:tab/>counting_sort_by_digit(M, s, <text:span text:style-name="T74">N</text:span>, m)</text:p>
      <text:p text:style-name="P22">end function</text:p>
      <text:p text:style-name="P12"/>
      <text:p text:style-name="P74">** <text:tab/><text:span text:style-name="T94">Modified version of binary_search, which returns, if found, the index of the <text:tab/>element g in the portion of the array A, starting at position s and of <text:tab/>length </text:span><text:span text:style-name="T78">N</text:span><text:span text:style-name="T94">, otherwise it returns -1;</text:span></text:p>
      <text:p text:style-name="P74"><text:tab/><text:span text:style-name="T94">A is the array to search in, sorted at least in the range [s, s+</text:span><text:span text:style-name="T78">N</text:span><text:span text:style-name="T94">[;</text:span></text:p>
      <text:p text:style-name="P72"><text:tab/><text:span text:style-name="T94">s is the array position where to start searching;</text:span></text:p>
      <text:p text:style-name="P114"><text:span text:style-name="T90"><text:tab/></text:span><text:span text:style-name="T71">N</text:span><text:span text:style-name="T88"> is the length of the array portion to </text:span><text:span text:style-name="T69">s</text:span><text:span text:style-name="T70">earch;</text:span></text:p>
      <text:p text:style-name="P85"><text:tab/>g is the element we are searching for; *</text:p>
      <text:p text:style-name="P9"><text:span text:style-name="T2">function </text:span><text:span text:style-name="T17">binary_search(</text:span><text:span text:style-name="T22">A</text:span><text:span text:style-name="T17">, </text:span><text:span text:style-name="T22">s,</text:span><text:span text:style-name="T17"> </text:span><text:span text:style-name="T57">N</text:span><text:span text:style-name="T17">, g)</text:span></text:p>
      <text:p text:style-name="P4"><text:span text:style-name="T17"><text:tab/>min ← </text:span><text:span text:style-name="T39">s</text:span></text:p>
      <text:p text:style-name="P55"><text:soft-page-break/><text:tab/>max ← <text:span text:style-name="T301">s +</text:span> <text:span text:style-name="T78">N</text:span></text:p>
      <text:p text:style-name="P4"><text:span text:style-name="T18"><text:tab/></text:span><text:span text:style-name="T4">while</text:span><text:span text:style-name="T18"> min &lt;= max </text:span><text:span text:style-name="T4">do</text:span></text:p>
      <text:p text:style-name="P51"><text:tab/><text:tab/>mid ← (max + min) / 2</text:p>
      <text:p text:style-name="P4"><text:span text:style-name="T18"><text:tab/><text:tab/></text:span><text:span text:style-name="T4">if</text:span><text:span text:style-name="T18"> A[mid] = g </text:span><text:span text:style-name="T4">then</text:span></text:p>
      <text:p text:style-name="P4"><text:span text:style-name="T4"><text:tab/><text:tab/><text:tab/>return </text:span><text:span text:style-name="T18">mid</text:span></text:p>
      <text:p text:style-name="P5"><text:span text:style-name="T18"><text:tab/><text:tab/></text:span><text:span text:style-name="T4">else if </text:span><text:span text:style-name="T18">A[mid] &gt; g </text:span><text:span text:style-name="T4">then</text:span></text:p>
      <text:p text:style-name="P5"><text:span text:style-name="T4"><text:tab/><text:tab/><text:tab/></text:span><text:span text:style-name="T18">max ← mid - 1</text:span></text:p>
      <text:p text:style-name="P16"><text:tab/><text:tab/>else</text:p>
      <text:p text:style-name="P5"><text:span text:style-name="T4"><text:tab/><text:tab/><text:tab/></text:span><text:span text:style-name="T18">min ← mid + 1</text:span></text:p>
      <text:p text:style-name="P5"><text:span text:style-name="T18"><text:tab/><text:tab/></text:span><text:span text:style-name="T4">end if</text:span></text:p>
      <text:p text:style-name="P4"><text:span text:style-name="T18"><text:tab/></text:span><text:span text:style-name="T4">end while</text:span></text:p>
      <text:p text:style-name="P4"><text:span text:style-name="T4"><text:tab/>return</text:span><text:span text:style-name="T18"> -1</text:span></text:p>
      <text:p text:style-name="P12">end function</text:p>
      <text:p text:style-name="P12"/>
      <text:p text:style-name="P114"><text:span text:style-name="T89">** <text:tab/></text:span><text:span text:style-name="T88">Apply the Proposal </text:span><text:span text:style-name="T69">2</text:span><text:span text:style-name="T88"> algorithm to the square matrix M of size </text:span><text:span text:style-name="T71">N</text:span><text:span text:style-name="T88">;</text:span></text:p>
      <text:p text:style-name="P81"><text:tab/><text:span text:style-name="T93">M is the matrix, represented with an array of length </text:span><text:span text:style-name="T78">N</text:span><text:span text:style-name="T93"> x </text:span><text:span text:style-name="T78">N</text:span><text:span text:style-name="T93">;</text:span></text:p>
      <text:p text:style-name="P264"><text:tab/><text:span text:style-name="T93">g is the value to find; </text:span></text:p>
      <text:p text:style-name="P264"><text:span text:style-name="T93"><text:tab/>If the element g is found, a pair containing row Index and column index is <text:tab/>returned, otherwise pair(-1, -1). *</text:span></text:p>
      <text:p text:style-name="P20">function <text:span text:style-name="T245">FIND_GOLDIE</text:span><text:span text:style-name="T17">(M, </text:span><text:span text:style-name="T57">N</text:span><text:span text:style-name="T17">, g)</text:span></text:p>
      <text:p text:style-name="P17"><text:span text:style-name="T17"><text:tab/></text:span><text:span text:style-name="T22">l </text:span><text:span text:style-name="T17">← </text:span><text:span text:style-name="T22">Max length of the values in M</text:span></text:p>
      <text:p text:style-name="P20"><text:span text:style-name="T17"><text:tab/></text:span>for<text:span text:style-name="T17"> 0 &lt;= i &lt; </text:span><text:span text:style-name="T57">N</text:span><text:span text:style-name="T17"> </text:span>do</text:p>
      <text:p text:style-name="P17"><text:span text:style-name="T19"><text:tab/><text:tab/>** </text:span><text:span text:style-name="T22">start position is the beginning of the i</text:span><text:span text:style-name="T96">th</text:span><text:span text:style-name="T22"> row *</text:span></text:p>
      <text:p text:style-name="P17"><text:span text:style-name="T22"><text:tab/><text:tab/>** </text:span><text:span text:style-name="T45">sort the i</text:span><text:span text:style-name="T98">th</text:span><text:span text:style-name="T45"> row *</text:span></text:p>
      <text:p text:style-name="P20"><text:tab/><text:tab/><text:span text:style-name="T17">radix_sort(M, </text:span><text:span text:style-name="T22">i*</text:span><text:span text:style-name="T57">N</text:span><text:span text:style-name="T19">, </text:span><text:span text:style-name="T57">N</text:span><text:span text:style-name="T19">, </text:span><text:span text:style-name="T22">l</text:span><text:span text:style-name="T19">) </text:span></text:p>
      <text:p text:style-name="P20"><text:span text:style-name="T19"><text:tab/><text:tab/>**</text:span><text:span text:style-name="T45"> search the i</text:span><text:span text:style-name="T98">th</text:span><text:span text:style-name="T45"> row *</text:span></text:p>
      <text:p text:style-name="P20"><text:span text:style-name="T19"><text:tab/><text:tab/></text:span><text:span text:style-name="T22">idx </text:span><text:span text:style-name="T17">← </text:span><text:span text:style-name="T22">binary_search(M, i*</text:span><text:span text:style-name="T57">N</text:span><text:span text:style-name="T22">, </text:span><text:span text:style-name="T57">N</text:span><text:span text:style-name="T22">, g)</text:span></text:p>
      <text:p text:style-name="P17"><text:span text:style-name="T22"><text:tab/><text:tab/></text:span><text:span text:style-name="T94">if</text:span><text:span text:style-name="T22"> idx != -1</text:span></text:p>
      <text:p text:style-name="P249"><text:tab/><text:tab/><text:tab/>return pair(i, idx)</text:p>
      <text:p text:style-name="P17"><text:span text:style-name="T22"><text:tab/><text:tab/></text:span><text:span text:style-name="T94">end if</text:span></text:p>
      <text:p text:style-name="P16"><text:tab/>end for</text:p>
      <text:p text:style-name="P16"><text:tab/><text:span text:style-name="T17">** </text:span><text:span text:style-name="T49">If we are here, the element is missing *</text:span></text:p>
      <text:p text:style-name="P255"><text:span text:style-name="T22"><text:tab/>return pair(-1, -1)</text:span></text:p>
      <text:p text:style-name="P16">end function</text:p>
      <text:p text:style-name="P53"/>
      <text:h text:style-name="P234" text:outline-level="3">Proposal 3</text:h>
      <text:p text:style-name="P90"><text:span text:style-name="T18">** <text:tab/></text:span><text:span text:style-name="T25">Modified version of binary_search, that determines which row can potentially <text:tab/>contain the value g, based only on the first element of each row and returns <text:tab/>the row index if found, otherwise -1;</text:span></text:p>
      <text:p text:style-name="P124"><text:span text:style-name="T91"><text:tab/>M is the matrix to search in, represented as an array of length </text:span><text:span text:style-name="T72">N</text:span><text:span text:style-name="T91">*</text:span><text:span text:style-name="T72">N</text:span><text:span text:style-name="T91">;</text:span></text:p>
      <text:p text:style-name="P87"><text:tab/><text:span text:style-name="T74">N</text:span> is the matrix size;</text:p>
      <text:p text:style-name="P86"><text:tab/>g is the value to search for; *</text:p>
      <text:p text:style-name="P28">function <text:span text:style-name="T17">modified_binary_search(M, </text:span><text:span text:style-name="T72">N</text:span><text:span text:style-name="T17">, g)</text:span></text:p>
      <text:p text:style-name="P27"><text:span text:style-name="T17"><text:tab/></text:span><text:span text:style-name="T23">min ← </text:span><text:span text:style-name="T18">0</text:span></text:p>
      <text:p text:style-name="P52"><text:tab/>max ← n</text:p>
      <text:p text:style-name="P6"><text:span text:style-name="T18"><text:tab/></text:span><text:span text:style-name="T4">while</text:span><text:span text:style-name="T18"> min &lt;= max </text:span><text:span text:style-name="T4">do</text:span></text:p>
      <text:p text:style-name="P52"><text:tab/><text:tab/>mid ← (max + min) / 2</text:p>
      <text:p text:style-name="P92"><text:tab/><text:tab/>** If first element of the row is greater than g, then reset max and continue *</text:p>
      <text:p text:style-name="P124"><text:span text:style-name="T18"><text:tab/><text:tab/></text:span><text:span text:style-name="T4">if</text:span><text:span text:style-name="T18"> A[mid*</text:span><text:span text:style-name="T72">N</text:span><text:span text:style-name="T18">] </text:span><text:span text:style-name="T58">&gt;</text:span><text:span text:style-name="T18"> g </text:span><text:span text:style-name="T4">then</text:span></text:p>
      <text:p text:style-name="P6"><text:span text:style-name="T4"><text:tab/><text:tab/><text:tab/></text:span><text:span text:style-name="T24">max </text:span><text:span text:style-name="T18">← </text:span><text:span text:style-name="T24">mid – 1</text:span></text:p>
      <text:p text:style-name="P27"><text:tab/><text:tab/>else <text:s/></text:p>
      <text:p text:style-name="P91"><text:span text:style-name="T122"><text:tab/><text:tab/><text:tab/></text:span><text:span text:style-name="T119">** </text:span><text:span text:style-name="T120">If last element of the row is g</text:span><text:span text:style-name="T121">reater than or equal to</text:span><text:span text:style-name="T120"> g, I found the row *</text:span></text:p>
      <text:p text:style-name="P11"><text:span text:style-name="T7"><text:tab/><text:tab/><text:tab/>if</text:span><text:span text:style-name="T24"> M[mid* </text:span><text:span text:style-name="T72">N</text:span><text:span text:style-name="T24"> + (</text:span><text:span text:style-name="T72">N</text:span><text:span text:style-name="T24">-1)] &gt;= g </text:span><text:span text:style-name="T7">then</text:span></text:p>
      <text:p text:style-name="P6"><text:span text:style-name="T7"><text:tab/><text:tab/><text:tab/><text:tab/>return </text:span><text:span text:style-name="T24">mid</text:span></text:p>
      <text:p text:style-name="P6"><text:span text:style-name="T24"><text:tab/><text:tab/><text:tab/></text:span><text:span text:style-name="T7">else</text:span></text:p>
      <text:p text:style-name="P6"><text:span text:style-name="T7"><text:tab/><text:tab/><text:tab/><text:tab/></text:span><text:span text:style-name="T24">min </text:span><text:span text:style-name="T18">← </text:span><text:span text:style-name="T24">mid + 1</text:span></text:p>
      <text:p text:style-name="P6"><text:span text:style-name="T24"><text:tab/><text:tab/><text:tab/></text:span><text:span text:style-name="T7">end if</text:span></text:p>
      <text:p text:style-name="P6"><text:soft-page-break/><text:span text:style-name="T18"><text:tab/><text:tab/></text:span><text:span text:style-name="T4">end if</text:span></text:p>
      <text:p text:style-name="P13"><text:span text:style-name="T18"><text:tab/></text:span><text:span text:style-name="T54">end while</text:span></text:p>
      <text:p text:style-name="P13"><text:tab/><text:span text:style-name="T118">return </text:span><text:span text:style-name="T24">-1</text:span></text:p>
      <text:p text:style-name="P27">end function</text:p>
      <text:p text:style-name="P27"/>
      <text:p text:style-name="P96"><text:span text:style-name="T89">** <text:tab/></text:span><text:span text:style-name="T88">Apply the Proposal </text:span><text:span text:style-name="T69">3</text:span><text:span text:style-name="T88"> algorithm to the square matrix M of size n;</text:span></text:p>
      <text:p text:style-name="P79"><text:tab/><text:span text:style-name="T93">M is the matrix, represented with an array of length n x n;</text:span></text:p>
      <text:p text:style-name="P264"><text:tab/><text:span text:style-name="T93">g is the value to find.</text:span></text:p>
      <text:p text:style-name="P264"><text:span text:style-name="T93"><text:tab/>If the element g is found, a pair containing row Index and column index is <text:tab/>returned, otherwise pair(-1, -1). *</text:span></text:p>
      <text:p text:style-name="P30">function <text:span text:style-name="T17">FIND_GOLDIE</text:span><text:span text:style-name="T18">(M, </text:span><text:span text:style-name="T68">N</text:span><text:span text:style-name="T18">, g)</text:span></text:p>
      <text:p text:style-name="P18"><text:span text:style-name="T22"><text:tab/>len </text:span><text:span text:style-name="T17">← </text:span><text:span text:style-name="T22">Max length of the values in M</text:span></text:p>
      <text:p text:style-name="P124"><text:span text:style-name="T18"><text:tab/></text:span><text:span text:style-name="T19">radix_sort(M, </text:span><text:span text:style-name="T57">0</text:span><text:span text:style-name="T19">, </text:span><text:span text:style-name="T72">N</text:span><text:span text:style-name="T19">*</text:span><text:span text:style-name="T72">N</text:span><text:span text:style-name="T19">, </text:span><text:span text:style-name="T22">len</text:span><text:span text:style-name="T19">)</text:span></text:p>
      <text:p text:style-name="P45"/>
      <text:p text:style-name="P124"><text:span text:style-name="T19"><text:tab/></text:span><text:span text:style-name="T25">rowIndex </text:span><text:span text:style-name="T18">← </text:span><text:span text:style-name="T24">modified_binary_search</text:span><text:span text:style-name="T25">(M, </text:span><text:span text:style-name="T72">N</text:span><text:span text:style-name="T25">, g)</text:span></text:p>
      <text:p text:style-name="P94"><text:span text:style-name="T17"><text:tab/></text:span><text:span text:style-name="T2">if</text:span><text:span text:style-name="T17"> rowIndex = -1 </text:span><text:span text:style-name="T2">then</text:span></text:p>
      <text:p text:style-name="P94"><text:span text:style-name="T2"><text:tab/><text:tab/>return </text:span><text:span text:style-name="T17">pair(-1, -1)</text:span></text:p>
      <text:p text:style-name="P29"><text:tab/>end if</text:p>
      <text:p text:style-name="P29"/>
      <text:p text:style-name="P124"><text:span text:style-name="T8"><text:tab/></text:span><text:span text:style-name="T25">colIndex </text:span><text:span text:style-name="T18">← </text:span><text:span text:style-name="T23">binary_search(</text:span><text:span text:style-name="T59">M</text:span><text:span text:style-name="T23">, </text:span><text:span text:style-name="T25">rowIndex *</text:span><text:span text:style-name="T72">N</text:span><text:span text:style-name="T22">,</text:span><text:span text:style-name="T23"> </text:span><text:span text:style-name="T72">N</text:span><text:span text:style-name="T23">, g)</text:span></text:p>
      <text:p text:style-name="P93"><text:span text:style-name="T23"><text:tab/></text:span><text:span text:style-name="T8">if</text:span><text:span text:style-name="T25"> colIndex = -1 </text:span><text:span text:style-name="T8">then</text:span></text:p>
      <text:p text:style-name="P93"><text:span text:style-name="T8"><text:tab/><text:tab/>return</text:span><text:span text:style-name="T25"> pair(-1, -1)</text:span></text:p>
      <text:p text:style-name="P93"><text:span text:style-name="T25"><text:tab/></text:span><text:span text:style-name="T8">end if</text:span></text:p>
      <text:p text:style-name="P29"/>
      <text:p text:style-name="P93"><text:span text:style-name="T8"><text:tab/>return </text:span><text:span text:style-name="T25">pair(rowIndex, colIndex)</text:span></text:p>
      <text:p text:style-name="P29">end function</text:p>
      <text:p text:style-name="P29"/>
      <text:h text:style-name="P232" text:outline-level="2">b)</text:h>
      <text:p text:style-name="P141">In the following analysis, I will be using M to indicate the total number of elements in the matrix, N to indicate the number of elements in a row (or column, being the matrix square), n as a generic number of elements in generic calculations.</text:p>
      <text:h text:style-name="P234" text:outline-level="3">Proposal 1</text:h>
      <text:p text:style-name="P134">The matrix contains m non-sorted, all distinct elements, therefore the only way of searching the matrix is through a linear search which, in the case of a matrix, means s<text:span text:style-name="T123">panning all elements, top to bottom, left to right.</text:span></text:p>
      <text:p text:style-name="P148">The <text:span text:style-name="T2">best-case scenario</text:span> is when the element is at first-row, first column, in which case only one comparison is done, with a running-time T(M) = Θ(1).</text:p>
      <text:p text:style-name="P135"><text:span text:style-name="T124">The </text:span><text:span text:style-name="T13">worst-case scenario</text:span><text:span text:style-name="T124"> is when the element is not in the matrix, in which case all the elements of the matrix are checked, doing therefore a number of comparisons equal to M, with a running-time T(M) = Θ(M) = Θ(N</text:span><text:span text:style-name="T99">2</text:span><text:span text:style-name="T124">).</text:span></text:p>
      <text:h text:style-name="P235" text:outline-level="3">Proposal 2</text:h>
      <text:p text:style-name="P137">The algorithm in the proposal 2 consists of sorting the first row of the matrix and then do a binary search. If the item is not found, proceed the the next row, until the end of the matrix.</text:p>
      <text:p text:style-name="P134">To do the sorting, a radix sort algorithm has been chosen for its performance, considering that the matrix elements are all non negative integers and all the necessary conditions to apply the radix algorithm are present. </text:p>
      <text:p text:style-name="P321"><text:span text:style-name="T125">The radix sort uses a modified stable version of the counting sort (</text:span><text:span text:style-name="T19">counting_sort_by_digit</text:span><text:span text:style-name="T125">), which sorts the numbers of each row by the first right-most digit, then the second, and so on.</text:span></text:p>
      <text:p text:style-name="P136"><text:span text:style-name="T125">The number of calls to </text:span><text:span text:style-name="T19">counting_sort_by_digit, </text:span><text:span text:style-name="T27">in the given case</text:span><text:span text:style-name="T19"> </text:span><text:span text:style-name="T27">is 3, as all numbers are less than 500, but in the general case </text:span><text:span text:style-name="T46">it</text:span><text:span text:style-name="T27"> is equal to the number of digits of the largest number contained. </text:span><text:span text:style-name="T26">This can be calculated with the following formula: </text:span></text:p>
      <text:p text:style-name="Preformatted_20_Text"><text:span text:style-name="T26">max_num_of_digits = </text:span>trunc(log10(MAX_VALUE)) + 1</text:p>
      <text:p text:style-name="P137"/>
      <text:p text:style-name="P138">The <text:span text:style-name="T2">best case scenario</text:span>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49"><text:soft-page-break/>Considering the running time of radix sort being in general T(n) = Θ(n) and the running time of the best case for binary search being T(n) = Θ(1), the total running time would then be T(M) = Θ(N) + Θ(1) = Θ(N).</text:p>
      <text:p text:style-name="P139">The <text:span text:style-name="T2">worst case scenario</text:span> is when the element is not in the matrix. In such case the radix sort and the binary search would be run onto all rows of the matrix.</text:p>
      <text:p text:style-name="P141">Analysing in details:</text:p>
      <text:p text:style-name="P140"><text:span text:style-name="T127">First row running time: <text:tab/>T</text:span><text:span text:style-name="T129">1</text:span><text:span text:style-name="T191"> = a*</text:span><text:span text:style-name="T192">N + </text:span><text:span text:style-name="T191">b*</text:span><text:span text:style-name="T261">lg</text:span><text:span text:style-name="T191">(</text:span><text:span text:style-name="T192">N</text:span><text:span text:style-name="T191">) + c</text:span></text:p>
      <text:p text:style-name="P140"><text:span text:style-name="T191">Second row running time: <text:tab/>T</text:span><text:span text:style-name="T129">2</text:span><text:span text:style-name="T191"> = a*</text:span><text:span text:style-name="T192">N + </text:span><text:span text:style-name="T191">b*</text:span><text:span text:style-name="T192">lg</text:span><text:span text:style-name="T191">(</text:span><text:span text:style-name="T192">N</text:span><text:span text:style-name="T191">) + c</text:span></text:p>
      <text:p text:style-name="P140"><text:span text:style-name="T191">Nth row running time: <text:tab/><text:tab/>T</text:span><text:span text:style-name="T129">N</text:span><text:span text:style-name="T191"> = a*</text:span><text:span text:style-name="T192">N + </text:span><text:span text:style-name="T191">b*</text:span><text:span text:style-name="T192">lg</text:span><text:span text:style-name="T191">(</text:span><text:span text:style-name="T192">N</text:span><text:span text:style-name="T191">) + c</text:span></text:p>
      <text:p text:style-name="P150">The total running time will be:</text:p>
      <text:p text:style-name="P320"><text:span text:style-name="T191">T</text:span><text:span text:style-name="T271">(M)</text:span><text:span text:style-name="T191"> = T</text:span><text:span text:style-name="T129">1</text:span><text:span text:style-name="T191"> + … + T</text:span><text:span text:style-name="T129">N</text:span><text:span text:style-name="T191"> = N * (a*</text:span><text:span text:style-name="T192">N +</text:span><text:span text:style-name="T191">b*</text:span><text:span text:style-name="T192">lg</text:span><text:span text:style-name="T191">(</text:span><text:span text:style-name="T192">N</text:span><text:span text:style-name="T191">) + c) = a*N</text:span><text:span text:style-name="T100">2</text:span><text:span text:style-name="T191">+b*N*lg(N) + c*N = <text:s/></text:span></text:p>
      <text:p text:style-name="P320"><text:span text:style-name="T192">Θ</text:span><text:span text:style-name="T191">(N</text:span><text:span text:style-name="T100">2</text:span><text:span text:style-name="T191">) = </text:span><text:span text:style-name="T193">Θ(M)</text:span><text:span text:style-name="T191">.</text:span></text:p>
      <text:p text:style-name="P329"><text:span text:style-name="T191">F</text:span><text:span text:style-name="T280">rom the following calculations, though the expression of t is a bit more complicated, due to an additional lgN term introduced by the radix algorithm. This is because the radix algorithm calls the counting sort a number of times equal to the maximum number of digits of the values in the matrix. As these cannot repeat, as per initial requirements, this establishes a logN relationship between the matrix side and the number of times the counting sort is executed.</text:span></text:p>
      <text:p text:style-name="P329"><text:span text:style-name="T280">This c</text:span><text:span text:style-name="T281">omplicates</text:span><text:span text:style-name="T280"> the expression of T like </text:span><text:span text:style-name="T281">the</text:span><text:span text:style-name="T280"> following:</text:span></text:p>
      <text:p text:style-name="P316">T<text:span text:style-name="T352">(M) = Θ(N</text:span><text:span text:style-name="T115">2</text:span><text:span text:style-name="T352">lgN)= </text:span><text:span text:style-name="T352"><draw:frame draw:style-name="fr1" draw:name="Object10" text:anchor-type="as-char" svg:y="-0.43cm" svg:width="2.572cm" svg:height="0.552cm" draw:z-index="15"><draw:object xlink:href="./Object 10" xlink:type="simple" xlink:show="embed" xlink:actuate="onLoad"/><draw:image xlink:href="./ObjectReplacements/Object 10" xlink:type="simple" xlink:show="embed" xlink:actuate="onLoad"/></draw:frame></text:span></text:p>
      <text:h text:style-name="Heading_20_3" text:outline-level="3">Proposal 3</text:h>
      <text:p text:style-name="P141">In the proposal 3, a sorting algorithm is applied to the entire matrix, rigth-to-left, top-to-bottom, like a unique long array, then the binary search is applied to all the first elements of the rows, finding so the row potentially containing the element; once such row is found, another run of the binary search applied to the selected row will find, if present, the element.</text:p>
      <text:p text:style-name="P142">This time, again, the chosen sorting algorith<text:span text:style-name="T335">m</text:span> is the radix sort, which in this proposal runs always once, sorting the entire content of the matrix.</text:p>
      <text:p text:style-name="P142">The binary algorithm will be applied twice, once for the first column, which result will determine the row <text:span text:style-name="T352">index of the element </text:span>(if any), and once for the <text:s/>column <text:span text:style-name="T352">index</text:span>.</text:p>
      <text:p text:style-name="P142">The <text:span text:style-name="T2">best case scenario</text:span> will be when the searched element is in the middle position of the middle row. In such case the first run of the binary search on the first column would stop after the first iteration, having found the selected row <text:soft-page-break/>being the middle one, which is the first analysed by the algorithm. Then, the second run of the binary search would find the element in the middle of the row, right at the first iteration of the algorithm, which would stop returning the element’s indices.</text:p>
      <text:p text:style-name="P323"><text:span text:style-name="T353">The running time of the radix sort is T(n) = </text:span><text:span text:style-name="T192">Θ</text:span><text:span text:style-name="T191">(</text:span><text:span text:style-name="T196">n</text:span><text:span text:style-name="T191">).</text:span></text:p>
      <text:p text:style-name="P143"><text:span text:style-name="T191">T</text:span><text:span text:style-name="T190">he running time of the binary search is twice T(n) = Θ(1)</text:span></text:p>
      <text:p text:style-name="P152">The total running time will be:</text:p>
      <text:p text:style-name="P322"><text:span text:style-name="T190">T(M) = </text:span><text:span text:style-name="T192">Θ</text:span><text:span text:style-name="T191">(</text:span><text:span text:style-name="T190">M</text:span><text:span text:style-name="T191">) </text:span><text:span text:style-name="T194">+ 2Θ(1) = </text:span><text:span text:style-name="T192">Θ</text:span><text:span text:style-name="T191">(</text:span><text:span text:style-name="T190">M</text:span><text:span text:style-name="T191">) </text:span><text:span text:style-name="T271">= </text:span><text:span text:style-name="T192">Θ</text:span><text:span text:style-name="T191">(N</text:span><text:span text:style-name="T100">2</text:span><text:span text:style-name="T191">)</text:span></text:p>
      <text:p text:style-name="P151"/>
      <text:p text:style-name="P144"><text:span text:style-name="T191">T</text:span><text:span text:style-name="T190">he </text:span><text:span text:style-name="T253">worst case scenario</text:span><text:span text:style-name="T190"> happens when </text:span><text:span text:style-name="T195">the searched element is not in the matrix, in which case the worst case running time of both binary-search run</text:span><text:span text:style-name="T271">s</text:span><text:span text:style-name="T195"> will be hit, being T(n) = </text:span><text:span text:style-name="T190">Θ(</text:span><text:span text:style-name="T195">logn</text:span><text:span text:style-name="T190">).</text:span></text:p>
      <text:p text:style-name="P146"><text:span text:style-name="T195">The total running time will be T(M) = <text:s/></text:span><text:span text:style-name="T192">Θ</text:span><text:span text:style-name="T191">(</text:span><text:span text:style-name="T196">N</text:span><text:span text:style-name="T101">2</text:span><text:span text:style-name="T191">) </text:span><text:span text:style-name="T195">+ 2</text:span><text:span text:style-name="T192">Θ</text:span><text:span text:style-name="T191">(</text:span><text:span text:style-name="T195">log</text:span><text:span text:style-name="T196">N</text:span><text:span text:style-name="T191">) </text:span><text:span text:style-name="T195">= </text:span><text:span text:style-name="T192">Θ</text:span><text:span text:style-name="T191">(</text:span><text:span text:style-name="T196">N</text:span><text:span text:style-name="T101">2</text:span><text:span text:style-name="T191">) </text:span><text:span text:style-name="T195">= </text:span><text:span text:style-name="T192">Θ</text:span><text:span text:style-name="T191">(</text:span><text:span text:style-name="T196">M</text:span><text:span text:style-name="T191">).</text:span></text:p>
      <text:h text:style-name="P236" text:outline-level="3">Summary</text:h>
      <text:p text:style-name="P145">The three proposals show the same worst case running time of <text:span text:style-name="T192">Θ</text:span><text:span text:style-name="T191">(</text:span><text:span text:style-name="T196">M</text:span><text:span text:style-name="T191">).</text:span></text:p>
      <text:p text:style-name="P146"><text:span text:style-name="T191">T</text:span><text:span text:style-name="T195">he best case running time is better for proposal 1 with </text:span><text:span text:style-name="T192">Θ(1), </text:span><text:span text:style-name="T195">compared with </text:span><text:span text:style-name="T192">Θ(N) </text:span><text:span text:style-name="T195">of proposal 2 and </text:span><text:span text:style-name="T192">Θ</text:span><text:span text:style-name="T191">(</text:span><text:span text:style-name="T196">M</text:span><text:span text:style-name="T191">) </text:span><text:span text:style-name="T195">of proposal 3.</text:span></text:p>
      <text:p text:style-name="P156">Even though proposal 2 and proposal 3 use binary search, faster than linear search used by proposal 1, <text:span text:style-name="T335">proposal 1</text:span> does not require sorting, wher<text:span text:style-name="T352">e</text:span>as the former 2 do, and this sorting, although performed fast by the radix sort, has as strong an impact as the linear search on the overall time.</text:p>
      <text:p text:style-name="P315">Another thing that might reveal relevant (further analysis will show) is the fact that, based on the given requirements, the number of rows and columns of the matrix is not high. </text:p>
      <text:p text:style-name="P324"><text:span text:style-name="T271">T</text:span><text:span text:style-name="T272">he matrix is square (N rows and N columns</text:span><text:span text:style-name="T273">) and the range of integers stored goes from 0 to 500, w</text:span><text:span text:style-name="T271">ith</text:span><text:span text:style-name="T273"> no number is repeated </text:span><text:span text:style-name="T271">Under these constraints,</text:span><text:span text:style-name="T273"> the maximum size of the matrix can be 22x22.</text:span></text:p>
      <text:p text:style-name="P324"><text:span text:style-name="T272">This could make the other lower order terms in the time-complexity expressions </text:span><text:span text:style-name="T271">(explained below)</text:span><text:span text:style-name="T272"> to make a difference respect to the asymptotic behaviour </text:span><text:span text:style-name="T271">and maybe, with such limited number of elements, other sorting algorithms, other than radix-sort, might do the job faster, even though they have worse asymptotic behaviour than radix-sort.</text:span></text:p>
      <text:h text:style-name="P223" text:outline-level="1"><text:span text:style-name="T291">c, </text:span><text:span text:style-name="T292">d, </text:span><text:span text:style-name="T293">e</text:span>)</text:h>
      <text:h text:style-name="P228" text:outline-level="2">Proposal 1</text:h>
      <text:p text:style-name="P109"><text:span text:style-name="T3">f</text:span><text:span text:style-name="T10">unction</text:span><text:span text:style-name="T296"> FIND_GOLDIE(M, </text:span><text:span text:style-name="T75">N</text:span><text:span text:style-name="T296">, g)</text:span></text:p>
      <text:p text:style-name="P109"><text:span text:style-name="T296"><text:tab/></text:span><text:span text:style-name="T3">for</text:span><text:span text:style-name="T1"> 0 &lt;= i &lt; </text:span><text:span text:style-name="T76">N</text:span><text:span text:style-name="T1"> </text:span><text:span text:style-name="T3">do<text:tab/><text:tab/><text:tab/><text:tab/><text:tab/><text:tab/></text:span><text:span text:style-name="T31">C</text:span><text:span text:style-name="T130">1</text:span><text:span text:style-name="T31">*N + C</text:span><text:span text:style-name="T130">2</text:span></text:p>
      <text:p text:style-name="P109"><text:span text:style-name="T296"><text:tab/><text:tab/></text:span><text:span text:style-name="T3">for</text:span><text:span text:style-name="T1"> 0 &lt;= j &lt; </text:span><text:span text:style-name="T76">N</text:span><text:span text:style-name="T1"> </text:span><text:span text:style-name="T3">do<text:tab/><text:tab/><text:tab/><text:tab/><text:tab/></text:span><text:span text:style-name="T47">N</text:span><text:span text:style-name="T14">(</text:span><text:span text:style-name="T31">C</text:span><text:span text:style-name="T145">1</text:span><text:span text:style-name="T31">*N + C</text:span><text:span text:style-name="T130">2</text:span><text:span text:style-name="T249">)</text:span></text:p>
      <text:p text:style-name="P109"><text:span text:style-name="T296"><text:tab/><text:tab/><text:tab/></text:span><text:span text:style-name="T3">if</text:span><text:span text:style-name="T1"> (M[i*</text:span><text:span text:style-name="T76">N</text:span><text:span text:style-name="T1"> + j] = g) </text:span><text:span text:style-name="T3">then<text:tab/><text:tab/></text:span><text:span text:style-name="T31">C</text:span><text:span text:style-name="T130">3</text:span><text:span text:style-name="T31">*N*N </text:span></text:p>
      <text:p text:style-name="P2"><text:tab/><text:tab/><text:tab/><text:tab/><text:span text:style-name="T3">return</text:span><text:span text:style-name="T1"> pair(i, j)<text:tab/><text:tab/><text:tab/>C</text:span><text:span text:style-name="T177">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77">4</text:span></text:p>
      <text:p text:style-name="P7"><text:span text:style-name="T2">end</text:span> <text:span text:style-name="T2">function</text:span></text:p>
      <text:p text:style-name="P257"/>
      <text:h text:style-name="P240" text:outline-level="7">Best-case:</text:h>
      <text:p text:style-name="P325"><text:span text:style-name="T355">The two </text:span><text:span text:style-name="T15">for </text:span><text:span text:style-name="T355">blocks and the </text:span><text:span text:style-name="T15">if</text:span><text:span text:style-name="T355"> block will be executed only once.</text:span></text:p>
      <text:p text:style-name="P260"><text:span text:style-name="T354">T(</text:span><text:span text:style-name="T80">N</text:span><text:span text:style-name="T354">) </text:span>= C<text:span text:style-name="T128">1</text:span> + C<text:span text:style-name="T128">2</text:span> + C<text:span text:style-name="T128">1</text:span> + C<text:span text:style-name="T128">2</text:span> + C<text:span text:style-name="T128">3</text:span> + C<text:span text:style-name="T128">4</text:span> = C<text:span text:style-name="T128">5</text:span></text:p>
      <text:p text:style-name="P260"><text:span text:style-name="T128"/></text:p>
      <text:p text:style-name="Text_20_body"><text:span text:style-name="T355">Expressing </text:span>in Θ notation:<text:span text:style-name="T74"> </text:span></text:p>
      <text:p text:style-name="P269"><text:span text:style-name="T225">T(N) = </text:span><text:span text:style-name="T274">Θ</text:span><text:span text:style-name="T225">(1)</text:span></text:p>
      <text:p text:style-name="P269"><text:span text:style-name="T225"/></text:p>
      <text:h text:style-name="Heading_20_7" text:outline-level="7">Worst-case:</text:h>
      <text:p text:style-name="P326">The first <text:span text:style-name="T2">for</text:span> block will be executed N times; the second <text:span text:style-name="T2">for</text:span> block will be executed N times per iteration of the first block, for a total of N<text:span text:style-name="T95">2</text:span><text:span text:style-name="T190"> times</text:span>.</text:p>
      <text:p text:style-name="P326">The <text:span text:style-name="T2">if</text:span> block will be executed N<text:span text:style-name="T95">2</text:span><text:span text:style-name="T190"> times; the </text:span><text:span text:style-name="T253">return</text:span><text:span text:style-name="T190"> statement only once (of course).</text:span></text:p>
      <text:p text:style-name="P267"><text:span text:style-name="T32">T(</text:span><text:span text:style-name="T61">N</text:span><text:span text:style-name="T32">) = C</text:span><text:span text:style-name="T131">3</text:span><text:span text:style-name="T32">*N</text:span><text:span text:style-name="T97">2</text:span><text:span text:style-name="T32"> + C</text:span><text:span text:style-name="T131">1</text:span><text:span text:style-name="T32">*N + C</text:span><text:span text:style-name="T131">2</text:span><text:span text:style-name="T246"> </text:span><text:span text:style-name="T249">+ </text:span><text:span text:style-name="T254">N(</text:span><text:span text:style-name="T250">C</text:span><text:span text:style-name="T145">1</text:span><text:span text:style-name="T250">*N + C</text:span><text:span text:style-name="T130">2</text:span><text:span text:style-name="T249">)</text:span><text:span text:style-name="T32"> + C</text:span><text:span text:style-name="T131">4</text:span><text:span text:style-name="T246"> = </text:span><text:span text:style-name="T249">(C</text:span><text:span text:style-name="T139">1 </text:span><text:span text:style-name="T249">+</text:span><text:span text:style-name="T246">C</text:span><text:span text:style-name="T131">3</text:span><text:span text:style-name="T249">)</text:span><text:span text:style-name="T246">N</text:span><text:span text:style-name="T97">2</text:span><text:span text:style-name="T246"> + </text:span><text:span text:style-name="T249">(</text:span><text:span text:style-name="T246">C</text:span><text:span text:style-name="T139">1</text:span><text:span text:style-name="T249">+C</text:span><text:span text:style-name="T156">2</text:span><text:span text:style-name="T249">)</text:span><text:span text:style-name="T246">N + C</text:span><text:span text:style-name="T157">4</text:span><text:span text:style-name="T225"> </text:span></text:p>
      <text:p text:style-name="P267"><text:span text:style-name="T224">= C</text:span><text:span text:style-name="T156">5</text:span><text:span text:style-name="T224">N</text:span><text:span text:style-name="T106">2</text:span><text:span text:style-name="T224"> + C</text:span><text:span text:style-name="T156">6</text:span><text:span text:style-name="T224">N + C</text:span><text:span text:style-name="T156">4</text:span></text:p>
      <text:p text:style-name="P122"/>
      <text:p text:style-name="Text_20_body">Expressing in Θ notation:</text:p>
      <text:p text:style-name="Preformatted_20_Text">T(N) = <text:s/><text:span text:style-name="T327">Θ</text:span>(N<text:span text:style-name="T95">2</text:span>)</text:p>
      <text:p text:style-name="P122"/>
      <text:h text:style-name="P229" text:outline-level="2">Proposal 2</text:h>
      <text:p text:style-name="P110"><text:span text:style-name="T5">function </text:span><text:span text:style-name="T19">powOfTen(</text:span><text:span text:style-name="T57">n</text:span><text:span text:style-name="T19">)<text:tab/><text:tab/><text:tab/><text:tab/><text:tab/><text:tab/></text:span></text:p>
      <text:p text:style-name="P110"><text:span text:style-name="T19"><text:tab/></text:span><text:span text:style-name="T5">if</text:span><text:span text:style-name="T19"> </text:span><text:span text:style-name="T57">n</text:span><text:span text:style-name="T19"> </text:span><text:span text:style-name="T57">&gt;</text:span><text:span text:style-name="T19"> 0 </text:span><text:span text:style-name="T5">then<text:tab/><text:tab/><text:tab/><text:tab/><text:tab/><text:tab/></text:span><text:span text:style-name="T32">C</text:span><text:span text:style-name="T131">1</text:span></text:p>
      <text:p text:style-name="P110"><text:span text:style-name="T5"><text:tab/><text:tab/>return</text:span><text:span text:style-name="T19"> 10 * powOfTen(</text:span><text:span text:style-name="T57">n</text:span><text:span text:style-name="T19"> – </text:span><text:span text:style-name="T20">1</text:span><text:span text:style-name="T19">)<text:tab/><text:tab/><text:tab/></text:span><text:span text:style-name="T32">C</text:span><text:span text:style-name="T131">2</text:span><text:span text:style-name="T32"> </text:span><text:span text:style-name="T61">+</text:span><text:span text:style-name="T32"> T(</text:span><text:span text:style-name="T61">n</text:span><text:span text:style-name="T62">-</text:span><text:span text:style-name="T63">1</text:span><text:span text:style-name="T32">)</text:span></text:p>
      <text:p text:style-name="P24"><text:tab/>end if</text:p>
      <text:p text:style-name="P24"><text:tab/>return <text:span text:style-name="T17">1<text:tab/><text:tab/><text:tab/><text:tab/><text:tab/><text:tab/><text:tab/></text:span><text:span text:style-name="T32">C</text:span><text:span text:style-name="T131">3</text:span></text:p>
      <text:p text:style-name="P24">end function</text:p>
      <text:p text:style-name="P24"/>
      <text:p text:style-name="P113"><text:span text:style-name="T33">T(</text:span><text:span text:style-name="T63">n</text:span><text:span text:style-name="T33">) </text:span><text:span text:style-name="T34">= C</text:span><text:span text:style-name="T132">1</text:span><text:span text:style-name="T34">+C</text:span><text:span text:style-name="T132">2</text:span><text:span text:style-name="T34">+C</text:span><text:span text:style-name="T132">3</text:span><text:span text:style-name="T34"> + T(</text:span><text:span text:style-name="T63">n</text:span><text:span text:style-name="T34">-1)</text:span></text:p>
      <text:p text:style-name="P58">T(0) = C<text:span text:style-name="T128">1</text:span>+C<text:span text:style-name="T128">3</text:span></text:p>
      <text:p text:style-name="P58">T(1) = C<text:span text:style-name="T128">1</text:span>+C<text:span text:style-name="T128">2</text:span>+C<text:span text:style-name="T128">3</text:span> + C<text:span text:style-name="T128">1</text:span>+C<text:span text:style-name="T128">3</text:span> = 2C<text:span text:style-name="T128">1</text:span> + 2C<text:span text:style-name="T128">3</text:span> + C<text:span text:style-name="T128">2</text:span></text:p>
      <text:p text:style-name="P112"><text:span text:style-name="T34">T(2) = C</text:span><text:span text:style-name="T132">1</text:span><text:span text:style-name="T34">+C</text:span><text:span text:style-name="T132">2</text:span><text:span text:style-name="T34">+C</text:span><text:span text:style-name="T132">3</text:span><text:span text:style-name="T34"> + 2C</text:span><text:span text:style-name="T132">1</text:span><text:span text:style-name="T34"> + 2C</text:span><text:span text:style-name="T132">3</text:span><text:span text:style-name="T34"> + C</text:span><text:span text:style-name="T132">2</text:span><text:span text:style-name="T34"> = </text:span><text:span text:style-name="T63">3</text:span><text:span text:style-name="T34">C</text:span><text:span text:style-name="T132">1</text:span><text:span text:style-name="T34"> + </text:span><text:span text:style-name="T63">3</text:span><text:span text:style-name="T34">C</text:span><text:span text:style-name="T132">3</text:span><text:span text:style-name="T34"> + 2C</text:span><text:span text:style-name="T132">2</text:span></text:p>
      <text:p text:style-name="P114"><text:span text:style-name="T34">T(</text:span><text:span text:style-name="T63">n</text:span><text:span text:style-name="T34">) = (</text:span><text:span text:style-name="T63">n</text:span><text:span text:style-name="T34">+1)C</text:span><text:span text:style-name="T132">1</text:span><text:span text:style-name="T34"> + (</text:span><text:span text:style-name="T63">n</text:span><text:span text:style-name="T34">+2)C</text:span><text:span text:style-name="T132">3</text:span><text:span text:style-name="T34"> + </text:span><text:span text:style-name="T63">n</text:span><text:span text:style-name="T34">(C</text:span><text:span text:style-name="T132">2</text:span><text:span text:style-name="T34">) = (C</text:span><text:span text:style-name="T132">1</text:span><text:span text:style-name="T34">+C</text:span><text:span text:style-name="T132">2</text:span><text:span text:style-name="T34">+C</text:span><text:span text:style-name="T132">3</text:span><text:span text:style-name="T34">)</text:span><text:span text:style-name="T63">n</text:span><text:span text:style-name="T34"> + (C</text:span><text:span text:style-name="T132">1</text:span><text:span text:style-name="T34">+C</text:span><text:span text:style-name="T132">3</text:span><text:span text:style-name="T34">) = C</text:span><text:span text:style-name="T132">4</text:span><text:span text:style-name="T63">n</text:span><text:span text:style-name="T34"> + C</text:span><text:span text:style-name="T132">5</text:span></text:p>
      <text:p text:style-name="P103"><text:soft-page-break/></text:p>
      <text:p text:style-name="P57"/>
      <text:p text:style-name="P76"/>
      <text:p text:style-name="P110"><text:span text:style-name="T5">function </text:span><text:span text:style-name="T19">counting_sort_by_digit(M, s, </text:span><text:span text:style-name="T57">N</text:span><text:span text:style-name="T19">, m)</text:span></text:p>
      <text:p text:style-name="P46"><text:tab/>C ← new array(10) of zeros<text:tab/><text:tab/><text:tab/><text:tab/><text:span text:style-name="T297">C</text:span><text:span text:style-name="T178">1</text:span></text:p>
      <text:p text:style-name="P24"><text:span text:style-name="T17"><text:tab/>div ← </text:span><text:span text:style-name="T20">powOfTen(m)<text:tab/><text:tab/><text:tab/><text:tab/><text:tab/><text:tab/></text:span><text:span text:style-name="T34">C</text:span><text:span text:style-name="T132">2</text:span><text:span text:style-name="T34">m+C</text:span><text:span text:style-name="T132">3</text:span></text:p>
      <text:p text:style-name="P25"><text:span text:style-name="T20"><text:tab/></text:span><text:span text:style-name="T55">for</text:span><text:span text:style-name="T20"> 0 &lt;= i &lt; </text:span><text:span text:style-name="T56">N</text:span><text:span text:style-name="T20"> </text:span><text:span text:style-name="T55">do<text:tab/><text:tab/><text:tab/><text:tab/><text:tab/><text:tab/></text:span><text:span text:style-name="T35">C</text:span><text:span text:style-name="T133">4</text:span><text:span text:style-name="T35">N+C</text:span><text:span text:style-name="T133">5</text:span></text:p>
      <text:p text:style-name="P46"><text:tab/><text:tab/><text:span text:style-name="T55">idx </text:span>← <text:span text:style-name="T55">(M[s+i] / div) % 10<text:tab/><text:tab/><text:tab/></text:span><text:span text:style-name="T357">C</text:span><text:span text:style-name="T186">6</text:span><text:span text:style-name="T275">N</text:span></text:p>
      <text:p text:style-name="P46"><text:tab/><text:tab/><text:span text:style-name="T55">C[idx] </text:span>← <text:span text:style-name="T55">C[idx] + 1<text:tab/><text:tab/><text:tab/><text:tab/></text:span><text:span text:style-name="T357">C</text:span><text:span text:style-name="T186">7</text:span><text:span text:style-name="T275">N</text:span></text:p>
      <text:p text:style-name="P24"><text:tab/><text:span text:style-name="T55">end for</text:span></text:p>
      <text:p text:style-name="P24"/>
      <text:p text:style-name="P26"><text:tab/><text:span text:style-name="T55">for </text:span><text:span text:style-name="T20">1 &lt;= i &lt; 10 </text:span><text:span text:style-name="T55">do<text:tab/><text:tab/><text:tab/><text:tab/><text:tab/></text:span><text:span text:style-name="T35">10C</text:span><text:span text:style-name="T133">8</text:span><text:span text:style-name="T35">+C</text:span><text:span text:style-name="T133">9</text:span></text:p>
      <text:p text:style-name="P24"><text:tab/><text:tab/><text:span text:style-name="T20">C[i] = C[i-1]<text:tab/><text:tab/><text:tab/><text:tab/><text:tab/></text:span><text:span text:style-name="T50">10C</text:span><text:span text:style-name="T141">10</text:span></text:p>
      <text:p text:style-name="P24"><text:tab/><text:span text:style-name="T55">end for</text:span></text:p>
      <text:p text:style-name="P24"/>
      <text:p text:style-name="P112"><text:span text:style-name="T5"><text:tab/></text:span><text:span text:style-name="T21">B</text:span><text:span text:style-name="T19"> ← new array(</text:span><text:span text:style-name="T57">N</text:span><text:span text:style-name="T19">) of zeros<text:tab/><text:tab/><text:tab/><text:tab/></text:span><text:span text:style-name="T35">C</text:span><text:span text:style-name="T133">11</text:span></text:p>
      <text:p text:style-name="P110"><text:span text:style-name="T19"><text:tab/></text:span><text:span text:style-name="T16">for</text:span><text:span text:style-name="T51"> n-1 &lt; i &lt;= 0 </text:span><text:span text:style-name="T16"><text:s/>do<text:tab/><text:tab/><text:tab/><text:tab/><text:tab/></text:span><text:span text:style-name="T50">C</text:span><text:span text:style-name="T141">12</text:span><text:span text:style-name="T50">N+C</text:span><text:span text:style-name="T141">13</text:span></text:p>
      <text:p text:style-name="P110"><text:span text:style-name="T6"><text:tab/><text:tab/></text:span><text:span text:style-name="T21">val = (M[s+i] / div) % 10<text:tab/><text:tab/><text:tab/></text:span><text:span text:style-name="T35">C</text:span><text:span text:style-name="T133">14</text:span><text:span text:style-name="T35">(N-1)</text:span></text:p>
      <text:p text:style-name="P50"><text:tab/><text:tab/>B[C[val]-1] = M[s+i]<text:tab/><text:tab/><text:tab/><text:tab/><text:span text:style-name="T298">C</text:span><text:span text:style-name="T179">15</text:span><text:span text:style-name="T298">(N-1)</text:span></text:p>
      <text:p text:style-name="P110"><text:span text:style-name="T21"><text:tab/><text:tab/>C[val] </text:span><text:span text:style-name="T19">← </text:span><text:span text:style-name="T21">C[val] - 1</text:span><text:span text:style-name="T19"> <text:tab/><text:tab/><text:tab/><text:tab/></text:span><text:span text:style-name="T35">C</text:span><text:span text:style-name="T133">16</text:span><text:span text:style-name="T35">(N-1)</text:span></text:p>
      <text:p text:style-name="P32"><text:tab/>end for</text:p>
      <text:p text:style-name="P32"><text:tab/></text:p>
      <text:p text:style-name="P112"><text:span text:style-name="T6"><text:tab/>for </text:span><text:span text:style-name="T21">0 &lt;= i &lt; </text:span><text:span text:style-name="T57">N</text:span><text:span text:style-name="T21"> </text:span><text:span text:style-name="T6">do<text:tab/><text:tab/><text:tab/><text:tab/><text:tab/><text:tab/></text:span><text:span text:style-name="T35">C</text:span><text:span text:style-name="T133">17</text:span><text:span text:style-name="T35">N+C</text:span><text:span text:style-name="T133">18</text:span></text:p>
      <text:p text:style-name="P110"><text:span text:style-name="T6"><text:tab/><text:tab/></text:span><text:span text:style-name="T21">A[s+i] </text:span><text:span text:style-name="T19">← </text:span><text:span text:style-name="T21">B[i]<text:tab/><text:tab/><text:tab/><text:tab/><text:tab/></text:span><text:span text:style-name="T35">C</text:span><text:span text:style-name="T133">19</text:span><text:span text:style-name="T35">N</text:span></text:p>
      <text:p text:style-name="P32"><text:tab/>end for</text:p>
      <text:p text:style-name="P50"/>
      <text:p text:style-name="P110"><text:span text:style-name="T5">end function</text:span></text:p>
      <text:p text:style-name="P261"/>
      <text:p text:style-name="P246">T(N,m) = <text:span text:style-name="T356">C</text:span><text:span text:style-name="T188">1</text:span><text:span text:style-name="T356"> + C</text:span><text:span text:style-name="T178">2</text:span><text:span text:style-name="T297">m+C</text:span><text:span text:style-name="T178">3 </text:span><text:span text:style-name="T279">+ </text:span><text:span text:style-name="T190">C</text:span><text:span text:style-name="T128">4</text:span><text:span text:style-name="T190">N + C</text:span><text:span text:style-name="T128">5</text:span><text:span text:style-name="T190"> </text:span><text:span text:style-name="T279">+ </text:span><text:span text:style-name="T276">C</text:span><text:span text:style-name="T186">6</text:span><text:span text:style-name="T275">N + </text:span><text:span text:style-name="T276">C</text:span><text:span text:style-name="T186">7</text:span><text:span text:style-name="T275">N </text:span><text:span text:style-name="T277">+ </text:span><text:span text:style-name="T278">10C</text:span><text:span text:style-name="T187">8 </text:span><text:span text:style-name="T278">+ C</text:span><text:span text:style-name="T187">9 </text:span><text:span text:style-name="T277">+ </text:span><text:span text:style-name="T278">10C</text:span><text:span text:style-name="T187">10</text:span><text:span text:style-name="T278"> </text:span><text:span text:style-name="T277">+ </text:span><text:span text:style-name="T278">C</text:span><text:span text:style-name="T187">11</text:span><text:span text:style-name="T278"> </text:span><text:span text:style-name="T277">+ </text:span><text:span text:style-name="T278">C</text:span><text:span text:style-name="T187">12</text:span><text:span text:style-name="T278">N + C</text:span><text:span text:style-name="T187">13</text:span><text:span text:style-name="T278"> </text:span><text:span text:style-name="T277">+ </text:span><text:span text:style-name="T278">C</text:span><text:span text:style-name="T187">14</text:span><text:span text:style-name="T278">(N-1) </text:span><text:span text:style-name="T277">+ </text:span><text:span text:style-name="T278">C</text:span><text:span text:style-name="T187">15</text:span><text:span text:style-name="T278">(N-1) </text:span><text:span text:style-name="T277">+ </text:span><text:span text:style-name="T278">C</text:span><text:span text:style-name="T187">16</text:span><text:span text:style-name="T278">(N-1) </text:span><text:span text:style-name="T277">+ </text:span><text:span text:style-name="T278">C</text:span><text:span text:style-name="T187">17</text:span><text:span text:style-name="T278">N+C</text:span><text:span text:style-name="T187">18</text:span><text:span text:style-name="T278"> </text:span><text:span text:style-name="T277">+ </text:span><text:span text:style-name="T278">C</text:span><text:span text:style-name="T187">19</text:span><text:span text:style-name="T278">N</text:span> <text:span text:style-name="T358">which is equivalent to:</text:span></text:p>
      <text:p text:style-name="P246">T(N,m) = C<text:span text:style-name="T128">20</text:span>N +C<text:span text:style-name="T128">21</text:span>m + C<text:span text:style-name="T128">22</text:span></text:p>
      <text:p text:style-name="P83"/>
      <text:p text:style-name="P83"/>
      <text:p text:style-name="P69"><text:span text:style-name="T2">function </text:span><text:span text:style-name="T17">radix_sort(M, s, </text:span><text:span text:style-name="T56">N</text:span><text:span text:style-name="T17">, m)</text:span></text:p>
      <text:p text:style-name="P46"><text:tab/>m ← m-1<text:tab/><text:tab/><text:tab/><text:tab/><text:tab/><text:tab/><text:tab/><text:span text:style-name="T299">C</text:span><text:span text:style-name="T180">1</text:span></text:p>
      <text:p text:style-name="P67"><text:span text:style-name="T17"><text:tab/></text:span><text:span text:style-name="T2">if </text:span><text:span text:style-name="T17">m &gt; 0 </text:span><text:span text:style-name="T2">then<text:tab/><text:tab/><text:tab/><text:tab/><text:tab/><text:tab/></text:span><text:span text:style-name="T36">C</text:span><text:span text:style-name="T134">2</text:span></text:p>
      <text:p text:style-name="P69"><text:span text:style-name="T2"><text:tab/><text:tab/></text:span><text:span text:style-name="T17">radix_sort(M, s, </text:span><text:span text:style-name="T56">N</text:span><text:span text:style-name="T17">, m)<text:tab/><text:tab/><text:tab/><text:tab/></text:span><text:span text:style-name="T36">T(N,m-1)</text:span></text:p>
      <text:p text:style-name="P67"><text:span text:style-name="T17"><text:tab/></text:span><text:span text:style-name="T2">end if</text:span></text:p>
      <text:p text:style-name="P115"><text:span text:style-name="T19"><text:tab/>counting_sort_by_digit(M, s, </text:span><text:span text:style-name="T57">N</text:span><text:span text:style-name="T19">, m)<text:tab/><text:tab/><text:tab/></text:span><text:span text:style-name="T35">C</text:span><text:span text:style-name="T146">3</text:span><text:span text:style-name="T35">N +C</text:span><text:span text:style-name="T146">4</text:span><text:span text:style-name="T35">m + C</text:span><text:span text:style-name="T146">5</text:span></text:p>
      <text:p text:style-name="P24">end function</text:p>
      <text:p text:style-name="P24"/>
      <text:p text:style-name="P59">T(N,1) = C<text:span text:style-name="T128">1</text:span>+C<text:span text:style-name="T128">2</text:span>+<text:span text:style-name="T300">(C</text:span><text:span text:style-name="T172">3</text:span><text:span text:style-name="T298">N+C</text:span><text:span text:style-name="T172">4</text:span><text:span text:style-name="T298">+C</text:span><text:span text:style-name="T172">5</text:span><text:span text:style-name="T203">)</text:span></text:p>
      <text:p text:style-name="P116"><text:span text:style-name="T36">T(N,2) = C</text:span><text:span text:style-name="T134">1</text:span><text:span text:style-name="T36">+C</text:span><text:span text:style-name="T134">2</text:span><text:span text:style-name="T36">+T(N,1)+</text:span><text:span text:style-name="T38">(</text:span><text:span text:style-name="T35">C</text:span><text:span text:style-name="T146">3</text:span><text:span text:style-name="T35">N+</text:span><text:span text:style-name="T37">2</text:span><text:span text:style-name="T35">C</text:span><text:span text:style-name="T146">4</text:span><text:span text:style-name="T35">+C</text:span><text:span text:style-name="T146">5</text:span><text:span text:style-name="T216">)</text:span><text:span text:style-name="T146"> </text:span><text:span text:style-name="T212">= C</text:span><text:span text:style-name="T148">1</text:span><text:span text:style-name="T212">+C</text:span><text:span text:style-name="T148">2</text:span><text:span text:style-name="T212">+C</text:span><text:span text:style-name="T148">1</text:span><text:span text:style-name="T212">+C</text:span><text:span text:style-name="T148">2</text:span><text:span text:style-name="T212">+</text:span><text:span text:style-name="T216">(</text:span><text:span text:style-name="T213">C</text:span><text:span text:style-name="T146">3</text:span><text:span text:style-name="T213">N+C</text:span><text:span text:style-name="T146">4</text:span><text:span text:style-name="T213">+C</text:span><text:span text:style-name="T146">5</text:span><text:span text:style-name="T216">)</text:span><text:span text:style-name="T212">+</text:span><text:span text:style-name="T216">(</text:span><text:span text:style-name="T213">C</text:span><text:span text:style-name="T146">3</text:span><text:span text:style-name="T213">N+</text:span><text:span text:style-name="T214">2</text:span><text:span text:style-name="T213">C</text:span><text:span text:style-name="T146">4</text:span><text:span text:style-name="T213">+C</text:span><text:span text:style-name="T146">5</text:span><text:span text:style-name="T216">)</text:span><text:span text:style-name="T146"> </text:span></text:p>
      <text:p text:style-name="P116"><text:span text:style-name="T214">T(N,3) = </text:span><text:span text:style-name="T212">C</text:span><text:span text:style-name="T148">1</text:span><text:span text:style-name="T212">+C</text:span><text:span text:style-name="T148">2</text:span><text:span text:style-name="T212">+T(N,2)+</text:span><text:span text:style-name="T216">(</text:span><text:span text:style-name="T213">C</text:span><text:span text:style-name="T146">3</text:span><text:span text:style-name="T213">N+</text:span><text:span text:style-name="T214">3</text:span><text:span text:style-name="T213">C</text:span><text:span text:style-name="T146">4</text:span><text:span text:style-name="T213">+C</text:span><text:span text:style-name="T146">5</text:span><text:span text:style-name="T216">)</text:span><text:span text:style-name="T146"> </text:span><text:span text:style-name="T214">= </text:span><text:span text:style-name="T212">C</text:span><text:span text:style-name="T148">1</text:span><text:span text:style-name="T212">+C</text:span><text:span text:style-name="T148">2</text:span><text:span text:style-name="T212">+C</text:span><text:span text:style-name="T148">1</text:span><text:span text:style-name="T212">+C</text:span><text:span text:style-name="T148">2</text:span><text:span text:style-name="T212">+C</text:span><text:span text:style-name="T148">1</text:span><text:span text:style-name="T212">+C</text:span><text:span text:style-name="T148">2</text:span><text:span text:style-name="T212">+</text:span><text:span text:style-name="T216">(</text:span><text:span text:style-name="T213">C</text:span><text:span text:style-name="T146">3</text:span><text:span text:style-name="T213">N+C</text:span><text:span text:style-name="T146">4</text:span><text:span text:style-name="T213">+C</text:span><text:span text:style-name="T146">5</text:span><text:span text:style-name="T216">)</text:span><text:span text:style-name="T212">+</text:span><text:span text:style-name="T216">(</text:span><text:span text:style-name="T213">C</text:span><text:span text:style-name="T146">3</text:span><text:span text:style-name="T213">N+</text:span><text:span text:style-name="T215">2</text:span><text:span text:style-name="T213">C</text:span><text:span text:style-name="T146">4</text:span><text:span text:style-name="T213">+C</text:span><text:span text:style-name="T146">5</text:span><text:span text:style-name="T216">)</text:span><text:span text:style-name="T212">+<text:tab/><text:tab/><text:tab/></text:span><text:span text:style-name="T216">(</text:span><text:span text:style-name="T213">C</text:span><text:span text:style-name="T146">3</text:span><text:span text:style-name="T213">N+</text:span><text:span text:style-name="T214">3</text:span><text:span text:style-name="T213">C</text:span><text:span text:style-name="T146">4</text:span><text:span text:style-name="T213">+C</text:span><text:span text:style-name="T146">5</text:span><text:span text:style-name="T216">)</text:span><text:span text:style-name="T146"> </text:span><text:span text:style-name="T214">= 3</text:span><text:span text:style-name="T212">C</text:span><text:span text:style-name="T148">1</text:span><text:span text:style-name="T214">+3</text:span><text:span text:style-name="T212">C</text:span><text:span text:style-name="T148">2</text:span><text:span text:style-name="T214">+3</text:span><text:span text:style-name="T213">C</text:span><text:span text:style-name="T146">3</text:span><text:span text:style-name="T213">N</text:span><text:span text:style-name="T214">+3C5+C4+2C4</text:span><text:span text:style-name="T215">+3C4</text:span></text:p>
      <text:p text:style-name="P117"><text:span text:style-name="T215">T</text:span><text:span text:style-name="T211">(N,m) = m(</text:span><text:span text:style-name="T212">C</text:span><text:span text:style-name="T148">1</text:span><text:span text:style-name="T214">+</text:span><text:span text:style-name="T212">C</text:span><text:span text:style-name="T148">2</text:span><text:span text:style-name="T214">+C</text:span><text:span text:style-name="T147">5</text:span><text:span text:style-name="T214">+</text:span><text:span text:style-name="T213">C</text:span><text:span text:style-name="T146">3</text:span><text:span text:style-name="T213">N</text:span><text:span text:style-name="T211">) + C</text:span><text:span text:style-name="T144">4</text:span><text:span text:style-name="T211"><draw:frame draw:style-name="fr2"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8">= m(C</text:span><text:span text:style-name="T135">6</text:span><text:span text:style-name="T38">+C</text:span><text:span text:style-name="T135">3</text:span><text:span text:style-name="T38">N)+</text:span><text:span text:style-name="T211">C</text:span><text:span text:style-name="T144">4</text:span><text:span text:style-name="T211"><draw:frame draw:style-name="fr2"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265">Note about radix sort: it is indeed an algorithm belonging to <text:span text:style-name="T327">Θ</text:span>(n), but there is a log going on there, and I reckon the constants in the final expression will be fairly high in value, being the sums of many other constants from the previous execution steps.</text:p>
      <text:p text:style-name="P265"/>
      <text:p text:style-name="P10"><text:span text:style-name="T2">function </text:span><text:span text:style-name="T17">binary_search(</text:span><text:span text:style-name="T22">A</text:span><text:span text:style-name="T17">, </text:span><text:span text:style-name="T22">s,</text:span><text:span text:style-name="T17"> </text:span><text:span text:style-name="T57">N</text:span><text:span text:style-name="T17">, g)</text:span></text:p>
      <text:p text:style-name="P110"><text:span text:style-name="T23"><text:tab/>min ← </text:span><text:span text:style-name="T58">s</text:span><text:span text:style-name="T18"><text:tab/><text:tab/><text:tab/><text:tab/><text:tab/><text:tab/><text:tab/></text:span></text:p>
      <text:p text:style-name="P115"><text:span text:style-name="T18"><text:tab/>max ← </text:span><text:span text:style-name="T39">s +</text:span><text:span text:style-name="T18"> </text:span><text:span text:style-name="T57">N<text:tab/><text:tab/><text:tab/><text:tab/><text:tab/><text:tab/><text:tab/></text:span></text:p>
      <text:p text:style-name="P8"><text:span text:style-name="T18"><text:tab/></text:span><text:span text:style-name="T4">while</text:span><text:span text:style-name="T18"> min &lt;= max </text:span><text:span text:style-name="T4">do<text:tab/><text:tab/><text:tab/><text:tab/><text:tab/><text:tab/><text:tab/><text:tab/><text:tab/></text:span></text:p>
      <text:p text:style-name="P54"><text:tab/><text:tab/>mid ← (max + min) / 2<text:tab/><text:tab/><text:tab/><text:tab/></text:p>
      <text:p text:style-name="P8"><text:soft-page-break/><text:span text:style-name="T18"><text:tab/><text:tab/></text:span><text:span text:style-name="T4">if</text:span><text:span text:style-name="T18"> A[mid] = g </text:span><text:span text:style-name="T4">then</text:span></text:p>
      <text:p text:style-name="P8"><text:span text:style-name="T4"><text:tab/><text:tab/><text:tab/>return </text:span><text:span text:style-name="T18">mid</text:span></text:p>
      <text:p text:style-name="P8"><text:span text:style-name="T18"><text:tab/><text:tab/></text:span><text:span text:style-name="T4">else if </text:span><text:span text:style-name="T18">A[mid] &gt; g </text:span><text:span text:style-name="T4">then</text:span></text:p>
      <text:p text:style-name="P8"><text:span text:style-name="T4"><text:tab/><text:tab/><text:tab/></text:span><text:span text:style-name="T18">max ← mid - 1</text:span></text:p>
      <text:p text:style-name="P19"><text:tab/><text:tab/>else</text:p>
      <text:p text:style-name="P8"><text:span text:style-name="T4"><text:tab/><text:tab/><text:tab/></text:span><text:span text:style-name="T18">min ← mid + 1</text:span></text:p>
      <text:p text:style-name="P8"><text:span text:style-name="T18"><text:tab/><text:tab/></text:span><text:span text:style-name="T4">end if</text:span></text:p>
      <text:p text:style-name="P8"><text:span text:style-name="T18"><text:tab/></text:span><text:span text:style-name="T4">end while</text:span></text:p>
      <text:p text:style-name="P8"><text:span text:style-name="T4"><text:tab/>return</text:span><text:span text:style-name="T18"> -1</text:span></text:p>
      <text:p text:style-name="P14">end function</text:p>
      <text:p text:style-name="P14"/>
      <text:p text:style-name="P131"><text:span text:style-name="T247">** This binary_search function is a standard binary search algorithm, with the <text:tab/>only variation that it returns the index where the object is found in the <text:tab/>array. Its running time expression is therefore T(N) = </text:span><text:span text:style-name="T248">C</text:span><text:span text:style-name="T136">1</text:span><text:span text:style-name="T248">+C</text:span><text:span text:style-name="T150">2</text:span><text:span text:style-name="T248">lgN *</text:span></text:p>
      <text:p text:style-name="P80"/>
      <text:p text:style-name="P21">function <text:span text:style-name="T17">FIND_GOLDIE(M, </text:span><text:span text:style-name="T57">N</text:span><text:span text:style-name="T17">, g)</text:span></text:p>
      <text:p text:style-name="P19"><text:span text:style-name="T17"><text:tab/></text:span><text:span text:style-name="T22">l </text:span><text:span text:style-name="T17">← </text:span><text:span text:style-name="T22">Max length of the values in M<text:tab/><text:tab/><text:tab/><text:tab/></text:span><text:span text:style-name="T40">C</text:span><text:span text:style-name="T140">1</text:span></text:p>
      <text:p text:style-name="P118"><text:span text:style-name="T18"><text:tab/></text:span><text:span text:style-name="T4">for</text:span><text:span text:style-name="T18"> 0 &lt;= i &lt; </text:span><text:span text:style-name="T57">N</text:span><text:span text:style-name="T18"> </text:span><text:span text:style-name="T4">do<text:tab/><text:tab/><text:tab/><text:tab/><text:tab/><text:tab/><text:tab/></text:span><text:span text:style-name="T35">C</text:span><text:span text:style-name="T140">2</text:span><text:span text:style-name="T35">N+C</text:span><text:span text:style-name="T146">3</text:span></text:p>
      <text:p text:style-name="P118"><text:span text:style-name="T4"><text:tab/><text:tab/></text:span><text:span text:style-name="T18">radix_sort(M, </text:span><text:span text:style-name="T22">i*</text:span><text:span text:style-name="T57">N</text:span><text:span text:style-name="T19">, </text:span><text:span text:style-name="T57">N</text:span><text:span text:style-name="T19">, </text:span><text:span text:style-name="T22">l</text:span><text:span text:style-name="T19">) <text:tab/><text:tab/><text:tab/><text:tab/></text:span><text:span text:style-name="T40">N(l</text:span><text:span text:style-name="T38">(C</text:span><text:span text:style-name="T149">4</text:span><text:span text:style-name="T38">+C</text:span><text:span text:style-name="T149">5</text:span><text:span text:style-name="T38">N)+</text:span><text:span text:style-name="T215">C</text:span><text:span text:style-name="T151">6</text:span><text:span text:style-name="T215"><draw:frame draw:style-name="fr2"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17">)</text:span></text:p>
      <text:p text:style-name="P118"><text:span text:style-name="T19"><text:tab/><text:tab/></text:span><text:span text:style-name="T22">idx </text:span><text:span text:style-name="T18">← </text:span><text:span text:style-name="T22">binary_search(M, i*</text:span><text:span text:style-name="T57">N</text:span><text:span text:style-name="T22">, </text:span><text:span text:style-name="T57">N</text:span><text:span text:style-name="T22">, g)<text:tab/><text:tab/><text:tab/></text:span><text:span text:style-name="T53">N(</text:span><text:span text:style-name="T251">C</text:span><text:span text:style-name="T161">7</text:span><text:span text:style-name="T251">+C</text:span><text:span text:style-name="T161">8</text:span><text:span text:style-name="T251">lgN</text:span><text:span text:style-name="T252">)</text:span></text:p>
      <text:p text:style-name="P258"><text:span text:style-name="T22"><text:tab/><text:tab/></text:span><text:span text:style-name="T94">if</text:span><text:span text:style-name="T22"> idx != -1<text:tab/><text:tab/><text:tab/><text:tab/><text:tab/><text:tab/></text:span><text:span text:style-name="T48">N</text:span><text:span text:style-name="T40">C</text:span><text:span text:style-name="T140">9</text:span></text:p>
      <text:p text:style-name="P250"><text:tab/><text:tab/><text:tab/>return pair(i, idx)<text:tab/><text:tab/><text:tab/><text:tab/><text:span text:style-name="T359">C</text:span><text:span text:style-name="T189">10</text:span></text:p>
      <text:p text:style-name="P258"><text:span text:style-name="T22"><text:tab/><text:tab/></text:span><text:span text:style-name="T94">end if</text:span></text:p>
      <text:p text:style-name="P19"><text:tab/>end for</text:p>
      <text:p text:style-name="P255"><text:span text:style-name="T22"><text:tab/>return pair(-1, -1)<text:tab/><text:tab/><text:tab/><text:tab/><text:tab/><text:tab/></text:span><text:span text:style-name="T52">C</text:span><text:span text:style-name="T142">1</text:span><text:span text:style-name="T143">1</text:span></text:p>
      <text:p text:style-name="P19">end function</text:p>
      <text:p text:style-name="P19"/>
      <text:p text:style-name="P247"><text:span text:style-name="T309"/></text:p>
      <text:h text:style-name="Heading_20_7" text:outline-level="7">Consideration about <text:span text:style-name="T83">l </text:span><text:span text:style-name="T86">(m</text:span>ax length of the values in M)</text:h>
      <text:p text:style-name="Text_20_body">Considering that no value can be repeated in the matrix, for a matrix of size NxN, having a number of items N<text:span text:style-name="T95">2</text:span>, the minimum value for l will be </text:p>
      <text:p text:style-name="Preformatted_20_Text">l = (<text:span text:style-name="T81">floor</text:span>(log(<text:span text:style-name="T79">N</text:span><text:span text:style-name="T103">2</text:span>)) + 1);</text:p>
      <text:p text:style-name="Preformatted_20_Text"/>
      <text:p text:style-name="Text_20_body">For a matrix 1*1, as the best-case scenario</text:p>
      <text:p text:style-name="P128">l<text:span text:style-name="T128">min</text:span> = (<text:span text:style-name="T81">floor</text:span>(log(<text:span text:style-name="T79">1</text:span>)) + 1) <text:span text:style-name="T322">= 1</text:span>;</text:p>
      <text:p text:style-name="P120"/>
      <text:p text:style-name="Text_20_body"><text:span text:style-name="T312">The maximum value for l will be determined by the maximum value that a positive integer can contain, which, in the case of a 32-bit integer </text:span><text:span text:style-name="T79">is </text:span>2<text:span text:style-name="T95">32</text:span>= 4294967296.</text:p>
      <text:p text:style-name="Text_20_body">For this value, <text:span text:style-name="T322">which can be considered the worst-case scenario:</text:span></text:p>
      <text:p text:style-name="P99"/>
      <text:p text:style-name="P119"><text:span text:style-name="T205">l</text:span><text:span text:style-name="T175">max</text:span><text:span text:style-name="T205"> = (f</text:span><text:span text:style-name="T209">loor</text:span><text:span text:style-name="T205">(log(2</text:span><text:span text:style-name="T103">32</text:span><text:span text:style-name="T205">)) + 1) = 10</text:span></text:p>
      <text:p text:style-name="P99"/>
      <text:p text:style-name="Text_20_body">For a square matrix, <text:span text:style-name="T360">having in each location non repeating values stored into 32-bit integer variables, </text:span><text:s/>the maximum dimension for the side N = <draw:frame draw:style-name="fr2" draw:name="Object8" text:anchor-type="as-char" svg:y="-0.489cm" svg:width="1.048cm" svg:height="0.587cm" draw:z-index="3"><draw:object xlink:href="./Object 8" xlink:type="simple" xlink:show="embed" xlink:actuate="onLoad"/><draw:image xlink:href="./ObjectReplacements/Object 8" xlink:type="simple" xlink:show="embed" xlink:actuate="onLoad"/></draw:frame>= <draw:frame draw:style-name="fr2" draw:name="Object9" text:anchor-type="as-char" svg:y="-0.446cm" svg:width="0.79cm" svg:height="0.547cm" draw:z-index="4"><draw:object xlink:href="./Object 9" xlink:type="simple" xlink:show="embed" xlink:actuate="onLoad"/><draw:image xlink:href="./ObjectReplacements/Object 9" xlink:type="simple" xlink:show="embed" xlink:actuate="onLoad"/></draw:frame>= 65536.</text:p>
      <text:p text:style-name="Text_20_body">Under the assumption that the following approximation is true:</text:p>
      <text:p text:style-name="P270"><text:soft-page-break/><text:span text:style-name="T200">l</text:span><text:span text:style-name="T208">(N)</text:span><text:span text:style-name="T200"> ≅ </text:span><text:span text:style-name="T207">2</text:span><text:span text:style-name="T200">lgN/</text:span><text:span text:style-name="T207">lg10</text:span></text:p>
      <text:p text:style-name="P270"><text:span text:style-name="T207"/></text:p>
      <text:p text:style-name="Text_20_body">the expression of T(N) becomes <text:span text:style-name="T360">as follows</text:span>:</text:p>
      <text:p text:style-name="Text_20_body"/>
      <text:h text:style-name="Heading_20_7" text:outline-level="7">Best case</text:h>
      <text:p text:style-name="P328"><text:span text:style-name="T361">In the best-case scenario, the radix-sort is executed only once, on the first row, and the binary search finds the element at the first iteration.</text:span></text:p>
      <text:p text:style-name="P327">In these conditions, the expression for T(N) becomes:</text:p>
      <text:p text:style-name="P273"><text:span text:style-name="T206">T(N) </text:span><text:span text:style-name="T200">= <text:s/></text:span><text:span text:style-name="T217">C</text:span><text:span text:style-name="T151">1 </text:span><text:span text:style-name="T217">+ </text:span><text:span text:style-name="T213">C</text:span><text:span text:style-name="T151">2</text:span><text:span text:style-name="T213"> + C</text:span><text:span text:style-name="T146">3</text:span><text:span text:style-name="T213"> </text:span><text:span text:style-name="T226">+ </text:span><text:span text:style-name="T217">l</text:span><text:span text:style-name="T216">(C</text:span><text:span text:style-name="T149">4</text:span><text:span text:style-name="T216">+C</text:span><text:span text:style-name="T149">5</text:span><text:span text:style-name="T216">N)+</text:span><text:span text:style-name="T215">C</text:span><text:span text:style-name="T151">6</text:span><text:span text:style-name="T215"><draw:frame draw:style-name="fr2" draw:name="Object15" text:anchor-type="as-char" svg:y="-0.727cm" svg:width="0.901cm" svg:height="1.169cm" draw:z-index="12"><draw:object xlink:href="./Object 15" xlink:type="simple" xlink:show="embed" xlink:actuate="onLoad"/><draw:image xlink:href="./ObjectReplacements/Object 15" xlink:type="simple" xlink:show="embed" xlink:actuate="onLoad"/><svg:desc>formula</svg:desc></draw:frame></text:span><text:span text:style-name="T217">)</text:span><text:span text:style-name="T226">+ </text:span><text:span text:style-name="T231">C</text:span><text:span text:style-name="T161">7 </text:span><text:span text:style-name="T232">+ C</text:span><text:span text:style-name="T163">9</text:span><text:span text:style-name="T232"> + C</text:span><text:span text:style-name="T163">10</text:span><text:span text:style-name="T232"> = <text:s/></text:span></text:p>
      <text:p text:style-name="P273"><text:span text:style-name="T234">C</text:span><text:span text:style-name="T165">1 </text:span><text:span text:style-name="T234">+ </text:span><text:span text:style-name="T236">C</text:span><text:span text:style-name="T165">2</text:span><text:span text:style-name="T236"> + C</text:span><text:span text:style-name="T166">3</text:span><text:span text:style-name="T236"> </text:span><text:span text:style-name="T232">+ </text:span><text:span text:style-name="T241">2</text:span><text:span text:style-name="T240">lgN/</text:span><text:span text:style-name="T241">lg10</text:span><text:span text:style-name="T237">(C</text:span><text:span text:style-name="T167">4</text:span><text:span text:style-name="T237">+C</text:span><text:span text:style-name="T167">5</text:span><text:span text:style-name="T237">N)+</text:span><text:span text:style-name="T239">C</text:span><text:span text:style-name="T165">6</text:span><text:span text:style-name="T239"><draw:frame draw:style-name="fr2" draw:name="Object16" text:anchor-type="as-char" svg:y="-0.727cm" svg:width="1.797cm" svg:height="1.169cm" draw:z-index="13"><draw:object xlink:href="./Object 16" xlink:type="simple" xlink:show="embed" xlink:actuate="onLoad"/><draw:image xlink:href="./ObjectReplacements/Object 16" xlink:type="simple" xlink:show="embed" xlink:actuate="onLoad"/><svg:desc>formula</svg:desc></draw:frame></text:span><text:span text:style-name="T234">)</text:span><text:span text:style-name="T232">+ </text:span><text:span text:style-name="T231">C</text:span><text:span text:style-name="T161">7 </text:span><text:span text:style-name="T232">+ C</text:span><text:span text:style-name="T163">9</text:span><text:span text:style-name="T232"> + C</text:span><text:span text:style-name="T163">10 </text:span><text:span text:style-name="T232">= </text:span></text:p>
      <text:p text:style-name="P263"><text:span text:style-name="T67">C</text:span><text:span text:style-name="T168">11</text:span><text:span text:style-name="T67"> + C</text:span><text:span text:style-name="T168">12</text:span><text:span text:style-name="T67">logN + C</text:span><text:span text:style-name="T168">13</text:span><text:span text:style-name="T67">NlgN</text:span></text:p>
      <text:p text:style-name="P272"><text:span text:style-name="T206"/></text:p>
      <text:h text:style-name="Heading_20_7" text:outline-level="7">Worst case</text:h>
      <text:p text:style-name="P248">T(N) = C<text:span text:style-name="T128">1 </text:span>+ <text:span text:style-name="T298">C</text:span><text:span text:style-name="T128">2</text:span><text:span text:style-name="T298">N + C</text:span><text:span text:style-name="T172">3 </text:span><text:span text:style-name="T200">+ N(l</text:span><text:span text:style-name="T203">(C</text:span><text:span text:style-name="T173">4</text:span><text:span text:style-name="T203">+C</text:span><text:span text:style-name="T173">5</text:span><text:span text:style-name="T203">N) + </text:span><text:span text:style-name="T202">C</text:span><text:span text:style-name="T171">6</text:span><text:span text:style-name="T202"><draw:frame draw:style-name="fr2" draw:name="Object4" text:anchor-type="as-char" svg:y="-0.727cm" svg:width="0.901cm" svg:height="1.169cm" draw:z-index="10"><draw:object xlink:href="./Object 6" xlink:type="simple" xlink:show="embed" xlink:actuate="onLoad"/><draw:image xlink:href="./ObjectReplacements/Object 6" xlink:type="simple" xlink:show="embed" xlink:actuate="onLoad"/><svg:desc>formula</svg:desc></draw:frame></text:span><text:span text:style-name="T200">) + </text:span><text:span text:style-name="T209">N(</text:span><text:span text:style-name="T204">C</text:span><text:span text:style-name="T174">7</text:span><text:span text:style-name="T204">+C</text:span><text:span text:style-name="T174">8</text:span><text:span text:style-name="T204">lgN</text:span><text:span text:style-name="T209">) </text:span><text:span text:style-name="T200">+ </text:span><text:span text:style-name="T209">N</text:span><text:span text:style-name="T200">C</text:span><text:span text:style-name="T171">9 </text:span><text:span text:style-name="T200">+ C</text:span><text:span text:style-name="T171">1</text:span><text:span text:style-name="T176">1</text:span><text:span text:style-name="T171"> </text:span></text:p>
      <text:p text:style-name="P248"><text:span text:style-name="T200">= C</text:span><text:span text:style-name="T171">1</text:span><text:span text:style-name="T200">+</text:span><text:span text:style-name="T201">C</text:span><text:span text:style-name="T171">2</text:span><text:span text:style-name="T201">N+C</text:span><text:span text:style-name="T172">3</text:span><text:span text:style-name="T200">+NlC</text:span><text:span text:style-name="T171">4</text:span><text:span text:style-name="T200">+N</text:span><text:span text:style-name="T102">2</text:span><text:span text:style-name="T200">lC</text:span><text:span text:style-name="T171">5</text:span><text:span text:style-name="T200">+N</text:span><text:span text:style-name="T202">C</text:span><text:span text:style-name="T171">6</text:span><text:span text:style-name="T202"><draw:frame draw:style-name="fr2" draw:name="Object5" text:anchor-type="as-char" svg:y="-0.727cm" svg:width="0.901cm" svg:height="1.169cm" draw:z-index="11"><draw:object xlink:href="./Object 7" xlink:type="simple" xlink:show="embed" xlink:actuate="onLoad"/><draw:image xlink:href="./ObjectReplacements/Object 7" xlink:type="simple" xlink:show="embed" xlink:actuate="onLoad"/><svg:desc>formula</svg:desc></draw:frame></text:span><text:span text:style-name="T200">+ </text:span><text:span text:style-name="T209">N</text:span><text:span text:style-name="T204">C</text:span><text:span text:style-name="T174">7</text:span><text:span text:style-name="T204">+</text:span><text:span text:style-name="T209">N</text:span><text:span text:style-name="T204">C</text:span><text:span text:style-name="T174">8</text:span><text:span text:style-name="T204">lgN</text:span><text:span text:style-name="T200">+</text:span><text:span text:style-name="T209">N</text:span><text:span text:style-name="T200">C</text:span><text:span text:style-name="T171">9</text:span><text:span text:style-name="T200">+C</text:span><text:span text:style-name="T171">1</text:span><text:span text:style-name="T176">1</text:span><text:span text:style-name="T171"> </text:span></text:p>
      <text:p text:style-name="P274"><text:span text:style-name="T227">=</text:span><text:span text:style-name="T158"> </text:span><text:span text:style-name="T227">C</text:span><text:span text:style-name="T158">12</text:span><text:span text:style-name="T227">+ </text:span><text:span text:style-name="T213">C</text:span><text:span text:style-name="T159">1</text:span><text:span text:style-name="T151">3</text:span><text:span text:style-name="T213">N</text:span><text:span text:style-name="T227">+ </text:span><text:span text:style-name="T217">NlC</text:span><text:span text:style-name="T151">4 </text:span><text:span text:style-name="T227">+</text:span><text:span text:style-name="T151"> </text:span><text:span text:style-name="T217">N</text:span><text:span text:style-name="T107">2</text:span><text:span text:style-name="T217">lC</text:span><text:span text:style-name="T151">5 </text:span><text:span text:style-name="T227">+</text:span><text:span text:style-name="T217">N</text:span><text:span text:style-name="T215">C</text:span><text:span text:style-name="T151">6</text:span><text:span text:style-name="T215"><draw:frame draw:style-name="fr2" draw:name="Object6" text:anchor-type="as-char" svg:y="-0.727cm" svg:width="0.901cm" svg:height="1.169cm" draw:z-index="8"><draw:object xlink:href="./Object 4" xlink:type="simple" xlink:show="embed" xlink:actuate="onLoad"/><draw:image xlink:href="./ObjectReplacements/Object 4" xlink:type="simple" xlink:show="embed" xlink:actuate="onLoad"/><svg:desc>formula</svg:desc></draw:frame></text:span><text:span text:style-name="T219">+</text:span><text:span text:style-name="T228">N</text:span><text:span text:style-name="T219">C</text:span><text:span text:style-name="T150">8</text:span><text:span text:style-name="T219">lgN </text:span><text:span text:style-name="T227">=</text:span><text:span text:style-name="T242"> C</text:span><text:span text:style-name="T169">12 </text:span><text:span text:style-name="T242">+ N(</text:span><text:span text:style-name="T235">C</text:span><text:span text:style-name="T170">1</text:span><text:span text:style-name="T162">3</text:span><text:span text:style-name="T242">+ </text:span><text:span text:style-name="T233">lC</text:span><text:span text:style-name="T164">4</text:span><text:span text:style-name="T242">+</text:span><text:span text:style-name="T238">C</text:span><text:span text:style-name="T164">6</text:span><text:span text:style-name="T238"><draw:frame draw:style-name="fr2" draw:name="Object7" text:anchor-type="as-char" svg:y="-0.727cm" svg:width="0.901cm" svg:height="1.169cm" draw:z-index="9"><draw:object xlink:href="./Object 5" xlink:type="simple" xlink:show="embed" xlink:actuate="onLoad"/><draw:image xlink:href="./ObjectReplacements/Object 5" xlink:type="simple" xlink:show="embed" xlink:actuate="onLoad"/><svg:desc>formula</svg:desc></draw:frame></text:span><text:span text:style-name="T242">) </text:span><text:span text:style-name="T230">+ </text:span><text:span text:style-name="T229">N</text:span><text:span text:style-name="T230">C</text:span><text:span text:style-name="T160">8</text:span><text:span text:style-name="T230">lgN</text:span><text:span text:style-name="T242"> </text:span><text:span text:style-name="T303">+ </text:span><text:span text:style-name="T304">N</text:span><text:span text:style-name="T308">2</text:span><text:span text:style-name="T304">lC</text:span><text:span text:style-name="T311">5</text:span></text:p>
      <text:p text:style-name="P248"><text:span text:style-name="T309"/></text:p>
      <text:p text:style-name="P275"><text:span text:style-name="T206">T(N) </text:span><text:span text:style-name="T210">= </text:span><text:span text:style-name="T242">C</text:span><text:span text:style-name="T169">12 </text:span><text:span text:style-name="T242">+ N(</text:span><text:span text:style-name="T235">C</text:span><text:span text:style-name="T170">1</text:span><text:span text:style-name="T162">3</text:span><text:span text:style-name="T242">+ </text:span><text:span text:style-name="T306">2(</text:span><text:span text:style-name="T305">lgN/</text:span><text:span text:style-name="T306">lg10)</text:span><text:span text:style-name="T233">C</text:span><text:span text:style-name="T164">4</text:span><text:span text:style-name="T242">+</text:span><text:span text:style-name="T238">C</text:span><text:span text:style-name="T164">6</text:span><text:span text:style-name="T242">)</text:span><text:span text:style-name="T242"><draw:frame draw:style-name="fr2" draw:name="Object17" text:anchor-type="as-char" svg:y="-0.727cm" svg:width="1.797cm" svg:height="1.169cm" draw:z-index="14"><draw:object xlink:href="./Object 17" xlink:type="simple" xlink:show="embed" xlink:actuate="onLoad"/><draw:image xlink:href="./ObjectReplacements/Object 17" xlink:type="simple" xlink:show="embed" xlink:actuate="onLoad"/><svg:desc>formula</svg:desc></draw:frame></text:span><text:span text:style-name="T242"> </text:span><text:span text:style-name="T230">+ </text:span><text:span text:style-name="T229">N</text:span><text:span text:style-name="T230">C</text:span><text:span text:style-name="T160">8</text:span><text:span text:style-name="T230">lgN</text:span><text:span text:style-name="T242"> </text:span><text:span text:style-name="T303">+ </text:span><text:span text:style-name="T304">N</text:span><text:span text:style-name="T308">2</text:span><text:span text:style-name="T306">2(</text:span><text:span text:style-name="T305">lgN/</text:span><text:span text:style-name="T306">lg10)</text:span><text:span text:style-name="T304">C</text:span><text:span text:style-name="T311">5</text:span></text:p>
      <text:p text:style-name="P121"><text:span text:style-name="T311"/></text:p>
      <text:p text:style-name="P129"><text:span text:style-name="T306">= </text:span><text:span text:style-name="T302">C</text:span><text:span text:style-name="T310">14</text:span><text:span text:style-name="T302"> + C</text:span><text:span text:style-name="T310">15</text:span><text:span text:style-name="T302">lgN + C</text:span><text:span text:style-name="T310">16</text:span><text:span text:style-name="T302">N + C</text:span><text:span text:style-name="T310">17</text:span><text:span text:style-name="T302">NlgN + C</text:span><text:span text:style-name="T310">18</text:span><text:span text:style-name="T302">N</text:span><text:span text:style-name="T307">2</text:span><text:span text:style-name="T302">lgN</text:span></text:p>
      <text:p text:style-name="P271"><text:span text:style-name="T200"/></text:p>
      <text:p text:style-name="P100"/>
      <text:p text:style-name="P60">Expressing in <text:span text:style-name="T324">Θ </text:span><text:span text:style-name="T74">notation:</text:span></text:p>
      <text:p text:style-name="Preformatted_20_Text">T(N) = <text:s/><text:span text:style-name="T327">Θ</text:span>(N<text:span text:style-name="T95">2</text:span><text:span text:style-name="T280">logN</text:span>)</text:p>
      <text:p text:style-name="P105"/>
      <text:p text:style-name="Text_20_body">Clearly, the dominating term in the expression of T(N) comes from the execution of the radix sort N times on a set of 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lgN factors in the worst case scenario expression of T.</text:p>
      <text:p text:style-name="P100"/>
      <text:h text:style-name="Heading_20_2" text:outline-level="2"><text:soft-page-break/>Proposal 3</text:h>
      <text:p text:style-name="P191"/>
      <text:p text:style-name="P28">function <text:span text:style-name="T17">modified_binary_search(M, </text:span><text:span text:style-name="T72">N</text:span><text:span text:style-name="T17">, g)</text:span></text:p>
      <text:p text:style-name="P28"><text:span text:style-name="T17"><text:tab/></text:span><text:span text:style-name="T23">min ← </text:span><text:span text:style-name="T18">0</text:span></text:p>
      <text:p text:style-name="P56"><text:tab/>max ← n</text:p>
      <text:p text:style-name="P11"><text:span text:style-name="T18"><text:tab/></text:span><text:span text:style-name="T4">while</text:span><text:span text:style-name="T18"> min &lt;= max </text:span><text:span text:style-name="T4">do</text:span></text:p>
      <text:p text:style-name="P56"><text:tab/><text:tab/>mid ← (max + min) / 2</text:p>
      <text:p text:style-name="P124"><text:span text:style-name="T120"><text:tab/><text:tab/></text:span><text:span text:style-name="T4">if</text:span><text:span text:style-name="T18"> A[mid*</text:span><text:span text:style-name="T72">N</text:span><text:span text:style-name="T18">] </text:span><text:span text:style-name="T58">&gt;</text:span><text:span text:style-name="T18"> g </text:span><text:span text:style-name="T4">then</text:span></text:p>
      <text:p text:style-name="P11"><text:span text:style-name="T4"><text:tab/><text:tab/><text:tab/></text:span><text:span text:style-name="T24">max </text:span><text:span text:style-name="T18">← </text:span><text:span text:style-name="T24">mid – 1</text:span></text:p>
      <text:p text:style-name="P28"><text:tab/><text:tab/>else <text:s/></text:p>
      <text:p text:style-name="P124"><text:span text:style-name="T122"><text:tab/><text:tab/><text:tab/></text:span><text:span text:style-name="T7">if</text:span><text:span text:style-name="T24"> M[mid* </text:span><text:span text:style-name="T72">N</text:span><text:span text:style-name="T24"> + (</text:span><text:span text:style-name="T72">N</text:span><text:span text:style-name="T24">-1)] &gt;= g </text:span><text:span text:style-name="T7">then</text:span></text:p>
      <text:p text:style-name="P11"><text:span text:style-name="T7"><text:tab/><text:tab/><text:tab/><text:tab/>return </text:span><text:span text:style-name="T24">mid</text:span></text:p>
      <text:p text:style-name="P11"><text:span text:style-name="T24"><text:tab/><text:tab/><text:tab/></text:span><text:span text:style-name="T7">else</text:span></text:p>
      <text:p text:style-name="P11"><text:span text:style-name="T7"><text:tab/><text:tab/><text:tab/><text:tab/></text:span><text:span text:style-name="T24">min </text:span><text:span text:style-name="T18">← </text:span><text:span text:style-name="T24">mid + 1</text:span></text:p>
      <text:p text:style-name="P11"><text:span text:style-name="T24"><text:tab/><text:tab/><text:tab/></text:span><text:span text:style-name="T7">end if</text:span></text:p>
      <text:p text:style-name="P11"><text:span text:style-name="T18"><text:tab/><text:tab/></text:span><text:span text:style-name="T4">end if</text:span></text:p>
      <text:p text:style-name="P15"><text:span text:style-name="T18"><text:tab/></text:span><text:span text:style-name="T54">end while</text:span></text:p>
      <text:p text:style-name="P15"><text:tab/><text:span text:style-name="T118">return </text:span><text:span text:style-name="T24">-1</text:span></text:p>
      <text:p text:style-name="P28">end function</text:p>
      <text:p text:style-name="P28"/>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92">if</text:span><text:span text:style-name="T83"> A[mid] &gt; g </text:span><text:span text:style-name="T92">then</text:span>, here we do <text:span text:style-name="T92">if</text:span><text:span text:style-name="T83"> A[mid*N] &gt; g </text:span><text:span text:style-name="T92">then</text:span>. Also, there is an additional check on the final element of the row <text:span text:style-name="T92">if</text:span><text:span text:style-name="T83"> M[mid* N + (N-1)] &gt;= g </text:span><text:span text:style-name="T92">then</text:span>.</text:p>
      <text:p text:style-name="Text_20_body">This changes the constant values a bit, but not the character of the growth function.</text:p>
      <text:p text:style-name="Text_20_body">Its running time expression is therefore</text:p>
      <text:p text:style-name="P39"><text:span text:style-name="T247">T(N) = </text:span><text:span text:style-name="T248">C</text:span><text:span text:style-name="T136">1</text:span><text:span text:style-name="T248">+C</text:span><text:span text:style-name="T150">2</text:span><text:span text:style-name="T248">lgN</text:span></text:p>
      <text:p text:style-name="P28"/>
      <text:p text:style-name="P28"/>
      <text:p text:style-name="P28"/>
      <text:p text:style-name="P124"><text:span text:style-name="T8">function </text:span><text:span text:style-name="T25">FIND_GOLDIE</text:span><text:span text:style-name="T18">(M, </text:span><text:span text:style-name="T72">N</text:span><text:span text:style-name="T18">, g)</text:span></text:p>
      <text:p text:style-name="P124"><text:span text:style-name="T22"><text:tab/></text:span><text:span text:style-name="T59">l</text:span><text:span text:style-name="T22"> </text:span><text:span text:style-name="T18">← </text:span><text:span text:style-name="T22">Max length of the values in M<text:tab/><text:tab/><text:tab/><text:tab/></text:span><text:span text:style-name="T218">C</text:span><text:span text:style-name="T152">1</text:span></text:p>
      <text:p text:style-name="P125"><text:span text:style-name="T18"><text:tab/></text:span><text:span text:style-name="T19">radix_sort(M, </text:span><text:span text:style-name="T57">0</text:span><text:span text:style-name="T19">, </text:span><text:span text:style-name="T72">N</text:span><text:span text:style-name="T19">*</text:span><text:span text:style-name="T72">N</text:span><text:span text:style-name="T19">, </text:span><text:span text:style-name="T59">l</text:span><text:span text:style-name="T19">)<text:tab/><text:tab/><text:tab/><text:tab/><text:tab/></text:span><text:span text:style-name="T40">N(l</text:span><text:span text:style-name="T38">(C</text:span><text:span text:style-name="T149">2</text:span><text:span text:style-name="T38">+C</text:span><text:span text:style-name="T149">3</text:span><text:span text:style-name="T38">N)+</text:span><text:span text:style-name="T215">C</text:span><text:span text:style-name="T151">4</text:span><text:span text:style-name="T215"><draw:frame draw:style-name="fr2"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span text:style-name="T217">)</text:span></text:p>
      <text:p text:style-name="P48"/>
      <text:p text:style-name="P125"><text:span text:style-name="T19"><text:tab/></text:span><text:span text:style-name="T25">rowIndex </text:span><text:span text:style-name="T18">← </text:span><text:span text:style-name="T24">modified_binary_search</text:span><text:span text:style-name="T25">(M, </text:span><text:span text:style-name="T72">N</text:span><text:span text:style-name="T25">, g)<text:tab/><text:tab/></text:span><text:span text:style-name="T248">C</text:span><text:span text:style-name="T150">5</text:span><text:span text:style-name="T248">+C</text:span><text:span text:style-name="T150">6</text:span><text:span text:style-name="T248">lgN</text:span></text:p>
      <text:p text:style-name="P95"><text:span text:style-name="T17"><text:tab/></text:span><text:span text:style-name="T2">if</text:span><text:span text:style-name="T17"> rowIndex = -1 </text:span><text:span text:style-name="T2">then<text:tab/><text:tab/><text:tab/><text:tab/><text:tab/><text:tab/></text:span><text:span text:style-name="T41">C</text:span><text:span text:style-name="T137">7</text:span></text:p>
      <text:p text:style-name="P95"><text:span text:style-name="T2"><text:tab/><text:tab/>return </text:span><text:span text:style-name="T17">pair(-1, -1)<text:tab/><text:tab/><text:tab/><text:tab/><text:tab/></text:span><text:span text:style-name="T41">C</text:span><text:span text:style-name="T137">8</text:span></text:p>
      <text:p text:style-name="P30"><text:tab/>end if</text:p>
      <text:p text:style-name="P30"/>
      <text:p text:style-name="P125"><text:span text:style-name="T8"><text:tab/></text:span><text:span text:style-name="T25">colIndex </text:span><text:span text:style-name="T18">← </text:span><text:span text:style-name="T23">binary_search(</text:span><text:span text:style-name="T59">M</text:span><text:span text:style-name="T23">, </text:span><text:span text:style-name="T25">rowIndex *</text:span><text:span text:style-name="T72">N</text:span><text:span text:style-name="T22">,</text:span><text:span text:style-name="T23"> </text:span><text:span text:style-name="T72">N</text:span><text:span text:style-name="T23">, g)<text:tab/><text:tab/></text:span><text:span text:style-name="T248">C</text:span><text:span text:style-name="T150">9</text:span><text:span text:style-name="T248">+C</text:span><text:span text:style-name="T150">1</text:span><text:span text:style-name="T152">0</text:span><text:span text:style-name="T248">lgN</text:span></text:p>
      <text:p text:style-name="P124"><text:span text:style-name="T23"><text:tab/></text:span><text:span text:style-name="T8">if</text:span><text:span text:style-name="T25"> colIndex = -1 </text:span><text:span text:style-name="T8">then<text:tab/><text:tab/><text:tab/><text:tab/><text:tab/><text:tab/></text:span><text:span text:style-name="T41">C</text:span><text:span text:style-name="T137">7</text:span></text:p>
      <text:p text:style-name="P124"><text:span text:style-name="T8"><text:tab/><text:tab/>return</text:span><text:span text:style-name="T25"> pair(-1, -1)<text:tab/><text:tab/><text:tab/><text:tab/><text:tab/></text:span><text:span text:style-name="T41">C</text:span><text:span text:style-name="T137">8</text:span></text:p>
      <text:p text:style-name="P124"><text:span text:style-name="T25"><text:tab/></text:span><text:span text:style-name="T8">end if</text:span></text:p>
      <text:p text:style-name="P30"/>
      <text:p text:style-name="P124"><text:span text:style-name="T8"><text:tab/>return </text:span><text:span text:style-name="T25">pair(rowIndex, colIndex)<text:tab/><text:tab/><text:tab/><text:tab/></text:span><text:span text:style-name="T41">C</text:span><text:span text:style-name="T137">9</text:span></text:p>
      <text:p text:style-name="P30">end function</text:p>
      <text:p text:style-name="P30"/>
      <text:p text:style-name="P30"><text:soft-page-break/></text:p>
      <text:p text:style-name="Text_20_body">Under the same assumption made for Proposal 2, about the values of l, we can consider the limits of l such as:</text:p>
      <text:p text:style-name="P101"/>
      <text:p text:style-name="P126"><text:span text:style-name="T221">l</text:span><text:span text:style-name="T153">min</text:span><text:span text:style-name="T221"> = (trunc(log(</text:span><text:span text:style-name="T220">1</text:span><text:span text:style-name="T221">)) + 1) </text:span><text:span text:style-name="T211">= 1</text:span><text:span text:style-name="T221">;<text:tab/></text:span></text:p>
      <text:p text:style-name="P126"><text:span text:style-name="T220">l</text:span><text:span text:style-name="T154">max</text:span><text:span text:style-name="T220"> = (trunc(log(2</text:span><text:span text:style-name="T104">32</text:span><text:span text:style-name="T220">)) + 1) = 10</text:span></text:p>
      <text:p text:style-name="P126"><text:span text:style-name="T220"/></text:p>
      <text:p text:style-name="Text_20_body">For the general case: l(N) ≅ 2lgN/lg10</text:p>
      <text:p text:style-name="P102"/>
      <text:p text:style-name="P128"><text:span text:style-name="T41">T(N) = </text:span><text:span text:style-name="T218">C</text:span><text:span text:style-name="T152">1</text:span><text:span text:style-name="T41">+</text:span><text:span text:style-name="T40">N(l(C</text:span><text:span text:style-name="T149">2</text:span><text:span text:style-name="T38">+C</text:span><text:span text:style-name="T149">3</text:span><text:span text:style-name="T38">N)+</text:span><text:span text:style-name="T215">C</text:span><text:span text:style-name="T151">4</text:span><text:span text:style-name="T215"><draw:frame draw:style-name="fr2" draw:name="Object13" text:anchor-type="as-char" svg:y="-0.727cm" svg:width="0.901cm" svg:height="1.169cm" draw:z-index="6"><draw:object xlink:href="./Object 14" xlink:type="simple" xlink:show="embed" xlink:actuate="onLoad"/><draw:image xlink:href="./ObjectReplacements/Object 14" xlink:type="simple" xlink:show="embed" xlink:actuate="onLoad"/><svg:desc>formula</svg:desc></draw:frame></text:span><text:span text:style-name="T217">)</text:span><text:span text:style-name="T218">+</text:span><text:span text:style-name="T219">C</text:span><text:span text:style-name="T150">5</text:span><text:span text:style-name="T219">+C</text:span><text:span text:style-name="T150">6</text:span><text:span text:style-name="T219">lgN</text:span><text:span text:style-name="T218">+C</text:span><text:span text:style-name="T152">7</text:span><text:span text:style-name="T218">+C</text:span><text:span text:style-name="T152">8</text:span><text:span text:style-name="T218">+</text:span><text:span text:style-name="T219">C</text:span><text:span text:style-name="T150">9</text:span><text:span text:style-name="T219">+C</text:span><text:span text:style-name="T150">1</text:span><text:span text:style-name="T152">0</text:span><text:span text:style-name="T219">lgN</text:span><text:span text:style-name="T218">+C</text:span><text:span text:style-name="T152">7</text:span><text:span text:style-name="T218">+C</text:span><text:span text:style-name="T152">8</text:span><text:span text:style-name="T218">+C</text:span><text:span text:style-name="T152">11</text:span></text:p>
      <text:p text:style-name="P127"><text:span text:style-name="T152"><text:tab/></text:span><text:span text:style-name="T218">= C</text:span><text:span text:style-name="T152">1</text:span><text:span text:style-name="T218">+2C</text:span><text:span text:style-name="T152">7</text:span><text:span text:style-name="T218">+2C</text:span><text:span text:style-name="T152">8</text:span><text:span text:style-name="T218">+</text:span><text:span text:style-name="T219">C</text:span><text:span text:style-name="T150">9</text:span><text:span text:style-name="T218">+C</text:span><text:span text:style-name="T152">11</text:span><text:span text:style-name="T218">+</text:span><text:span text:style-name="T219">C</text:span><text:span text:style-name="T150">5</text:span><text:span text:style-name="T218">+</text:span><text:span text:style-name="T217">N(</text:span><text:span text:style-name="T223">2</text:span><text:span text:style-name="T220">lgN/</text:span><text:span text:style-name="T223">lg10</text:span><text:span text:style-name="T217">(C</text:span><text:span text:style-name="T149">2</text:span><text:span text:style-name="T216">+C</text:span><text:span text:style-name="T149">3</text:span><text:span text:style-name="T216">N)+</text:span><text:span text:style-name="T215">C</text:span><text:span text:style-name="T151">4</text:span><text:span text:style-name="T217">)</text:span><text:span text:style-name="T217"><draw:frame draw:style-name="fr2" draw:name="Object14" text:anchor-type="as-char" svg:y="-0.727cm" svg:width="1.797cm" svg:height="1.169cm" draw:z-index="7"><draw:object xlink:href="./Object 13" xlink:type="simple" xlink:show="embed" xlink:actuate="onLoad"/><draw:image xlink:href="./ObjectReplacements/Object 13" xlink:type="simple" xlink:show="embed" xlink:actuate="onLoad"/><svg:desc>formula</svg:desc></draw:frame></text:span><text:span text:style-name="T219">+</text:span><text:span text:style-name="T218">(</text:span><text:span text:style-name="T219">C</text:span><text:span text:style-name="T150">6</text:span><text:span text:style-name="T219">+C</text:span><text:span text:style-name="T150">1</text:span><text:span text:style-name="T152">0</text:span><text:span text:style-name="T218">)</text:span><text:span text:style-name="T219">lgN</text:span></text:p>
      <text:p text:style-name="P128"><text:span text:style-name="T219"><text:tab/></text:span><text:span text:style-name="T222">= C</text:span><text:span text:style-name="T155">12</text:span><text:span text:style-name="T222">+ C</text:span><text:span text:style-name="T155">13</text:span><text:span text:style-name="T219">lgN</text:span><text:span text:style-name="T222"> C</text:span><text:span text:style-name="T155">14</text:span><text:span text:style-name="T222">NlgN + C</text:span><text:span text:style-name="T155">3</text:span><text:span text:style-name="T222">N</text:span><text:span text:style-name="T105">2</text:span></text:p>
      <text:p text:style-name="P130"/>
      <text:p text:style-name="Text_20_body">Expressing in <text:span text:style-name="T324">Θ </text:span><text:span text:style-name="T74">notation:</text:span></text:p>
      <text:p text:style-name="Preformatted_20_Text">T(N) = <text:s/><text:span text:style-name="T327">Θ</text:span>(N<text:span text:style-name="T95">2</text:span>)</text:p>
      <text:p text:style-name="P101"/>
      <text:p text:style-name="Text_20_body">Here, the dominating term of T(N) expression comes again from the radix sort, this time executed only once, but on a number of elements N2.</text:p>
      <text:p text:style-name="P123"/>
      <text:h text:style-name="P222" text:outline-level="1"/>
      <text:h text:style-name="P226" text:outline-level="1">f)</text:h>
      <text:p text:style-name="P330"><text:span text:style-name="T341">Based on </text:span><text:span text:style-name="T342">these c</text:span><text:span text:style-name="T343">alculations</text:span><text:span text:style-name="T342">, Proposals </text:span><text:span text:style-name="T343">1 and 3</text:span><text:span text:style-name="T342"> have more or less the same time complexity of N</text:span><text:span text:style-name="T116">2</text:span><text:span text:style-name="T283">, </text:span><text:span text:style-name="T284">whereas Proposal 2 </text:span><text:span text:style-name="T283">N</text:span><text:span text:style-name="T116">2 </text:span><text:span text:style-name="T284">lgN. </text:span></text:p>
      <text:p text:style-name="P331"><text:span text:style-name="T283">I </text:span><text:span text:style-name="T282">have a concern though, due to the unexpected complications introduced by the radix+counting sort algorithms on a not so big matrix, and I mean to run some performance before giving my conclusions.</text:span></text:p>
      <text:p text:style-name="P331"><text:span text:style-name="T282"/></text:p>
      <text:p text:style-name="P336"><text:span text:style-name="T282">The following test are based on my implementation of the three proposals in C++.</text:span></text:p>
      <text:p text:style-name="P336"><text:span text:style-name="T282">Each value displayed in the grid is the average of the same test run 5 times in the same conditions.</text:span></text:p>
      <text:p text:style-name="P318"/>
      <text:h text:style-name="Heading_20_3" text:outline-level="3"><text:span text:style-name="T362">Test on </text:span>Proposal 2</text:h>
      <text:p text:style-name="P330"><text:span text:style-name="T363">Test to determine which sorting algorithm works better among custom radix sort and std::sort (algorithm provided by the C++ standard library, known to be using <text:s/>a hybrid sorting algorithm, based on a combination of quick-sort and heap-sort, with a time-complexity of </text:span><text:span text:style-name="T344">Θ(nlogn)</text:span><text:span text:style-name="T340">).</text:span></text:p>
      <text:p text:style-name="P333">Worst-case scenario: Search for an element not in the matrix</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8">N</text:p>
          </table:table-cell>
          <table:table-cell table:style-name="Table5.A1" office:value-type="string">
            <text:p text:style-name="P287">Radix sort</text:p>
          </table:table-cell>
          <table:table-cell table:style-name="Table5.A1" office:value-type="string">
            <text:p text:style-name="P287">Std::sort</text:p>
          </table:table-cell>
          <table:table-cell table:style-name="Table5.D1" office:value-type="string">
            <text:p text:style-name="P289">Ratio Radix sort/std:sort</text:p>
          </table:table-cell>
        </table:table-row>
        <table:table-row>
          <table:table-cell table:style-name="Table5.A2" office:value-type="string">
            <text:p text:style-name="P291">1</text:p>
          </table:table-cell>
          <table:table-cell table:style-name="Table5.A2" office:value-type="string">
            <text:p text:style-name="P290">6<text:span text:style-name="T325">μ</text:span><text:span text:style-name="T333">s</text:span></text:p>
          </table:table-cell>
          <table:table-cell table:style-name="Table5.A2" office:value-type="string">
            <text:p text:style-name="P290">1.5<text:span text:style-name="T325">μ</text:span><text:span text:style-name="T333">s</text:span></text:p>
          </table:table-cell>
          <table:table-cell table:style-name="Table5.D2" office:value-type="string">
            <text:p text:style-name="P289">4</text:p>
          </table:table-cell>
        </table:table-row>
        <table:table-row>
          <table:table-cell table:style-name="Table5.A2" office:value-type="string">
            <text:p text:style-name="P288">10</text:p>
          </table:table-cell>
          <table:table-cell table:style-name="Table5.A2" office:value-type="string">
            <text:p text:style-name="P292"><text:span text:style-name="T332">55</text:span><text:span text:style-name="T325">μ</text:span><text:span text:style-name="T333">s</text:span></text:p>
          </table:table-cell>
          <table:table-cell table:style-name="Table5.A2" office:value-type="string">
            <text:p text:style-name="P292"><text:span text:style-name="T332">10</text:span><text:span text:style-name="T325">μ</text:span><text:span text:style-name="T333">s</text:span></text:p>
          </table:table-cell>
          <table:table-cell table:style-name="Table5.D2" office:value-type="string">
            <text:p text:style-name="P289">5.5</text:p>
          </table:table-cell>
        </table:table-row>
        <table:table-row>
          <table:table-cell table:style-name="Table5.A2" office:value-type="string">
            <text:p text:style-name="P288">100</text:p>
          </table:table-cell>
          <table:table-cell table:style-name="Table5.A2" office:value-type="string">
            <text:p text:style-name="P292"><text:span text:style-name="T332">3800</text:span><text:span text:style-name="T325">μ</text:span><text:span text:style-name="T333">s</text:span></text:p>
          </table:table-cell>
          <table:table-cell table:style-name="Table5.A2" office:value-type="string">
            <text:p text:style-name="P292"><text:span text:style-name="T332">1550</text:span><text:span text:style-name="T325">μ</text:span><text:span text:style-name="T333">s</text:span></text:p>
          </table:table-cell>
          <table:table-cell table:style-name="Table5.D2" office:value-type="string">
            <text:p text:style-name="P289">2.45</text:p>
          </table:table-cell>
        </table:table-row>
        <table:table-row>
          <table:table-cell table:style-name="Table5.A2" office:value-type="string">
            <text:p text:style-name="P288">1000</text:p>
          </table:table-cell>
          <table:table-cell table:style-name="Table5.A2" office:value-type="string">
            <text:p text:style-name="P295">260ms</text:p>
          </table:table-cell>
          <table:table-cell table:style-name="Table5.A2" office:value-type="string">
            <text:p text:style-name="P296">120ms</text:p>
          </table:table-cell>
          <table:table-cell table:style-name="Table5.D2" office:value-type="string">
            <text:p text:style-name="P289">2.16</text:p>
          </table:table-cell>
        </table:table-row>
        <table:table-row>
          <table:table-cell table:style-name="Table5.A2" office:value-type="string">
            <text:p text:style-name="P288">10000</text:p>
          </table:table-cell>
          <table:table-cell table:style-name="Table5.A2" office:value-type="string">
            <text:p text:style-name="P295">34632ms</text:p>
          </table:table-cell>
          <table:table-cell table:style-name="Table5.A2" office:value-type="string">
            <text:p text:style-name="P296">17772ms</text:p>
          </table:table-cell>
          <table:table-cell table:style-name="Table5.D2" office:value-type="string">
            <text:p text:style-name="P289">1.95</text:p>
          </table:table-cell>
        </table:table-row>
      </table:table>
      <text:p text:style-name="P332"/>
      <text:p text:style-name="P330"><text:span text:style-name="T340">These results are a bit unexpected because, a</text:span><text:span text:style-name="T343">lthough r</text:span><text:span text:style-name="T344">adix sort </text:span><text:span text:style-name="T343">has a time complexity of </text:span><text:span text:style-name="T344">Θ(n), </text:span><text:span text:style-name="T343">std::sort, with a time complexity of </text:span><text:span text:style-name="T344">Θ(nlogn), </text:span><text:span text:style-name="T343">performs much better up to 10000</text:span><text:span text:style-name="T117">2</text:span><text:span text:style-name="T284"> elements.</text:span></text:p>
      <text:p text:style-name="P330"><text:span text:style-name="T344">This difference might be due to the high optimization of the std::sort algorithm b</text:span><text:span text:style-name="T343">ut I believe also </text:span><text:span text:style-name="T344">to the effect of the lower order terms in the expression of the time complexity for the radix sort along with higher values for the constants.</text:span></text:p>
      <text:p text:style-name="P330"><text:span text:style-name="T340">The ratio shows that, with the increase of N, Radix sort performance improves respect to std::sort and maybe eventually it will surpass the std::sort.</text:span></text:p>
      <text:p text:style-name="P330"><text:soft-page-break/><text:span text:style-name="T362">However, given the constraints we have on our matrix, containing non repeating elements between 0 and 500, which implies a matrix with a maximum side of 22 rows and 22 columns, together with the previous results, showing quick-sort/heap-sort performing much better than radix sort on a small number of elements, I’m inclined to discard the radix sort in favour of a quick-sort in the implementation of the Proposal 2.</text:span></text:p>
      <text:h text:style-name="P237" text:outline-level="3"><text:span text:style-name="T343">Test on </text:span><text:span text:style-name="T345">Proposal </text:span><text:span text:style-name="T295">3</text:span></text:h>
      <text:p text:style-name="P330"><text:span text:style-name="T363">Test to determine which sorting algorithm works better between radix sort and std::sort.</text:span></text:p>
      <text:p text:style-name="P333">Worst-case scenario: Search for an element not in the matrix</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80">N</text:p>
          </table:table-cell>
          <table:table-cell table:style-name="Table6.A1" office:value-type="string">
            <text:p text:style-name="P281">Radix sort</text:p>
          </table:table-cell>
          <table:table-cell table:style-name="Table6.A1" office:value-type="string">
            <text:p text:style-name="P281">Std::sort</text:p>
          </table:table-cell>
          <table:table-cell table:style-name="Table6.D1" office:value-type="string">
            <text:p text:style-name="P282">Ratio Radix sort/std:sort</text:p>
          </table:table-cell>
        </table:table-row>
        <table:table-row>
          <table:table-cell table:style-name="Table6.A2" office:value-type="string">
            <text:p text:style-name="P280">1</text:p>
          </table:table-cell>
          <table:table-cell table:style-name="Table6.A2" office:value-type="string">
            <text:p text:style-name="P281">5.5<text:span text:style-name="T325">μ</text:span><text:span text:style-name="T332">s</text:span></text:p>
          </table:table-cell>
          <table:table-cell table:style-name="Table6.A2" office:value-type="string">
            <text:p text:style-name="P279">1<text:span text:style-name="T325">μ</text:span><text:span text:style-name="T332">s</text:span></text:p>
          </table:table-cell>
          <table:table-cell table:style-name="Table6.D2" office:value-type="string">
            <text:p text:style-name="P283">5.5</text:p>
          </table:table-cell>
        </table:table-row>
        <table:table-row>
          <table:table-cell table:style-name="Table6.A2" office:value-type="string">
            <text:p text:style-name="P280">10</text:p>
          </table:table-cell>
          <table:table-cell table:style-name="Table6.A2" office:value-type="string">
            <text:p text:style-name="P281">29<text:span text:style-name="T325">μ</text:span><text:span text:style-name="T332">s</text:span></text:p>
          </table:table-cell>
          <table:table-cell table:style-name="Table6.A2" office:value-type="string">
            <text:p text:style-name="P279">20<text:span text:style-name="T325">μ</text:span><text:span text:style-name="T332">s</text:span></text:p>
          </table:table-cell>
          <table:table-cell table:style-name="Table6.D2" office:value-type="string">
            <text:p text:style-name="P283">1.45</text:p>
          </table:table-cell>
        </table:table-row>
        <table:table-row>
          <table:table-cell table:style-name="Table6.A2" office:value-type="string">
            <text:p text:style-name="P280">100</text:p>
          </table:table-cell>
          <table:table-cell table:style-name="Table6.A2" office:value-type="string">
            <text:p text:style-name="P284">3214<text:span text:style-name="T325">μ</text:span><text:span text:style-name="T332">s</text:span></text:p>
          </table:table-cell>
          <table:table-cell table:style-name="Table6.A2" office:value-type="string">
            <text:p text:style-name="P279">3012<text:span text:style-name="T325">μ</text:span><text:span text:style-name="T332">s</text:span></text:p>
          </table:table-cell>
          <table:table-cell table:style-name="Table6.D2" office:value-type="string">
            <text:p text:style-name="P283">1.07</text:p>
          </table:table-cell>
        </table:table-row>
        <table:table-row>
          <table:table-cell table:style-name="Table6.A2" office:value-type="string">
            <text:p text:style-name="P280">1000</text:p>
          </table:table-cell>
          <table:table-cell table:style-name="Table6.A2" office:value-type="string">
            <text:p text:style-name="P284">277ms</text:p>
          </table:table-cell>
          <table:table-cell table:style-name="Table6.A2" office:value-type="string">
            <text:p text:style-name="P279">261ms</text:p>
          </table:table-cell>
          <table:table-cell table:style-name="Table6.D2" office:value-type="string">
            <text:p text:style-name="P283">1.06</text:p>
          </table:table-cell>
        </table:table-row>
        <table:table-row>
          <table:table-cell table:style-name="Table6.A2" office:value-type="string">
            <text:p text:style-name="P280">10000</text:p>
          </table:table-cell>
          <table:table-cell table:style-name="Table6.A2" office:value-type="string">
            <text:p text:style-name="P284">40430ms</text:p>
          </table:table-cell>
          <table:table-cell table:style-name="Table6.A2" office:value-type="string">
            <text:p text:style-name="P279">38805ms</text:p>
          </table:table-cell>
          <table:table-cell table:style-name="Table6.D2" office:value-type="string">
            <text:p text:style-name="P283">1.04</text:p>
          </table:table-cell>
        </table:table-row>
      </table:table>
      <text:p text:style-name="P330"/>
      <text:p text:style-name="P330"><text:span text:style-name="T364">These results show approximately the same results as the previous test on Proposal 3.</text:span></text:p>
      <text:p text:style-name="P330"/>
      <text:p text:style-name="P336">Also in this case, I opt for a quick-sort algorithm instead of a radix-sort, for the implementation of the proposal.</text:p>
      <text:p text:style-name="P336"/>
      <text:h text:style-name="P242" text:outline-level="7"><text:span text:style-name="T347">C</text:span><text:span text:style-name="T348">omparison of the three proposals</text:span></text:h>
      <text:h text:style-name="P241" text:outline-level="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98">N</text:p>
          </table:table-cell>
          <table:table-cell table:style-name="Table7.A1" office:value-type="string">
            <text:p text:style-name="P297">Proposal 1</text:p>
          </table:table-cell>
          <table:table-cell table:style-name="Table7.A1" office:value-type="string">
            <text:p text:style-name="P297">Proposal 2</text:p>
          </table:table-cell>
          <table:table-cell table:style-name="Table7.D1" office:value-type="string">
            <text:p text:style-name="P297">Proposal 3</text:p>
          </table:table-cell>
        </table:table-row>
        <table:table-row>
          <table:table-cell table:style-name="Table7.A2" office:value-type="string">
            <text:p text:style-name="P298">1</text:p>
          </table:table-cell>
          <table:table-cell table:style-name="Table7.A2" office:value-type="string">
            <text:p text:style-name="P299">677ns</text:p>
          </table:table-cell>
          <table:table-cell table:style-name="Table7.A2" office:value-type="string">
            <text:p text:style-name="P300">6869ns</text:p>
          </table:table-cell>
          <table:table-cell table:style-name="Table7.D2" office:value-type="string">
            <text:p text:style-name="P301">8180ns</text:p>
          </table:table-cell>
        </table:table-row>
        <table:table-row>
          <table:table-cell table:style-name="Table7.A2" office:value-type="string">
            <text:p text:style-name="P298">10</text:p>
          </table:table-cell>
          <table:table-cell table:style-name="Table7.A2" office:value-type="string">
            <text:p text:style-name="P299">1459ns</text:p>
          </table:table-cell>
          <table:table-cell table:style-name="Table7.A2" office:value-type="string">
            <text:p text:style-name="P300">46184ns</text:p>
          </table:table-cell>
          <table:table-cell table:style-name="Table7.D2" office:value-type="string">
            <text:p text:style-name="P301">32774ns</text:p>
          </table:table-cell>
        </table:table-row>
        <table:table-row>
          <table:table-cell table:style-name="Table7.A2" office:value-type="string">
            <text:p text:style-name="P298">100</text:p>
          </table:table-cell>
          <table:table-cell table:style-name="Table7.A2" office:value-type="string">
            <text:p text:style-name="P299">56.4<text:span text:style-name="T321">μ</text:span><text:span text:style-name="T314">s</text:span></text:p>
          </table:table-cell>
          <table:table-cell table:style-name="Table7.A2" office:value-type="string">
            <text:p text:style-name="P300">2810<text:span text:style-name="T321">μ</text:span><text:span text:style-name="T314">s</text:span></text:p>
          </table:table-cell>
          <table:table-cell table:style-name="Table7.D2" office:value-type="string">
            <text:p text:style-name="P301">3097<text:span text:style-name="T321">μ</text:span><text:span text:style-name="T314">s</text:span></text:p>
          </table:table-cell>
        </table:table-row>
        <table:table-row>
          <table:table-cell table:style-name="Table7.A2" office:value-type="string">
            <text:p text:style-name="P298">1000</text:p>
          </table:table-cell>
          <table:table-cell table:style-name="Table7.A2" office:value-type="string">
            <text:p text:style-name="P299">4549<text:span text:style-name="T321">μ</text:span><text:span text:style-name="T314">s</text:span></text:p>
          </table:table-cell>
          <table:table-cell table:style-name="Table7.A2" office:value-type="string">
            <text:p text:style-name="P301">270567<text:span text:style-name="T321">μ</text:span><text:span text:style-name="T314">s</text:span></text:p>
          </table:table-cell>
          <table:table-cell table:style-name="Table7.D2" office:value-type="string">
            <text:p text:style-name="P301">278633<text:span text:style-name="T321">μ</text:span><text:span text:style-name="T314">s</text:span></text:p>
          </table:table-cell>
        </table:table-row>
        <table:table-row>
          <table:table-cell table:style-name="Table7.A2" office:value-type="string">
            <text:p text:style-name="P298">10000</text:p>
          </table:table-cell>
          <table:table-cell table:style-name="Table7.A2" office:value-type="string">
            <text:p text:style-name="P299">282.6ms</text:p>
          </table:table-cell>
          <table:table-cell table:style-name="Table7.A2" office:value-type="string">
            <text:p text:style-name="P301">35384ms</text:p>
          </table:table-cell>
          <table:table-cell table:style-name="Table7.D2" office:value-type="string">
            <text:p text:style-name="P302">38811ms</text:p>
          </table:table-cell>
        </table:table-row>
      </table:table>
      <text:p text:style-name="P335"><text:span text:style-name="T346"/></text:p>
      <text:h text:style-name="P224" text:outline-level="1">Part 2</text:h>
      <text:p text:style-name="P147">The weak point of the first three proposals is that linear-searching or sorting-then-binary-searching takes a time proportional to the number of elements in the matrix.</text:p>
      <text:p text:style-name="P147">The idea of using an hashtable stems from the capability of the hashtable to perform in <text:span text:style-name="T192">Θ(1), </text:span><text:span text:style-name="T190">provided a proper hashing function is used and a proper organization of the element</text:span><text:span text:style-name="T256">s</text:span><text:span text:style-name="T190"> in the hashtable is done.</text:span></text:p>
      <text:h text:style-name="Heading_20_7" text:outline-level="7"><text:span text:style-name="T190">How to store a </text:span><text:span text:style-name="T256">numeric </text:span><text:span text:style-name="T257">value</text:span><text:span text:style-name="T190">: </text:span><text:span text:style-name="T197">HashtableItem </text:span><text:span text:style-name="T190">class</text:span></text:h>
      <text:p text:style-name="P147"><text:span text:style-name="T190">Considering that we want to search for an element by its value and expect </text:span><text:span text:style-name="T256">in return </text:span><text:span text:style-name="T190">its indices in the matrix, we might create an hashtable where each element has an hash based on the element’s value, and stores the indices as its own value. </text:span><text:span text:style-name="T197">The hashtable’s element’</text:span><text:span text:style-name="T256">s</text:span><text:span text:style-name="T197"> value therefore should actually contain two numeric values, rowIndex and colIndex. This requires a more evoluted data structure than a simple integer, for the hashtable element.</text:span></text:p>
      <text:p text:style-name="P153">I opt for a class, <text:span text:style-name="T330">henceforth</text:span> <text:span text:style-name="T330">named </text:span>HashtableItem, which contains two integers <text:span text:style-name="T83">rowIndex</text:span> and <text:span text:style-name="T83">colIndex</text:span>.</text:p>
      <text:p text:style-name="P167"><text:span text:style-name="T197">I also </text:span><text:span text:style-name="T256">reckon</text:span><text:span text:style-name="T197"> that I might want to store the actual </text:span><text:span text:style-name="T256">numeric </text:span><text:span text:style-name="T197">value into the element, which I might need in case of hashtable extension. In fact, using the element’s value </text:span><text:span text:style-name="T256">only</text:span><text:span text:style-name="T197"> for calculating the hash, without saving it </text:span><text:span text:style-name="T256">along with the element</text:span><text:span text:style-name="T197">, would work for the insertion of the element and the search, but would make not possible an extension, as all the elements in the hashtable would need rehashing, and it is not possible to obtain the original value from the </text:span><text:span text:style-name="T256">current</text:span><text:span text:style-name="T197"> hash. </text:span><text:span text:style-name="T258">That would also make impossible to manage collisions, as it would be practically impossible to distinguish different values ending up having the same hash.</text:span><text:span text:style-name="T197"> Therefore, I add an additional field n</text:span><text:span text:style-name="T259">amed</text:span><text:span text:style-name="T197"> </text:span><text:span text:style-name="T260">value</text:span><text:span text:style-name="T197"> to my class.</text:span></text:p>
      <text:p text:style-name="P157">Also, when the hashtable is created, an empty instance of the HashtableItem class is created per bucket. This means I need to keep track whether <text:span text:style-name="T285">each</text:span> instance is empty or contains a value. I add another boolean field called isNull. This field is initialized to true. When values are finally assigned to an instance, the isNull value is set to false.</text:p>
      <text:p text:style-name="P157">This value is then checked whenever I need to access the elements’ content, such as in the expand method, where I need to rehash all the (non-null) elements of the hashtable.</text:p>
      <text:p text:style-name="P153">My Hashtable<text:span text:style-name="T286">Item</text:span> declaration is therefore the following (in C++):</text:p>
      <text:p text:style-name="P153"/>
      <text:p text:style-name="P97">class HashtableItem{</text:p>
      <text:p text:style-name="P97">public:</text:p>
      <text:p text:style-name="P97"><text:soft-page-break/><text:s text:c="4"/>HashtableItem() : m_isNull{true}{}</text:p>
      <text:p text:style-name="P98"><text:s text:c="4"/>HashtableItem(</text:p>
      <text:p text:style-name="P98"><text:tab/><text:tab/>unsigned int value, </text:p>
      <text:p text:style-name="P98"><text:tab/><text:tab/>unsigned int rowIndex, </text:p>
      <text:p text:style-name="P98"><text:tab/><text:tab/>unsigned int colIndex):</text:p>
      <text:p text:style-name="P98"><text:tab/><text:tab/><text:tab/>m_isNull{false}, </text:p>
      <text:p text:style-name="P98"><text:tab/><text:tab/><text:tab/>m_value{value}, </text:p>
      <text:p text:style-name="P98"><text:tab/><text:tab/><text:tab/>m_rowIndex{rowIndex}, </text:p>
      <text:p text:style-name="P98"><text:tab/><text:tab/><text:tab/>m_colIndex{colIndex}{}</text:p>
      <text:p text:style-name="P97"><text:s text:c="4"/>~HashtableItem() = default;</text:p>
      <text:p text:style-name="P97"><text:s text:c="4"/></text:p>
      <text:p text:style-name="P97"><text:s text:c="4"/>/** True is the instance does not contain values</text:p>
      <text:p text:style-name="P97"><text:s text:c="4"/>* False if the instance contains values */</text:p>
      <text:p text:style-name="P97"><text:s text:c="4"/>bool isNull() const{ return m_isNull; }</text:p>
      <text:p text:style-name="P97"/>
      <text:p text:style-name="P97"><text:s text:c="4"/>/** Set the instance to null values */</text:p>
      <text:p text:style-name="P97"><text:s text:c="4"/>void setNull() { m_isNull = true; }</text:p>
      <text:p text:style-name="P97"/>
      <text:p text:style-name="P97"><text:s text:c="4"/>/** Return the value */</text:p>
      <text:p text:style-name="P97"><text:s text:c="4"/>unsigned int getValue() const { return m_value; }</text:p>
      <text:p text:style-name="P97"/>
      <text:p text:style-name="P97"><text:s text:c="4"/>/** Set the values at once */</text:p>
      <text:p text:style-name="P97"><text:s text:c="4"/>void set(unsigned int value, unsigned int rowIndex, unsigned int colIndex) {</text:p>
      <text:p text:style-name="P97"><text:s text:c="8"/>m_value = value;</text:p>
      <text:p text:style-name="P97"><text:s text:c="8"/>m_rowIndex = rowIndex;</text:p>
      <text:p text:style-name="P97"><text:s text:c="8"/>m_colIndex = colIndex;</text:p>
      <text:p text:style-name="P97"><text:s text:c="8"/>m_isNull = false;</text:p>
      <text:p text:style-name="P97"><text:s text:c="4"/>}</text:p>
      <text:p text:style-name="P97"/>
      <text:p text:style-name="P97"><text:s text:c="4"/>/** return RowIndex */</text:p>
      <text:p text:style-name="P97"><text:s text:c="4"/>unsigned int getRowIndex() const { return m_rowIndex; }</text:p>
      <text:p text:style-name="P97"/>
      <text:p text:style-name="P97"><text:s text:c="4"/>/** return ColIndex */</text:p>
      <text:p text:style-name="P97"><text:s text:c="4"/>unsigned int getColIndex() const { return m_colIndex; }</text:p>
      <text:p text:style-name="P97"/>
      <text:p text:style-name="P97">private:</text:p>
      <text:p text:style-name="P97"><text:s text:c="4"/>bool m_isNull;</text:p>
      <text:p text:style-name="P97"><text:s text:c="4"/>unsigned int m_value;</text:p>
      <text:p text:style-name="P97"><text:s text:c="4"/>unsigned int m_rowIndex;</text:p>
      <text:p text:style-name="P97"><text:s text:c="4"/>unsigned int m_colIndex;</text:p>
      <text:p text:style-name="P97">};</text:p>
      <text:p text:style-name="P153"/>
      <text:h text:style-name="P238" text:outline-level="7">Hashtable</text:h>
      <text:p text:style-name="P184">The hashtable implementation I will be using in my proposal is a custom, simple version of a Hashtable, which is capable to allocate space to contain the necessary number of buckets, insert elements into buckets and find an element <text:span text:style-name="T336">previously inserted</text:span>.</text:p>
      <text:p text:style-name="P185">The constructor accepts three parameters m_a, m_b and m_mod, which are used to define the hash function </text:p>
      <text:p text:style-name="Preformatted_20_Text">hash = (a*value+b) mod m_mod</text:p>
      <text:p text:style-name="P185">The m_mod parameter also defines the number of buckets that will be created.</text:p>
      <text:p text:style-name="P185"><text:soft-page-break/>The data structure used by the hashtable to store its elements is a dynamic vector, initialized to a number of null pointers to HashtableItem elements equal to m_mod.</text:p>
      <text:p text:style-name="P186">When an element is inserted, the hash is calculated and the array location [hash] is accessed. If the pointer is a null pointer, a new pointer to the new element is just added in that location. If there is already a chain of elements in that location (modeled via a linked list), <text:span text:style-name="T337">a new chain link is added as the new head of the list.</text:span> </text:p>
      <text:p text:style-name="P187">The number of buckets created determines the number of collisions that will occur, which will determine the access time during a search.</text:p>
      <text:p text:style-name="P187">In fact, when the hashtable is searched for an element, the hash of the element is calculated and the corresponding location in the array is accessed. If there is no elements in that position, it means the element is not in the hashtable. If a non null element is found, all the links of the chain are probed to see which has the same value as the element searched. If one is found, its rowIndex and colIndex values are returned.</text:p>
      <text:p text:style-name="P188"><text:span text:style-name="T337">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255">Θ(1)</text:span><text:span text:style-name="T337">.</text:span></text:p>
      <text:p text:style-name="P159"/>
      <text:p text:style-name="P188"><text:span text:style-name="T265">The Best-case scenario, </text:span><text:span text:style-name="T269">happens </text:span><text:span text:style-name="T265">when t</text:span><text:span text:style-name="T269">he searched element is located alone in a</text:span><text:span text:style-name="T265"> basket, </text:span><text:span text:style-name="T269">so that it is found immediately accessing the array position determined by the hash value. It </text:span><text:span text:style-name="T265">has </text:span><text:span text:style-name="T266">running time of </text:span><text:span text:style-name="T192">Θ(1).</text:span></text:p>
      <text:p text:style-name="P160"><text:span text:style-name="T126">Worst-case scenario, happens when all elements have the same hash value and therefore they all end up into the same basket. The searched element has the same hash value too, but it is not in the bucket. In this case, the hash value is calculated, the array position is accessed and the entire linked list is scrolled until the end is reached. This </text:span>has running time of <text:span text:style-name="T126">Θ(N</text:span><text:span text:style-name="T112">2</text:span><text:span text:style-name="T126">). </text:span></text:p>
      <text:p text:style-name="P311">This extreme and unlikely situation can be avoided with an ad hoc choice of the initial parameters m_a, m_b, m_mod, and implementing a re-hash functionality that redistribute the elements based on the new values used by the hash function.</text:p>
      <text:h text:style-name="P239" text:outline-level="7"/>
      <text:h text:style-name="Heading_20_7" text:outline-level="7">Hashtable pseudo code</text:h>
      <text:p text:style-name="P155">All the instance variables of the Hashtable class are prefixed with <text:span text:style-name="T287">m_.</text:span></text:p>
      <text:p text:style-name="P107"><text:span text:style-name="T198">** T</text:span><text:span text:style-name="T199">his is a comment</text:span><text:span text:style-name="T198"> *</text:span></text:p>
      <text:p text:style-name="P154"><text:soft-page-break/></text:p>
      <text:p text:style-name="P108">** Calculate the hash of key modulus size *</text:p>
      <text:p text:style-name="P106"><text:span text:style-name="T73">f</text:span><text:span text:style-name="T9">unction</text:span><text:span text:style-name="T28"> hash(key)</text:span></text:p>
      <text:p text:style-name="P106"><text:span text:style-name="T28"><text:tab/></text:span><text:span text:style-name="T9">return </text:span><text:span text:style-name="T11">(</text:span><text:span text:style-name="T42">m_a * </text:span><text:span text:style-name="T28">key </text:span><text:span text:style-name="T42">+ m_b)</text:span><text:span text:style-name="T28"> </text:span><text:span text:style-name="T243">m</text:span><text:span text:style-name="T244">od</text:span><text:span text:style-name="T28"> </text:span><text:span text:style-name="T60">m_</text:span><text:span text:style-name="T65">mod</text:span></text:p>
      <text:p text:style-name="P33">end function</text:p>
      <text:p text:style-name="P61"/>
      <text:p text:style-name="P33"/>
      <text:p text:style-name="P61"><text:span text:style-name="T83">** </text:span><text:span text:style-name="T85">Insert (value, rowIndex, colIndex) into buckets *</text:span></text:p>
      <text:p text:style-name="P88">** <text:span text:style-name="T288">buckets: array of HashtableItem *</text:span></text:p>
      <text:p text:style-name="P88">** <text:span text:style-name="T288">size: size of buckets *</text:span></text:p>
      <text:p text:style-name="P88">** <text:span text:style-name="T288">value, rowIndex, colIndex: value and its position in the matrix *</text:span></text:p>
      <text:p text:style-name="P34">function <text:span text:style-name="T29">s_</text:span><text:span text:style-name="T17">insert(value, rowIndex, colIndex)</text:span></text:p>
      <text:p text:style-name="P34"><text:span text:style-name="T87"><text:tab/></text:span><text:span text:style-name="T17">hashValue </text:span><text:span text:style-name="T18">←</text:span><text:span text:style-name="T17"> hash(value)</text:span></text:p>
      <text:p text:style-name="P62"/>
      <text:p text:style-name="P63"><text:tab/><text:span text:style-name="T338">newItem ← new HashtableItem(value, rowIndex, colIndex)</text:span></text:p>
      <text:p text:style-name="P63"/>
      <text:p text:style-name="P63"><text:tab/><text:span text:style-name="T11">if </text:span><text:span text:style-name="T338">m_buckets[hashValue] != NULL </text:span><text:span text:style-name="T11">then</text:span></text:p>
      <text:p text:style-name="P63"><text:span text:style-name="T11"><text:tab/></text:span><text:span text:style-name="T338"><text:tab/>newItem.next ← m_buckets[hashValue]</text:span></text:p>
      <text:p text:style-name="P251"><text:tab/>end if</text:p>
      <text:p text:style-name="P63"><text:span text:style-name="T11"><text:tab/></text:span><text:span text:style-name="T338">m_buckets[hashValue] ← <text:s/>newItem.next</text:span></text:p>
      <text:p text:style-name="P63"/>
      <text:p text:style-name="P35"><text:span text:style-name="T17"><text:tab/></text:span><text:span text:style-name="T42">m_itemCount ← <text:s/>m_itemCount + 1</text:span></text:p>
      <text:p text:style-name="P34">end function</text:p>
      <text:p text:style-name="P33"/>
      <text:p text:style-name="P33"/>
      <text:p text:style-name="P88">** <text:span text:style-name="T290">Find a value in the hashtable *</text:span></text:p>
      <text:p text:style-name="P36">function <text:span text:style-name="T17">find(value)</text:span></text:p>
      <text:p text:style-name="P36"><text:span text:style-name="T17"><text:tab/>hashValue </text:span><text:span text:style-name="T18">← </text:span><text:span text:style-name="T17">hash(value)</text:span></text:p>
      <text:p text:style-name="P244"/>
      <text:p text:style-name="P37"><text:span text:style-name="T17"><text:tab/></text:span><text:span text:style-name="T43">ptr </text:span><text:span text:style-name="T42">←</text:span><text:span text:style-name="T43"> </text:span><text:span text:style-name="T17">m_buckets[hashValue]</text:span></text:p>
      <text:p text:style-name="P40"><text:tab/>while<text:span text:style-name="T17"> ptr &lt;&gt; NULL </text:span>do</text:p>
      <text:p text:style-name="P40"><text:span text:style-name="T17"><text:tab/><text:tab/></text:span>if <text:span text:style-name="T17">ptr.getValue() = value </text:span>then</text:p>
      <text:p text:style-name="P132"><text:span text:style-name="T12"><text:tab/><text:tab/><text:tab/></text:span><text:span text:style-name="T43">return </text:span><text:span text:style-name="T30">pair(</text:span><text:span text:style-name="T64">p</text:span><text:span text:style-name="T66">tr</text:span><text:span text:style-name="T30">.getRowIndex(), </text:span><text:span text:style-name="T64">p</text:span><text:span text:style-name="T66">tr</text:span><text:span text:style-name="T30">.getColIndex())</text:span></text:p>
      <text:p text:style-name="P40"><text:tab/><text:tab/>end if</text:p>
      <text:p text:style-name="P40"><text:tab/><text:tab/><text:span text:style-name="T17">ptr </text:span><text:span text:style-name="T18">←</text:span><text:span text:style-name="T17"> ptr.next()</text:span></text:p>
      <text:p text:style-name="P40"><text:span text:style-name="T17"><text:tab/></text:span>end while</text:p>
      <text:p text:style-name="P40"/>
      <text:p text:style-name="P37"><text:span text:style-name="T289"><text:tab/>return </text:span><text:span text:style-name="T30">pair(-1, -1)</text:span></text:p>
      <text:p text:style-name="P36">end function</text:p>
      <text:p text:style-name="P168"/>
      <text:p text:style-name="P168"/>
      <text:p text:style-name="P169">Time complexity analysis for best and worst case scenarios</text:p>
      <text:p text:style-name="P169">Note: some variable names have been shortened to make room for the time-complexity analysis.</text:p>
      <text:p text:style-name="P89"/>
      <text:p text:style-name="P38">function <text:span text:style-name="T17">find(value)</text:span></text:p>
      <text:p text:style-name="P38"><text:span text:style-name="T17"><text:tab/>hashValue </text:span><text:span text:style-name="T18">← </text:span><text:span text:style-name="T17">hash(value)<text:tab/><text:tab/><text:tab/><text:tab/><text:tab/></text:span><text:span text:style-name="T44">C</text:span><text:span text:style-name="T138">1</text:span><text:span text:style-name="T17"><text:tab/><text:tab/><text:tab/></text:span></text:p>
      <text:p text:style-name="P245"/>
      <text:p text:style-name="P38"><text:span text:style-name="T17"><text:tab/></text:span><text:span text:style-name="T43">ptr </text:span><text:span text:style-name="T42">←</text:span><text:span text:style-name="T43"> </text:span><text:span text:style-name="T17">m_buckets[hashValue]<text:tab/><text:tab/><text:tab/><text:tab/></text:span><text:span text:style-name="T44">C</text:span><text:span text:style-name="T138">2</text:span></text:p>
      <text:p text:style-name="P41"><text:tab/>while<text:span text:style-name="T17"> ptr &lt;&gt; NULL </text:span>do<text:tab/><text:tab/><text:tab/><text:tab/><text:tab/><text:span text:style-name="T44">k*C</text:span><text:span text:style-name="T138">3</text:span></text:p>
      <text:p text:style-name="P41"><text:span text:style-name="T17"><text:tab/><text:tab/></text:span>if <text:span text:style-name="T17">ptr.getValue() = value </text:span>then<text:tab/><text:tab/><text:span text:style-name="T44">k*C</text:span><text:span text:style-name="T138">4</text:span></text:p>
      <text:p text:style-name="P133"><text:span text:style-name="T12"><text:tab/><text:tab/><text:tab/></text:span><text:span text:style-name="T43">return </text:span><text:span text:style-name="T30">pair(</text:span></text:p>
      <text:p text:style-name="P133"><text:soft-page-break/><text:span text:style-name="T64"><text:tab/><text:tab/><text:tab/><text:tab/>p</text:span><text:span text:style-name="T66">tr</text:span><text:span text:style-name="T30">.getRowIndex(), </text:span></text:p>
      <text:p text:style-name="P133"><text:span text:style-name="T64"><text:tab/><text:tab/><text:tab/><text:tab/>p</text:span><text:span text:style-name="T66">tr</text:span><text:span text:style-name="T30">.getColIndex())<text:tab/><text:tab/></text:span><text:span text:style-name="T44">C</text:span><text:span text:style-name="T138">5</text:span></text:p>
      <text:p text:style-name="P41"><text:tab/><text:tab/>end if</text:p>
      <text:p text:style-name="P41"><text:tab/><text:tab/><text:span text:style-name="T17">ptr </text:span><text:span text:style-name="T18">←</text:span><text:span text:style-name="T17"> ptr.next()<text:tab/><text:tab/><text:tab/><text:tab/><text:tab/></text:span><text:span text:style-name="T44">k*C</text:span><text:span text:style-name="T138">6</text:span></text:p>
      <text:p text:style-name="P41"><text:span text:style-name="T17"><text:tab/></text:span>end while</text:p>
      <text:p text:style-name="P41"><text:tab/></text:p>
      <text:p text:style-name="P38"><text:span text:style-name="T289"><text:tab/>return </text:span><text:span text:style-name="T30">pair(-1, -1)<text:tab/><text:tab/><text:tab/><text:tab/><text:tab/></text:span><text:span text:style-name="T44">C</text:span><text:span text:style-name="T138">7</text:span></text:p>
      <text:p text:style-name="P245">end function</text:p>
      <text:p text:style-name="P64"/>
      <text:p text:style-name="P65">k depends on how long the linked list is.</text:p>
      <text:p text:style-name="P65">In the best-case scenario k = 1, whereas in the worst-case scenario k = N<text:span text:style-name="T95">2</text:span><text:span text:style-name="T190">.</text:span></text:p>
      <text:p text:style-name="P259"/>
      <text:p text:style-name="P259">However, the worst case scenario can be avoided in a few ways, such as selecting appropriate values for m_a, m_b and m_mod that optimally distribute the values into the buckets, and/or setting the highest possible value for m_mod, based on the space-complexity requirements, or implementing an extend-and-rehash functionality, triggered automatically when a chain reaches a predetermined depth. </text:p>
      <text:p text:style-name="P162"/>
      <text:p text:style-name="P164">In the best case scenario the time complexity is given by</text:p>
      <text:p text:style-name="P165"><text:span text:style-name="T339">T(N) = C</text:span><text:span text:style-name="T181">1</text:span><text:span text:style-name="T331">+C</text:span><text:span text:style-name="T181">2</text:span><text:span text:style-name="T331">+C</text:span><text:span text:style-name="T181">3</text:span><text:span text:style-name="T268">+C</text:span><text:span text:style-name="T185">4</text:span><text:span text:style-name="T268">+C</text:span><text:span text:style-name="T185">5</text:span><text:span text:style-name="T331"> = C</text:span><text:span text:style-name="T181">0</text:span><text:span text:style-name="T267"> </text:span><text:span text:style-name="T268">or, e</text:span>xpressing in Θ notation: T(N) = Θ(1)</text:p>
      <text:p text:style-name="P104">In the worst case scenario the time complexity is given by</text:p>
      <text:p text:style-name="P104"/>
      <text:p text:style-name="P161"><text:span text:style-name="T339">T(N) = C</text:span><text:span text:style-name="T128">1</text:span>+C<text:span text:style-name="T128">2</text:span>+<text:span text:style-name="T339">N</text:span><text:span text:style-name="T113">2</text:span>C<text:span text:style-name="T128">3</text:span><text:span text:style-name="T339">+N</text:span><text:span text:style-name="T113">2</text:span><text:span text:style-name="T339">C</text:span><text:span text:style-name="T185">4</text:span><text:span text:style-name="T339">+N</text:span><text:span text:style-name="T113">2</text:span><text:span text:style-name="T339">C</text:span><text:span text:style-name="T185">6</text:span><text:span text:style-name="T339">+C</text:span><text:span text:style-name="T185">7</text:span><text:span text:style-name="T339"> = C</text:span><text:span text:style-name="T185">8</text:span><text:span text:style-name="T339">+C</text:span><text:span text:style-name="T185">9</text:span><text:span text:style-name="T339">N</text:span><text:span text:style-name="T113">2</text:span></text:p>
      <text:p text:style-name="P166">The worst-case scenario happens when the searched element is not in the matrix, or when the element has been inserted exactly m_Size positions far from the one determined by its hash, due to collisions with other elements previously allocated.</text:p>
      <text:p text:style-name="P166">In the case of element not found:</text:p>
      <text:p text:style-name="P171"><text:span text:style-name="T329">T(N) = C</text:span><text:span text:style-name="T183">1</text:span><text:span text:style-name="T329">+C</text:span><text:span text:style-name="T183">2</text:span><text:span text:style-name="T329">+C</text:span><text:span text:style-name="T183">3</text:span><text:span text:style-name="T329">+C</text:span><text:span text:style-name="T183">4</text:span><text:span text:style-name="T329">+(N</text:span><text:span text:style-name="T109">2</text:span><text:span text:style-name="T329">+1)C</text:span><text:span text:style-name="T183">5</text:span><text:span text:style-name="T329">+N</text:span><text:span text:style-name="T109">2</text:span><text:span text:style-name="T329">C</text:span><text:span text:style-name="T183">6</text:span><text:span text:style-name="T329">+C</text:span><text:span text:style-name="T183">7</text:span><text:span text:style-name="T329">+C</text:span><text:span text:style-name="T183">8</text:span><text:span text:style-name="T329"> = C</text:span><text:span text:style-name="T183">11</text:span><text:span text:style-name="T329">+C</text:span><text:span text:style-name="T183">12</text:span><text:span text:style-name="T329">N</text:span><text:span text:style-name="T109">2</text:span></text:p>
      <text:p text:style-name="P166">In the case of element found m_Size positions far away:</text:p>
      <text:p text:style-name="P170"><text:span text:style-name="T328">T(N) = C</text:span><text:span text:style-name="T182">1</text:span><text:span text:style-name="T328">+C</text:span><text:span text:style-name="T182">2</text:span><text:span text:style-name="T328">+C</text:span><text:span text:style-name="T182">3</text:span><text:span text:style-name="T328">+C</text:span><text:span text:style-name="T182">4</text:span><text:span text:style-name="T328">+(N</text:span><text:span text:style-name="T108">2</text:span><text:span text:style-name="T328">+1)C</text:span><text:span text:style-name="T182">5</text:span><text:span text:style-name="T328">+N</text:span><text:span text:style-name="T108">2</text:span><text:span text:style-name="T328">C</text:span><text:span text:style-name="T182">6</text:span><text:span text:style-name="T328">+C</text:span><text:span text:style-name="T182">9</text:span><text:span text:style-name="T328">+C</text:span><text:span text:style-name="T182">10</text:span><text:span text:style-name="T328"> = C</text:span><text:span text:style-name="T182">13</text:span><text:span text:style-name="T328"> + C</text:span><text:span text:style-name="T184">12</text:span><text:span text:style-name="T328">N</text:span><text:span text:style-name="T108">2</text:span></text:p>
      <text:p text:style-name="P162">Expressing in Θ notation: T(N) = Θ(N<text:span text:style-name="T95">2</text:span>)</text:p>
      <text:p text:style-name="P312"/>
      <text:p text:style-name="P163"><text:span text:style-name="T190">However, considering that this worst case scenario is not really likely to happen, </text:span><text:span text:style-name="T269">especially in our case with our constraints that keep the matrix size within certain values. Moreover, we know how many items will be added and which values they will have,</text:span><text:span text:style-name="T190"> </text:span><text:span text:style-name="T269">so we can set the hashtable so to not have any collision at all. In the light of all </text:span><text:span text:style-name="T190">this, </text:span><text:span text:style-name="T269">this</text:span><text:span text:style-name="T190"> solutions turns out to be </text:span><text:span text:style-name="T269">way more performant</text:span><text:span text:style-name="T190"> than </text:span><text:span text:style-name="T262">Proposals 1-3.</text:span></text:p>
      <text:p text:style-name="P313"/>
      <text:h text:style-name="Heading_20_2" text:outline-level="2">Proposal 4</text:h>
      <text:p text:style-name="P314">** H is an instance of the Hashtable class describe above *</text:p>
      <text:p text:style-name="P262"><text:span text:style-name="T8">function </text:span><text:span text:style-name="T25">FIND_GOLDIE</text:span><text:span text:style-name="T18">(</text:span><text:span text:style-name="T17">H</text:span><text:span text:style-name="T18">, g)</text:span></text:p>
      <text:p text:style-name="P262"><text:span text:style-name="T18"><text:tab/></text:span><text:span text:style-name="T2">return</text:span><text:span text:style-name="T17"> H.find(g);</text:span></text:p>
      <text:p text:style-name="P262"><text:span text:style-name="T18">e</text:span><text:span text:style-name="T17">nd if</text:span></text:p>
      <text:h text:style-name="P225" text:outline-level="1">Tests</text:h>
      <text:h text:style-name="P230" text:outline-level="2">Proposal 2</text:h>
      <text:p text:style-name="P174">Test <text:span text:style-name="T334">to determine</text:span> which sorting algorithm works better among custom radix sort and std::sort <text:span text:style-name="T340">(algorithm provided by the C++ standard library)</text:span></text:p>
      <text:p text:style-name="P177">Worst-case scenario: Search for an element not in the matri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2">N</text:p>
          </table:table-cell>
          <table:table-cell table:style-name="Table1.A1" office:value-type="string">
            <text:p text:style-name="P193">Radix sort</text:p>
          </table:table-cell>
          <table:table-cell table:style-name="Table1.A1" office:value-type="string">
            <text:p text:style-name="P193">Std::sort</text:p>
          </table:table-cell>
          <table:table-cell table:style-name="Table1.D1" office:value-type="string">
            <text:p text:style-name="P220">Ratio Radix sort/std:sort</text:p>
          </table:table-cell>
        </table:table-row>
        <table:table-row>
          <table:table-cell table:style-name="Table1.A2" office:value-type="string">
            <text:p text:style-name="P199">1</text:p>
          </table:table-cell>
          <table:table-cell table:style-name="Table1.A2" office:value-type="string">
            <text:p text:style-name="P200">6<text:span text:style-name="T325">μ</text:span><text:span text:style-name="T333">s</text:span></text:p>
          </table:table-cell>
          <table:table-cell table:style-name="Table1.A2" office:value-type="string">
            <text:p text:style-name="P200">1.5<text:span text:style-name="T325">μ</text:span><text:span text:style-name="T333">s</text:span></text:p>
          </table:table-cell>
          <table:table-cell table:style-name="Table1.D2" office:value-type="string">
            <text:p text:style-name="P220">4</text:p>
          </table:table-cell>
        </table:table-row>
        <table:table-row>
          <table:table-cell table:style-name="Table1.A2" office:value-type="string">
            <text:p text:style-name="P192">10</text:p>
          </table:table-cell>
          <table:table-cell table:style-name="Table1.A2" office:value-type="string">
            <text:p text:style-name="P194"><text:span text:style-name="T332">55</text:span><text:span text:style-name="T325">μ</text:span><text:span text:style-name="T333">s</text:span></text:p>
          </table:table-cell>
          <table:table-cell table:style-name="Table1.A2" office:value-type="string">
            <text:p text:style-name="P195"><text:span text:style-name="T332">10</text:span><text:span text:style-name="T325">μ</text:span><text:span text:style-name="T333">s</text:span></text:p>
          </table:table-cell>
          <table:table-cell table:style-name="Table1.D2" office:value-type="string">
            <text:p text:style-name="P220">5.5</text:p>
          </table:table-cell>
        </table:table-row>
        <table:table-row>
          <table:table-cell table:style-name="Table1.A2" office:value-type="string">
            <text:p text:style-name="P192">100</text:p>
          </table:table-cell>
          <table:table-cell table:style-name="Table1.A2" office:value-type="string">
            <text:p text:style-name="P194"><text:span text:style-name="T332">3800</text:span><text:span text:style-name="T325">μ</text:span><text:span text:style-name="T333">s</text:span></text:p>
          </table:table-cell>
          <table:table-cell table:style-name="Table1.A2" office:value-type="string">
            <text:p text:style-name="P195"><text:span text:style-name="T332">1550</text:span><text:span text:style-name="T325">μ</text:span><text:span text:style-name="T333">s</text:span></text:p>
          </table:table-cell>
          <table:table-cell table:style-name="Table1.D2" office:value-type="string">
            <text:p text:style-name="P220">2.45</text:p>
          </table:table-cell>
        </table:table-row>
        <table:table-row>
          <table:table-cell table:style-name="Table1.A2" office:value-type="string">
            <text:p text:style-name="P192">1000</text:p>
          </table:table-cell>
          <table:table-cell table:style-name="Table1.A2" office:value-type="string">
            <text:p text:style-name="P219">260ms</text:p>
          </table:table-cell>
          <table:table-cell table:style-name="Table1.A2" office:value-type="string">
            <text:p text:style-name="P198">120ms</text:p>
          </table:table-cell>
          <table:table-cell table:style-name="Table1.D2" office:value-type="string">
            <text:p text:style-name="P220">2.16</text:p>
          </table:table-cell>
        </table:table-row>
        <table:table-row>
          <table:table-cell table:style-name="Table1.A2" office:value-type="string">
            <text:p text:style-name="P192">10000</text:p>
          </table:table-cell>
          <table:table-cell table:style-name="Table1.A2" office:value-type="string">
            <text:p text:style-name="P218">34632ms</text:p>
          </table:table-cell>
          <table:table-cell table:style-name="Table1.A2" office:value-type="string">
            <text:p text:style-name="P197">17772ms</text:p>
          </table:table-cell>
          <table:table-cell table:style-name="Table1.D2" office:value-type="string">
            <text:p text:style-name="P220">1.95</text:p>
          </table:table-cell>
        </table:table-row>
      </table:table>
      <text:p text:style-name="P172"/>
      <text:p text:style-name="P189">These results are a bit unexpected, as the std::sort is known to have a time-complexity of <text:span text:style-name="T341">Θ(nlogn), whereas Radix sort Θ(N).</text:span></text:p>
      <text:p text:style-name="P317">This difference might be due to the high optimization of the std::sort algorithm and perhaps to the effect of the lower order terms in the expression of the time complexity for the radix sort along with higher values for the constants.</text:p>
      <text:p text:style-name="P189">However, he ratio shows that increasing N, Radix sort performance improves respect to std::sort.</text:p>
      <text:p text:style-name="P175"><text:span text:style-name="T349">Considering this constraints, in a real world application I would go for the std::sort algorithm, but in this assignment, </text:span>I will opt for my custom Radix sort.</text:p>
      <text:h text:style-name="Heading_20_2" text:outline-level="2">Proposal 3</text:h>
      <text:p text:style-name="P173">Test <text:span text:style-name="T334">to determine</text:span> which sorting algorithm works better among custom radix sort and std::sort.</text:p>
      <text:p text:style-name="P177">Worst-case scenario: Search for an element not in the matri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1">N</text:p>
          </table:table-cell>
          <table:table-cell table:style-name="Table2.A1" office:value-type="string">
            <text:p text:style-name="P202">Radix sort</text:p>
          </table:table-cell>
          <table:table-cell table:style-name="Table2.A1" office:value-type="string">
            <text:p text:style-name="P202">Std::sort</text:p>
          </table:table-cell>
          <table:table-cell table:style-name="Table2.D1" office:value-type="string">
            <text:p text:style-name="P209">Ratio Radix sort/std:sort</text:p>
          </table:table-cell>
        </table:table-row>
        <table:table-row>
          <table:table-cell table:style-name="Table2.A2" office:value-type="string">
            <text:p text:style-name="P201">1</text:p>
          </table:table-cell>
          <table:table-cell table:style-name="Table2.A2" office:value-type="string">
            <text:p text:style-name="P202">5.5<text:span text:style-name="T325">μ</text:span><text:span text:style-name="T332">s</text:span></text:p>
          </table:table-cell>
          <table:table-cell table:style-name="Table2.A2" office:value-type="string">
            <text:p text:style-name="P204">1<text:span text:style-name="T325">μ</text:span><text:span text:style-name="T332">s</text:span></text:p>
          </table:table-cell>
          <table:table-cell table:style-name="Table2.D2" office:value-type="string">
            <text:p text:style-name="P210">5.5</text:p>
          </table:table-cell>
        </table:table-row>
        <table:table-row>
          <table:table-cell table:style-name="Table2.A2" office:value-type="string">
            <text:p text:style-name="P201">10</text:p>
          </table:table-cell>
          <table:table-cell table:style-name="Table2.A2" office:value-type="string">
            <text:p text:style-name="P202">29<text:span text:style-name="T325">μ</text:span><text:span text:style-name="T332">s</text:span></text:p>
          </table:table-cell>
          <table:table-cell table:style-name="Table2.A2" office:value-type="string">
            <text:p text:style-name="P204">20<text:span text:style-name="T325">μ</text:span><text:span text:style-name="T332">s</text:span></text:p>
          </table:table-cell>
          <table:table-cell table:style-name="Table2.D2" office:value-type="string">
            <text:p text:style-name="P210">1.45</text:p>
          </table:table-cell>
        </table:table-row>
        <table:table-row>
          <table:table-cell table:style-name="Table2.A2" office:value-type="string">
            <text:p text:style-name="P201">100</text:p>
          </table:table-cell>
          <table:table-cell table:style-name="Table2.A2" office:value-type="string">
            <text:p text:style-name="P203">3214<text:span text:style-name="T325">μ</text:span><text:span text:style-name="T332">s</text:span></text:p>
          </table:table-cell>
          <table:table-cell table:style-name="Table2.A2" office:value-type="string">
            <text:p text:style-name="P204">3012<text:span text:style-name="T325">μ</text:span><text:span text:style-name="T332">s</text:span></text:p>
          </table:table-cell>
          <table:table-cell table:style-name="Table2.D2" office:value-type="string">
            <text:p text:style-name="P210">1.07</text:p>
          </table:table-cell>
        </table:table-row>
        <table:table-row>
          <table:table-cell table:style-name="Table2.A2" office:value-type="string">
            <text:p text:style-name="P201">1000</text:p>
          </table:table-cell>
          <table:table-cell table:style-name="Table2.A2" office:value-type="string">
            <text:p text:style-name="P203">277ms</text:p>
          </table:table-cell>
          <table:table-cell table:style-name="Table2.A2" office:value-type="string">
            <text:p text:style-name="P204">261ms</text:p>
          </table:table-cell>
          <table:table-cell table:style-name="Table2.D2" office:value-type="string">
            <text:p text:style-name="P210">1.06</text:p>
          </table:table-cell>
        </table:table-row>
        <table:table-row>
          <table:table-cell table:style-name="Table2.A2" office:value-type="string">
            <text:p text:style-name="P201">10000</text:p>
          </table:table-cell>
          <table:table-cell table:style-name="Table2.A2" office:value-type="string">
            <text:p text:style-name="P203">40430ms</text:p>
          </table:table-cell>
          <table:table-cell table:style-name="Table2.A2" office:value-type="string">
            <text:p text:style-name="P204">38805ms</text:p>
          </table:table-cell>
          <table:table-cell table:style-name="Table2.D2" office:value-type="string">
            <text:p text:style-name="P210">1.04</text:p>
          </table:table-cell>
        </table:table-row>
      </table:table>
      <text:p text:style-name="P176"><text:soft-page-break/></text:p>
      <text:p text:style-name="P178">These results show approximately the same behaviour in the time growth functions.</text:p>
      <text:p text:style-name="P178"/>
      <text:h text:style-name="P233" text:outline-level="2">Proposal 4</text:h>
      <text:p text:style-name="P179">Test to determine the effect of the size of the buckets collection on the search time.</text:p>
      <text:p text:style-name="P179">Worst case scenario: last element in the linked-list</text:p>
      <table:table table:name="Table4" table:style-name="Table4">
        <table:table-column table:style-name="Table4.A" table:number-columns-repeated="3"/>
        <table:table-column table:style-name="Table4.D"/>
        <table:table-row>
          <table:table-cell table:style-name="Table4.A1" office:value-type="string">
            <text:p text:style-name="P201">N</text:p>
          </table:table-cell>
          <table:table-cell table:style-name="Table4.A1" office:value-type="string">
            <text:p text:style-name="P205">Bucket size: N</text:p>
          </table:table-cell>
          <table:table-cell table:style-name="Table4.A1" office:value-type="string">
            <text:p text:style-name="P205">Bucket size: <text:span text:style-name="T326">⌈</text:span>N<text:span text:style-name="T95">2</text:span>/2<text:span text:style-name="T326">⌉</text:span></text:p>
          </table:table-cell>
          <table:table-cell table:style-name="Table4.D1" office:value-type="string">
            <text:p text:style-name="P205">Bucket size: N<text:span text:style-name="T95">2</text:span></text:p>
          </table:table-cell>
        </table:table-row>
        <table:table-row>
          <table:table-cell table:style-name="Table4.A2" office:value-type="string">
            <text:p text:style-name="P201">1</text:p>
          </table:table-cell>
          <table:table-cell table:style-name="Table4.A2" office:value-type="string">
            <text:p text:style-name="P205">2206ns</text:p>
          </table:table-cell>
          <table:table-cell table:style-name="Table4.A2" office:value-type="string">
            <text:p text:style-name="P205">2206ns</text:p>
          </table:table-cell>
          <table:table-cell table:style-name="Table4.D2" office:value-type="string">
            <text:p text:style-name="P196"><text:span text:style-name="T316">1</text:span><text:span text:style-name="T315">739</text:span><text:span text:style-name="T316">ns</text:span></text:p>
          </table:table-cell>
        </table:table-row>
        <table:table-row>
          <table:table-cell table:style-name="Table4.A2" office:value-type="string">
            <text:p text:style-name="P201">10</text:p>
          </table:table-cell>
          <table:table-cell table:style-name="Table4.A2" office:value-type="string">
            <text:p text:style-name="P206">2796ns</text:p>
          </table:table-cell>
          <table:table-cell table:style-name="Table4.A2" office:value-type="string">
            <text:p text:style-name="P207">1825ns</text:p>
          </table:table-cell>
          <table:table-cell table:style-name="Table4.D2" office:value-type="string">
            <text:p text:style-name="P207">1287ns</text:p>
          </table:table-cell>
        </table:table-row>
        <table:table-row>
          <table:table-cell table:style-name="Table4.A2" office:value-type="string">
            <text:p text:style-name="P201">100</text:p>
          </table:table-cell>
          <table:table-cell table:style-name="Table4.A2" office:value-type="string">
            <text:p text:style-name="P206">9272ns</text:p>
          </table:table-cell>
          <table:table-cell table:style-name="Table4.A2" office:value-type="string">
            <text:p text:style-name="P207">1990ns</text:p>
          </table:table-cell>
          <table:table-cell table:style-name="Table4.D2" office:value-type="string">
            <text:p text:style-name="P207">1842ns</text:p>
          </table:table-cell>
        </table:table-row>
        <table:table-row>
          <table:table-cell table:style-name="Table4.A2" office:value-type="string">
            <text:p text:style-name="P201">1000</text:p>
          </table:table-cell>
          <table:table-cell table:style-name="Table4.A2" office:value-type="string">
            <text:p text:style-name="P206">279<text:span text:style-name="T325">μ</text:span><text:span text:style-name="T332">s</text:span></text:p>
          </table:table-cell>
          <table:table-cell table:style-name="Table4.A2" office:value-type="string">
            <text:p text:style-name="P207">2002ns</text:p>
          </table:table-cell>
          <table:table-cell table:style-name="Table4.D2" office:value-type="string">
            <text:p text:style-name="P208">1563ns</text:p>
          </table:table-cell>
        </table:table-row>
        <table:table-row>
          <table:table-cell table:style-name="Table4.A2" office:value-type="string">
            <text:p text:style-name="P201">10000</text:p>
          </table:table-cell>
          <table:table-cell table:style-name="Table4.A2" office:value-type="string">
            <text:p text:style-name="P206">2717<text:span text:style-name="T325">μ</text:span><text:span text:style-name="T332">s</text:span></text:p>
          </table:table-cell>
          <table:table-cell table:style-name="Table4.A2" office:value-type="string">
            <text:p text:style-name="P207">2292ns</text:p>
          </table:table-cell>
          <table:table-cell table:style-name="Table4.D2" office:value-type="string">
            <text:p text:style-name="P208">1681ns</text:p>
          </table:table-cell>
        </table:table-row>
      </table:table>
      <text:p text:style-name="P179"/>
      <text:p text:style-name="P180">These results show the time to retrieve the last element in the linked-list attached to a bucket.</text:p>
      <text:p text:style-name="P190">It is clearly visible the improvement in performance respect to the previous figures.</text:p>
      <text:p text:style-name="P180">Sizing the hashtable with N buckets, each bucket will contain N elements. The search will locate the bucket almost instantly but then it has to browse all the N elements of the linked list in order to find the element we are after.</text:p>
      <text:p text:style-name="P180">Basically, all the search time is spent navigating the linked list. This gives a time-complexity of</text:p>
      <text:p text:style-name="Text_20_body">T(N) = <text:s/>Θ(N)</text:p>
      <text:p text:style-name="P181">Even better results, are achieved setting the number of buckets equal to N<text:span text:style-name="T95">2</text:span><text:span text:style-name="T190">.</text:span></text:p>
      <text:p text:style-name="P158">In this case each bucket will contain only one element and the access time will be almost instantaneously, with a time-complexity</text:p>
      <text:p text:style-name="P158">T(N) =Θ(1)</text:p>
      <text:p text:style-name="P182"><text:span text:style-name="T263">This last scenario with N</text:span><text:span text:style-name="T110">2</text:span><text:span text:style-name="T263"> buckets requires more memory, needed to allocate a higher number of buckets, but the search time in response is more than 1600 times faster than the case with N buckets. </text:span><text:span text:style-name="T264">With a 10000x10000 matrix, 8 bytes</text:span><text:span text:style-name="T263"> times 100</text:span><text:span text:style-name="T264">00</text:span><text:span text:style-name="T111">2</text:span><text:span text:style-name="T263"> buckets, is a total of </text:span><text:span text:style-name="T264">800M</text:span><text:span text:style-name="T263">B of memory, </text:span><text:span text:style-name="T264">compared to 80KB in the case of N buckets.</text:span></text:p>
      <text:p text:style-name="P183"><text:span text:style-name="T264">I</text:span><text:span text:style-name="T190">f memory is not an issue, increasing the number of buckets give</text:span><text:span text:style-name="T270">s</text:span><text:span text:style-name="T190"> a huge benefit in response time. Otherwise, </text:span><text:span text:style-name="T270">even opting for a lower number of buckets,</text:span><text:span text:style-name="T190"> this solution has nonetheless much better time than the 3 proposal analised above.</text:span></text:p>
      <text:h text:style-name="P231" text:outline-level="2">Comparison <text:span text:style-name="T294">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1">N</text:p>
          </table:table-cell>
          <table:table-cell table:style-name="Table3.A1" office:value-type="string">
            <text:p text:style-name="P212">Proposal 1</text:p>
          </table:table-cell>
          <table:table-cell table:style-name="Table3.A1" office:value-type="string">
            <text:p text:style-name="P212">Proposal 2</text:p>
          </table:table-cell>
          <table:table-cell table:style-name="Table3.A1" office:value-type="string">
            <text:p text:style-name="P212">Proposal 3</text:p>
          </table:table-cell>
          <table:table-cell table:style-name="Table3.A1" office:value-type="string">
            <text:p text:style-name="P213">Proposal 4</text:p>
            <text:p text:style-name="P286">(N buckets)</text:p>
          </table:table-cell>
          <table:table-cell table:style-name="Table3.F1" office:value-type="string">
            <text:p text:style-name="P212">Proposal 4 <text:span text:style-name="T350">(N</text:span><text:span text:style-name="T114">2 </text:span><text:span text:style-name="T270">buckets)</text:span></text:p>
          </table:table-cell>
        </table:table-row>
        <table:table-row>
          <table:table-cell table:style-name="Table3.A2" office:value-type="string">
            <text:p text:style-name="P211">1</text:p>
          </table:table-cell>
          <table:table-cell table:style-name="Table3.A2" office:value-type="string">
            <text:p text:style-name="P214">677ns</text:p>
          </table:table-cell>
          <table:table-cell table:style-name="Table3.A2" office:value-type="string">
            <text:p text:style-name="P215">6869ns</text:p>
          </table:table-cell>
          <table:table-cell table:style-name="Table3.A2" office:value-type="string">
            <text:p text:style-name="P216">8180ns</text:p>
          </table:table-cell>
          <table:table-cell table:style-name="Table3.A2" office:value-type="string">
            <text:p text:style-name="P205">2206ns</text:p>
          </table:table-cell>
          <table:table-cell table:style-name="Table3.F2" office:value-type="string">
            <text:p text:style-name="P196"><text:span text:style-name="T316">1</text:span><text:span text:style-name="T315">739</text:span><text:span text:style-name="T316">ns</text:span></text:p>
          </table:table-cell>
        </table:table-row>
        <table:table-row>
          <table:table-cell table:style-name="Table3.A2" office:value-type="string">
            <text:p text:style-name="P211">10</text:p>
          </table:table-cell>
          <table:table-cell table:style-name="Table3.A2" office:value-type="string">
            <text:p text:style-name="P214">1459ns</text:p>
          </table:table-cell>
          <table:table-cell table:style-name="Table3.A2" office:value-type="string">
            <text:p text:style-name="P215">46184ns</text:p>
          </table:table-cell>
          <table:table-cell table:style-name="Table3.A2" office:value-type="string">
            <text:p text:style-name="P216">32774ns</text:p>
          </table:table-cell>
          <table:table-cell table:style-name="Table3.A2" office:value-type="string">
            <text:p text:style-name="P206">2796ns</text:p>
          </table:table-cell>
          <table:table-cell table:style-name="Table3.F2" office:value-type="string">
            <text:p text:style-name="P207">1287ns</text:p>
          </table:table-cell>
        </table:table-row>
        <table:table-row>
          <table:table-cell table:style-name="Table3.A2" office:value-type="string">
            <text:p text:style-name="P211">100</text:p>
          </table:table-cell>
          <table:table-cell table:style-name="Table3.A2" office:value-type="string">
            <text:p text:style-name="P214">56.4<text:span text:style-name="T321">μ</text:span><text:span text:style-name="T314">s</text:span></text:p>
          </table:table-cell>
          <table:table-cell table:style-name="Table3.A2" office:value-type="string">
            <text:p text:style-name="P215">2810<text:span text:style-name="T321">μ</text:span><text:span text:style-name="T314">s</text:span></text:p>
          </table:table-cell>
          <table:table-cell table:style-name="Table3.A2" office:value-type="string">
            <text:p text:style-name="P216">3097<text:span text:style-name="T321">μ</text:span><text:span text:style-name="T314">s</text:span></text:p>
          </table:table-cell>
          <table:table-cell table:style-name="Table3.A2" office:value-type="string">
            <text:p text:style-name="P206">9272ns</text:p>
          </table:table-cell>
          <table:table-cell table:style-name="Table3.F2" office:value-type="string">
            <text:p text:style-name="P207">1842ns</text:p>
          </table:table-cell>
        </table:table-row>
        <table:table-row>
          <table:table-cell table:style-name="Table3.A2" office:value-type="string">
            <text:p text:style-name="P211">1000</text:p>
          </table:table-cell>
          <table:table-cell table:style-name="Table3.A2" office:value-type="string">
            <text:p text:style-name="P214">4549<text:span text:style-name="T321">μ</text:span><text:span text:style-name="T314">s</text:span></text:p>
          </table:table-cell>
          <table:table-cell table:style-name="Table3.A2" office:value-type="string">
            <text:p text:style-name="P216">270567<text:span text:style-name="T321">μ</text:span><text:span text:style-name="T314">s</text:span></text:p>
          </table:table-cell>
          <table:table-cell table:style-name="Table3.A2" office:value-type="string">
            <text:p text:style-name="P216">278633<text:span text:style-name="T321">μ</text:span><text:span text:style-name="T314">s</text:span></text:p>
          </table:table-cell>
          <table:table-cell table:style-name="Table3.A2" office:value-type="string">
            <text:p text:style-name="P206">279<text:span text:style-name="T325">μ</text:span><text:span text:style-name="T332">s</text:span></text:p>
          </table:table-cell>
          <table:table-cell table:style-name="Table3.F2" office:value-type="string">
            <text:p text:style-name="P208">1563ns</text:p>
          </table:table-cell>
        </table:table-row>
        <table:table-row>
          <table:table-cell table:style-name="Table3.A2" office:value-type="string">
            <text:p text:style-name="P211">10000</text:p>
          </table:table-cell>
          <table:table-cell table:style-name="Table3.A2" office:value-type="string">
            <text:p text:style-name="P214">282.6ms</text:p>
          </table:table-cell>
          <table:table-cell table:style-name="Table3.A2" office:value-type="string">
            <text:p text:style-name="P216">35384ms</text:p>
          </table:table-cell>
          <table:table-cell table:style-name="Table3.A2" office:value-type="string">
            <text:p text:style-name="P217">38811ms</text:p>
          </table:table-cell>
          <table:table-cell table:style-name="Table3.A2" office:value-type="string">
            <text:p text:style-name="P206">2717<text:span text:style-name="T325">μ</text:span><text:span text:style-name="T332">s</text:span></text:p>
          </table:table-cell>
          <table:table-cell table:style-name="Table3.F2" office:value-type="string">
            <text:p text:style-name="P208">1681ns</text:p>
          </table:table-cell>
        </table:table-row>
      </table:table>
      <text:p text:style-name="P178"/>
      <text:p text:style-name="P339">Proposal 2</text:p>
      <table:table table:name="Table8" table:style-name="Table8">
        <table:table-column table:style-name="Table8.A"/>
        <table:table-column table:style-name="Table8.B"/>
        <table:table-column table:style-name="Table8.A"/>
        <table:table-column table:style-name="Table8.B"/>
        <table:table-column table:style-name="Table8.A"/>
        <table:table-row>
          <table:table-cell table:style-name="Table8.A1" office:value-type="string">
            <text:p text:style-name="P303">N</text:p>
          </table:table-cell>
          <table:table-cell table:style-name="Table8.A1" office:value-type="string">
            <text:p text:style-name="P304">Radix</text:p>
          </table:table-cell>
          <table:table-cell table:style-name="Table8.A1" office:value-type="string">
            <text:p text:style-name="P304">Merge</text:p>
          </table:table-cell>
          <table:table-cell table:style-name="Table8.A1" office:value-type="string">
            <text:p text:style-name="P304">Quick</text:p>
          </table:table-cell>
          <table:table-cell table:style-name="Table8.E1" office:value-type="string">
            <text:p text:style-name="P304">Std::sort</text:p>
          </table:table-cell>
        </table:table-row>
        <table:table-row>
          <table:table-cell table:style-name="Table8.A2" office:value-type="string">
            <text:p text:style-name="P303">1</text:p>
          </table:table-cell>
          <table:table-cell table:style-name="Table8.A2" office:value-type="string">
            <text:p text:style-name="P309">6462ns</text:p>
          </table:table-cell>
          <table:table-cell table:style-name="Table8.A2" office:value-type="string">
            <text:p text:style-name="P309">1593ns</text:p>
          </table:table-cell>
          <table:table-cell table:style-name="Table8.A2" office:value-type="string">
            <text:p text:style-name="P309">1353ns</text:p>
          </table:table-cell>
          <table:table-cell table:style-name="Table8.E2" office:value-type="string">
            <text:p text:style-name="P309">1593ns</text:p>
          </table:table-cell>
        </table:table-row>
        <table:table-row>
          <table:table-cell table:style-name="Table8.A2" office:value-type="string">
            <text:p text:style-name="P303">10</text:p>
          </table:table-cell>
          <table:table-cell table:style-name="Table8.A2" office:value-type="string">
            <text:p text:style-name="P309"><text:span text:style-name="T314">5</text:span><text:span text:style-name="T313">1</text:span><text:span text:style-name="T321">μ</text:span><text:span text:style-name="T314">s</text:span></text:p>
          </table:table-cell>
          <table:table-cell table:style-name="Table8.A2" office:value-type="string">
            <text:p text:style-name="P309"><text:span text:style-name="T314">1</text:span><text:span text:style-name="T313">33</text:span><text:span text:style-name="T321">μ</text:span><text:span text:style-name="T314">s</text:span></text:p>
          </table:table-cell>
          <table:table-cell table:style-name="Table8.A2" office:value-type="string">
            <text:p text:style-name="P309"><text:span text:style-name="T314">2</text:span><text:span text:style-name="T313">7</text:span><text:span text:style-name="T321">μ</text:span><text:span text:style-name="T314">s</text:span></text:p>
          </table:table-cell>
          <table:table-cell table:style-name="Table8.E2" office:value-type="string">
            <text:p text:style-name="P309"><text:span text:style-name="T314">1</text:span><text:span text:style-name="T313">7</text:span><text:span text:style-name="T321">μ</text:span><text:span text:style-name="T314">s</text:span></text:p>
          </table:table-cell>
        </table:table-row>
        <table:table-row>
          <table:table-cell table:style-name="Table8.A2" office:value-type="string">
            <text:p text:style-name="P303">100</text:p>
          </table:table-cell>
          <table:table-cell table:style-name="Table8.A2" office:value-type="string">
            <text:p text:style-name="P309"><text:span text:style-name="T314">3</text:span><text:span text:style-name="T313">747</text:span><text:span text:style-name="T321">μ</text:span><text:span text:style-name="T314">s</text:span></text:p>
          </table:table-cell>
          <table:table-cell table:style-name="Table8.A2" office:value-type="string">
            <text:p text:style-name="P309"><text:span text:style-name="T314">1</text:span><text:span text:style-name="T313">6ms</text:span></text:p>
          </table:table-cell>
          <table:table-cell table:style-name="Table8.A2" office:value-type="string">
            <text:p text:style-name="P309"><text:span text:style-name="T314">4</text:span><text:span text:style-name="T313">482</text:span><text:span text:style-name="T321">μ</text:span><text:span text:style-name="T314">s</text:span></text:p>
          </table:table-cell>
          <table:table-cell table:style-name="Table8.E2" office:value-type="string">
            <text:p text:style-name="P309"><text:span text:style-name="T314">2</text:span><text:span text:style-name="T313">525</text:span><text:span text:style-name="T321">μ</text:span><text:span text:style-name="T314">s</text:span></text:p>
          </table:table-cell>
        </table:table-row>
        <table:table-row>
          <table:table-cell table:style-name="Table8.A2" office:value-type="string">
            <text:p text:style-name="P303">1000</text:p>
          </table:table-cell>
          <table:table-cell table:style-name="Table8.A2" office:value-type="string">
            <text:p text:style-name="P309">260ms</text:p>
          </table:table-cell>
          <table:table-cell table:style-name="Table8.A2" office:value-type="string">
            <text:p text:style-name="P309">950ms</text:p>
          </table:table-cell>
          <table:table-cell table:style-name="Table8.A2" office:value-type="string">
            <text:p text:style-name="P309">373ms</text:p>
          </table:table-cell>
          <table:table-cell table:style-name="Table8.E2" office:value-type="string">
            <text:p text:style-name="P309">190ms</text:p>
          </table:table-cell>
        </table:table-row>
        <table:table-row>
          <table:table-cell table:style-name="Table8.A2" office:value-type="string">
            <text:p text:style-name="P303">10000</text:p>
          </table:table-cell>
          <table:table-cell table:style-name="Table8.A2" office:value-type="string">
            <text:p text:style-name="P310">34.3s</text:p>
          </table:table-cell>
          <table:table-cell table:style-name="Table8.A2" office:value-type="string">
            <text:p text:style-name="P310">113s</text:p>
          </table:table-cell>
          <table:table-cell table:style-name="Table8.A2" office:value-type="string">
            <text:p text:style-name="P310">50.2</text:p>
          </table:table-cell>
          <table:table-cell table:style-name="Table8.E2" office:value-type="string">
            <text:p text:style-name="P310">24.7</text:p>
          </table:table-cell>
        </table:table-row>
      </table:table>
      <text:p text:style-name="P337"/>
      <text:p text:style-name="P340">Proposal <text:span text:style-name="T367">3</text:span></text:p>
      <table:table table:name="Table9" table:style-name="Table9">
        <table:table-column table:style-name="Table9.A"/>
        <table:table-column table:style-name="Table9.B"/>
        <table:table-column table:style-name="Table9.A"/>
        <table:table-column table:style-name="Table9.B"/>
        <table:table-column table:style-name="Table9.A"/>
        <table:table-row>
          <table:table-cell table:style-name="Table9.A1" office:value-type="string">
            <text:p text:style-name="P306">N</text:p>
          </table:table-cell>
          <table:table-cell table:style-name="Table9.A1" office:value-type="string">
            <text:p text:style-name="P305">Radix</text:p>
          </table:table-cell>
          <table:table-cell table:style-name="Table9.A1" office:value-type="string">
            <text:p text:style-name="P305">Merge</text:p>
          </table:table-cell>
          <table:table-cell table:style-name="Table9.A1" office:value-type="string">
            <text:p text:style-name="P305">Quick</text:p>
          </table:table-cell>
          <table:table-cell table:style-name="Table9.E1" office:value-type="string">
            <text:p text:style-name="P305">Std::sort</text:p>
          </table:table-cell>
        </table:table-row>
        <table:table-row>
          <table:table-cell table:style-name="Table9.A2" office:value-type="string">
            <text:p text:style-name="P306">1</text:p>
          </table:table-cell>
          <table:table-cell table:style-name="Table9.A2" office:value-type="string">
            <text:p text:style-name="P293"><text:span text:style-name="T367">6300ns</text:span></text:p>
          </table:table-cell>
          <table:table-cell table:style-name="Table9.A2" office:value-type="string">
            <text:p text:style-name="P293"><text:span text:style-name="T367">1300ns</text:span></text:p>
          </table:table-cell>
          <table:table-cell table:style-name="Table9.A2" office:value-type="string">
            <text:p text:style-name="P293"><text:span text:style-name="T367">1700ns</text:span></text:p>
          </table:table-cell>
          <table:table-cell table:style-name="Table9.E2" office:value-type="string">
            <text:p text:style-name="P294"><text:span text:style-name="T368">1600ns</text:span></text:p>
          </table:table-cell>
        </table:table-row>
        <table:table-row>
          <table:table-cell table:style-name="Table9.A2" office:value-type="string">
            <text:p text:style-name="P306">10</text:p>
          </table:table-cell>
          <table:table-cell table:style-name="Table9.A2" office:value-type="string">
            <text:p text:style-name="P307"><text:span text:style-name="T314">2</text:span><text:span text:style-name="T313">7</text:span><text:span text:style-name="T321">μ</text:span><text:span text:style-name="T314">s</text:span></text:p>
          </table:table-cell>
          <table:table-cell table:style-name="Table9.A2" office:value-type="string">
            <text:p text:style-name="P307"><text:span text:style-name="T314">1</text:span><text:span text:style-name="T313">85</text:span><text:span text:style-name="T321">μ</text:span><text:span text:style-name="T314">s</text:span></text:p>
          </table:table-cell>
          <table:table-cell table:style-name="Table9.A2" office:value-type="string">
            <text:p text:style-name="P307"><text:span text:style-name="T314">4</text:span><text:span text:style-name="T313">6</text:span><text:span text:style-name="T321">μ</text:span><text:span text:style-name="T314">s</text:span></text:p>
          </table:table-cell>
          <table:table-cell table:style-name="Table9.E2" office:value-type="string">
            <text:p text:style-name="P307"><text:span text:style-name="T314">2</text:span><text:span text:style-name="T313">7</text:span><text:span text:style-name="T321">μ</text:span><text:span text:style-name="T314">s</text:span></text:p>
          </table:table-cell>
        </table:table-row>
        <table:table-row>
          <table:table-cell table:style-name="Table9.A2" office:value-type="string">
            <text:p text:style-name="P306">100</text:p>
          </table:table-cell>
          <table:table-cell table:style-name="Table9.A2" office:value-type="string">
            <text:p text:style-name="P307"><text:span text:style-name="T314">3.</text:span><text:span text:style-name="T313">3ms</text:span></text:p>
          </table:table-cell>
          <table:table-cell table:style-name="Table9.A2" office:value-type="string">
            <text:p text:style-name="P307"><text:span text:style-name="T314">2</text:span><text:span text:style-name="T313">1.2ms</text:span></text:p>
          </table:table-cell>
          <table:table-cell table:style-name="Table9.A2" office:value-type="string">
            <text:p text:style-name="P285">8.9ms</text:p>
          </table:table-cell>
          <table:table-cell table:style-name="Table9.E2" office:value-type="string">
            <text:p text:style-name="P307"><text:span text:style-name="T314">4.</text:span><text:span text:style-name="T313">6ms</text:span></text:p>
          </table:table-cell>
        </table:table-row>
        <table:table-row>
          <table:table-cell table:style-name="Table9.A2" office:value-type="string">
            <text:p text:style-name="P306">1000</text:p>
          </table:table-cell>
          <table:table-cell table:style-name="Table9.A2" office:value-type="string">
            <text:p text:style-name="P307">280ms</text:p>
          </table:table-cell>
          <table:table-cell table:style-name="Table9.A2" office:value-type="string">
            <text:p text:style-name="P307">1380ms</text:p>
          </table:table-cell>
          <table:table-cell table:style-name="Table9.A2" office:value-type="string">
            <text:p text:style-name="P307">790ms</text:p>
          </table:table-cell>
          <table:table-cell table:style-name="Table9.E2" office:value-type="string">
            <text:p text:style-name="P307">366ms</text:p>
          </table:table-cell>
        </table:table-row>
        <table:table-row>
          <table:table-cell table:style-name="Table9.A2" office:value-type="string">
            <text:p text:style-name="P306">10000</text:p>
          </table:table-cell>
          <table:table-cell table:style-name="Table9.A2" office:value-type="string">
            <text:p text:style-name="P307">39.7s</text:p>
          </table:table-cell>
          <table:table-cell table:style-name="Table9.A2" office:value-type="string">
            <text:p text:style-name="P308">170s</text:p>
          </table:table-cell>
          <table:table-cell table:style-name="Table9.A2" office:value-type="string">
            <text:p text:style-name="P308">102s</text:p>
          </table:table-cell>
          <table:table-cell table:style-name="Table9.E2" office:value-type="string">
            <text:p text:style-name="P308">48.6s</text:p>
          </table:table-cell>
        </table:table-row>
      </table:table>
      <text:p text:style-name="P3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4T12:45:38.149185274</dc:date>
    <meta:editing-duration>PT6H19M44S</meta:editing-duration>
    <meta:editing-cycles>45</meta:editing-cycles>
    <meta:generator>LibreOffice/6.3.6.2$Linux_X86_64 LibreOffice_project/30$Build-2</meta:generator>
    <meta:document-statistic meta:table-count="9" meta:image-count="0" meta:object-count="16" meta:page-count="27" meta:paragraph-count="782" meta:word-count="5938" meta:character-count="33069" meta:non-whitespace-character-count="27114"/>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i>Θ</mi>
      <mrow>
        <mo fence="true" stretchy="false">(</mo>
        <mrow>
          <mrow>
            <mi mathvariant="italic">Mlg</mi>
            <msqrt>
              <mi>M</mi>
            </msqrt>
          </mrow>
        </mrow>
        <mo fence="true" stretchy="false">)</mo>
      </mrow>
    </mrow>
    <annotation encoding="StarMath 5.0">Θ(Mlg sqrt{M}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7/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